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7a1c10" officeooo:paragraph-rsid="007a1c10" style:font-size-asian="15.75pt" style:font-size-complex="18pt"/>
    </style:style>
    <style:style style:name="P2"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677b9e" officeooo:paragraph-rsid="00677b9e" style:font-size-asian="15.75pt" style:font-size-complex="18pt"/>
    </style:style>
    <style:style style:name="P3"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681e31" officeooo:paragraph-rsid="00681e31" style:font-size-asian="15.75pt" style:font-size-complex="18pt"/>
    </style:style>
    <style:style style:name="P4"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69b86e" officeooo:paragraph-rsid="0069b86e" style:font-size-asian="15.75pt" style:font-size-complex="18pt"/>
    </style:style>
    <style:style style:name="P5"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69d877" officeooo:paragraph-rsid="0069d877" style:font-size-asian="15.75pt" style:font-size-complex="18pt"/>
    </style:style>
    <style:style style:name="P6"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6b09e9" officeooo:paragraph-rsid="006b09e9" style:font-size-asian="15.75pt" style:font-size-complex="18pt"/>
    </style:style>
    <style:style style:name="P7"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6cd244" officeooo:paragraph-rsid="006cd244" style:font-size-asian="15.75pt" style:font-size-complex="18pt"/>
    </style:style>
    <style:style style:name="P8"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6e81ac" officeooo:paragraph-rsid="006e81ac" style:font-size-asian="15.75pt" style:font-size-complex="18pt"/>
    </style:style>
    <style:style style:name="P9"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728d05" officeooo:paragraph-rsid="00728d05" style:font-size-asian="15.75pt" style:font-size-complex="18pt"/>
    </style:style>
    <style:style style:name="P10"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746e01" officeooo:paragraph-rsid="00746e01" style:font-size-asian="15.75pt" style:font-size-complex="18pt"/>
    </style:style>
    <style:style style:name="P11"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764fd9" officeooo:paragraph-rsid="00764fd9" style:font-size-asian="15.75pt" style:font-size-complex="18pt"/>
    </style:style>
    <style:style style:name="P12"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798135" officeooo:paragraph-rsid="00798135" style:font-size-asian="15.75pt" style:font-size-complex="18pt"/>
    </style:style>
    <style:style style:name="P13"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7b2c88" officeooo:paragraph-rsid="007b2c88" style:font-size-asian="15.75pt" style:font-size-complex="18pt"/>
    </style:style>
    <style:style style:name="P14"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7c60b4" officeooo:paragraph-rsid="007d9891" style:font-size-asian="15.75pt" style:font-size-complex="18pt"/>
    </style:style>
    <style:style style:name="P15"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80bccd" officeooo:paragraph-rsid="0080bccd" style:font-size-asian="15.75pt" style:font-size-complex="18pt"/>
    </style:style>
    <style:style style:name="P16"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8261f4" officeooo:paragraph-rsid="008261f4" style:font-size-asian="15.75pt" style:font-size-complex="18pt"/>
    </style:style>
    <style:style style:name="P17"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8417ed" officeooo:paragraph-rsid="008417ed" style:font-size-asian="15.75pt" style:font-size-complex="18pt"/>
    </style:style>
    <style:style style:name="P18"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854f7f" officeooo:paragraph-rsid="00854f7f" style:font-size-asian="15.75pt" style:font-size-complex="18pt"/>
    </style:style>
    <style:style style:name="P19"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86a850" officeooo:paragraph-rsid="0086a850" style:font-size-asian="15.75pt" style:font-size-complex="18pt"/>
    </style:style>
    <style:style style:name="P20"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87dab6" officeooo:paragraph-rsid="0087dab6" style:font-size-asian="15.75pt" style:font-size-complex="18pt"/>
    </style:style>
    <style:style style:name="P21"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8abf3f" officeooo:paragraph-rsid="008abf3f" style:font-size-asian="15.75pt" style:font-size-complex="18pt"/>
    </style:style>
    <style:style style:name="P22"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8c5698" officeooo:paragraph-rsid="008c5698" style:font-size-asian="15.75pt" style:font-size-complex="18pt"/>
    </style:style>
    <style:style style:name="P23"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8e125d" officeooo:paragraph-rsid="00903a13" style:font-size-asian="15.75pt" style:font-size-complex="18pt"/>
    </style:style>
    <style:style style:name="P24"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903a13" officeooo:paragraph-rsid="00903a13" style:font-size-asian="15.75pt" style:font-size-complex="18pt"/>
    </style:style>
    <style:style style:name="P25"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907343" officeooo:paragraph-rsid="00907343" style:font-size-asian="15.75pt" style:font-size-complex="18pt"/>
    </style:style>
    <style:style style:name="P26"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912c37" officeooo:paragraph-rsid="00912c37" style:font-size-asian="15.75pt" style:font-size-complex="18pt"/>
    </style:style>
    <style:style style:name="P27"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91e938" officeooo:paragraph-rsid="0091e938" style:font-size-asian="15.75pt" style:font-size-complex="18pt"/>
    </style:style>
    <style:style style:name="P28"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93d253" officeooo:paragraph-rsid="0093d253" style:font-size-asian="15.75pt" style:font-size-complex="18pt"/>
    </style:style>
    <style:style style:name="P29"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973312" officeooo:paragraph-rsid="00973312" style:font-size-asian="15.75pt" style:font-size-complex="18pt"/>
    </style:style>
    <style:style style:name="P30"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854f7f" officeooo:paragraph-rsid="00854f7f" style:font-size-asian="18pt" style:font-size-complex="18pt"/>
    </style:style>
    <style:style style:name="P31"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85802b" officeooo:paragraph-rsid="0085802b" style:font-size-asian="18pt" style:font-size-complex="18pt"/>
    </style:style>
    <style:style style:name="P32"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746e01" officeooo:paragraph-rsid="00746e01" style:font-size-asian="18pt" style:font-style-asian="normal" style:font-weight-asian="normal" style:font-size-complex="18pt" style:font-style-complex="normal" style:font-weight-complex="normal"/>
    </style:style>
    <style:style style:name="P33"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764fd9" officeooo:paragraph-rsid="00764fd9" style:font-size-asian="18pt" style:font-style-asian="normal" style:font-weight-asian="normal" style:font-size-complex="18pt" style:font-style-complex="normal" style:font-weight-complex="normal"/>
    </style:style>
    <style:style style:name="P34"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style:text-underline-style="none" officeooo:rsid="007c60b4" officeooo:paragraph-rsid="007c60b4" style:font-size-asian="14pt" style:font-size-complex="16pt"/>
    </style:style>
    <style:style style:name="P35"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6pt" fo:language="mk" fo:country="MK" style:text-underline-style="none" officeooo:rsid="008e125d" officeooo:paragraph-rsid="008e125d" style:font-size-asian="14pt" style:font-size-complex="16pt"/>
    </style:style>
    <style:style style:name="P36" style:family="paragraph" style:parent-style-name="Standard" style:master-page-name="">
      <loext:graphic-properties draw:fill="none"/>
      <style:paragraph-properties fo:margin-left="0in" fo:margin-right="0in" fo:margin-top="0.0398in" fo:margin-bottom="0.0398in" loext:contextual-spacing="false" fo:line-height="100%" fo:text-align="start" style:justify-single-word="false" fo:text-indent="0in" style:auto-text-indent="false" style:page-number="auto" fo:background-color="transparent"/>
      <style:text-properties fo:font-size="18pt" fo:language="mk" fo:country="MK" style:text-underline-style="none" officeooo:rsid="00677b9e" officeooo:paragraph-rsid="00677b9e" style:font-size-asian="15.75pt" style:font-size-complex="18pt"/>
    </style:style>
    <style:style style:name="P37" style:family="paragraph" style:parent-style-name="Standard">
      <style:paragraph-properties fo:text-align="start" style:justify-single-word="false"/>
      <style:text-properties fo:font-size="18pt" fo:language="mk" fo:country="MK" officeooo:rsid="0011fe5d" officeooo:paragraph-rsid="0011fe5d" style:font-size-asian="15.75pt" style:font-size-complex="18pt"/>
    </style:style>
    <style:style style:name="P38" style:family="paragraph" style:parent-style-name="Standard">
      <style:paragraph-properties fo:text-align="start" style:justify-single-word="false"/>
      <style:text-properties fo:font-size="18pt" fo:language="mk" fo:country="MK" officeooo:rsid="00133fcd" officeooo:paragraph-rsid="00133fcd" style:font-size-asian="18pt" style:font-size-complex="18pt"/>
    </style:style>
    <style:style style:name="P39" style:family="paragraph" style:parent-style-name="Standard">
      <style:paragraph-properties fo:text-align="center" style:justify-single-word="false"/>
      <style:text-properties fo:font-size="54pt" fo:language="mk" fo:country="MK" officeooo:rsid="0011fe5d" officeooo:paragraph-rsid="0011fe5d" style:font-size-asian="47.25pt" style:font-size-complex="54pt"/>
    </style:style>
    <style:style style:name="P40" style:family="paragraph" style:parent-style-name="Standard">
      <style:paragraph-properties fo:text-align="end" style:justify-single-word="false"/>
      <style:text-properties fo:font-size="54pt" fo:language="mk" fo:country="MK" officeooo:rsid="0011fe5d" officeooo:paragraph-rsid="0011fe5d" style:font-size-asian="47.25pt" style:font-size-complex="54pt"/>
    </style:style>
    <style:style style:name="P41" style:family="paragraph" style:parent-style-name="Standard">
      <style:paragraph-properties fo:text-align="end" style:justify-single-word="false"/>
      <style:text-properties fo:font-size="28pt" fo:language="mk" fo:country="MK" officeooo:rsid="0011fe5d" officeooo:paragraph-rsid="0011fe5d" style:font-size-asian="24.5pt" style:font-size-complex="28pt"/>
    </style:style>
    <style:style style:name="P42" style:family="paragraph" style:parent-style-name="Standard">
      <style:paragraph-properties fo:text-align="end" style:justify-single-word="false"/>
      <style:text-properties fo:font-size="28pt" fo:language="mk" fo:country="MK" officeooo:rsid="0011fe5d" officeooo:paragraph-rsid="0011fe5d" style:font-size-asian="28pt" style:font-size-complex="28pt"/>
    </style:style>
    <style:style style:name="P43" style:family="paragraph" style:parent-style-name="Standard">
      <style:paragraph-properties fo:text-align="center" style:justify-single-word="false"/>
      <style:text-properties fo:font-size="28pt" fo:language="mk" fo:country="MK" officeooo:rsid="0011fe5d" officeooo:paragraph-rsid="0011fe5d" style:font-size-asian="28pt" style:font-size-complex="28pt"/>
    </style:style>
    <style:style style:name="P44" style:family="paragraph" style:parent-style-name="Standard">
      <style:paragraph-properties fo:text-align="start" style:justify-single-word="false"/>
      <style:text-properties fo:font-size="28pt" fo:language="mk" fo:country="MK" officeooo:rsid="0011fe5d" officeooo:paragraph-rsid="0011fe5d" style:font-size-asian="28pt" style:font-size-complex="28pt"/>
    </style:style>
    <style:style style:name="P45" style:family="paragraph" style:parent-style-name="Standard">
      <style:paragraph-properties fo:text-align="end" style:justify-single-word="false"/>
      <style:text-properties fo:font-size="20pt" fo:language="mk" fo:country="MK" officeooo:rsid="003575e8" officeooo:paragraph-rsid="003575e8" style:font-size-asian="17.5pt" style:font-size-complex="20pt"/>
    </style:style>
    <style:style style:name="P46" style:family="paragraph" style:parent-style-name="Standard">
      <style:paragraph-properties fo:text-align="end" style:justify-single-word="false"/>
      <style:text-properties fo:font-size="16pt" fo:language="mk" fo:country="MK" officeooo:rsid="003575e8" officeooo:paragraph-rsid="003575e8" style:font-size-asian="16pt" style:font-size-complex="16pt"/>
    </style:style>
    <style:style style:name="P47" style:family="paragraph" style:parent-style-name="Standard">
      <style:paragraph-properties fo:text-align="center" style:justify-single-word="false"/>
      <style:text-properties fo:font-size="16pt" fo:language="mk" fo:country="MK" officeooo:rsid="00133fcd" officeooo:paragraph-rsid="00133fcd" style:font-size-asian="16pt" style:font-size-complex="16pt"/>
    </style:style>
    <style:style style:name="P48" style:family="paragraph" style:parent-style-name="Standard">
      <style:paragraph-properties fo:text-align="start" style:justify-single-word="false"/>
      <style:text-properties fo:font-size="26pt" fo:language="mk" fo:country="MK" officeooo:rsid="0011fe5d" officeooo:paragraph-rsid="0011fe5d" style:font-size-asian="26pt" style:font-size-complex="26pt"/>
    </style:style>
    <style:style style:name="P49" style:family="paragraph" style:parent-style-name="Standard">
      <style:paragraph-properties fo:text-align="center" style:justify-single-word="false"/>
      <style:text-properties fo:font-size="26pt" fo:language="mk" fo:country="MK" officeooo:rsid="0011fe5d" officeooo:paragraph-rsid="0011fe5d" style:font-size-asian="26pt" style:font-size-complex="26pt"/>
    </style:style>
    <style:style style:name="P50" style:family="paragraph" style:parent-style-name="Standard">
      <style:paragraph-properties fo:text-align="center" style:justify-single-word="false"/>
      <style:text-properties fo:font-size="26pt" fo:language="mk" fo:country="MK" officeooo:rsid="0011fe5d" officeooo:paragraph-rsid="00149b78" style:font-size-asian="26pt" style:font-size-complex="26pt"/>
    </style:style>
    <style:style style:name="P51" style:family="paragraph" style:parent-style-name="Standard">
      <style:paragraph-properties fo:text-align="center" style:justify-single-word="false"/>
      <style:text-properties fo:font-size="36pt" fo:language="mk" fo:country="MK" officeooo:rsid="0011fe5d" officeooo:paragraph-rsid="0011fe5d" style:font-size-asian="36pt" style:font-size-complex="36pt"/>
    </style:style>
    <style:style style:name="P52" style:family="paragraph" style:parent-style-name="Standard">
      <style:paragraph-properties fo:text-align="center" style:justify-single-word="false"/>
      <style:text-properties fo:font-size="22pt" fo:language="mk" fo:country="MK" officeooo:rsid="00133fcd" officeooo:paragraph-rsid="00133fcd" style:font-size-asian="19.25pt" style:font-size-complex="22pt"/>
    </style:style>
    <style:style style:name="P53" style:family="paragraph" style:parent-style-name="Standard">
      <style:paragraph-properties fo:margin-top="0.0398in" fo:margin-bottom="0.0398in" loext:contextual-spacing="false" fo:text-align="start" style:justify-single-word="false"/>
      <style:text-properties fo:font-size="18pt" fo:language="mk" fo:country="MK" officeooo:rsid="00133fcd" officeooo:paragraph-rsid="00133fcd" style:font-size-asian="18pt" style:font-size-complex="18pt"/>
    </style:style>
    <style:style style:name="P54"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133fcd" officeooo:paragraph-rsid="00133fcd" style:font-size-asian="18pt" style:font-size-complex="18pt"/>
    </style:style>
    <style:style style:name="P55"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149b78" officeooo:paragraph-rsid="00149b78" style:font-size-asian="18pt" style:font-size-complex="18pt"/>
    </style:style>
    <style:style style:name="P56"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154da8" officeooo:paragraph-rsid="00154da8" style:font-size-asian="18pt" style:font-size-complex="18pt"/>
    </style:style>
    <style:style style:name="P57"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166ac5" officeooo:paragraph-rsid="00166ac5" style:font-size-asian="18pt" style:font-size-complex="18pt"/>
    </style:style>
    <style:style style:name="P58"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16c028" officeooo:paragraph-rsid="0016c028" style:font-size-asian="18pt" style:font-size-complex="18pt"/>
    </style:style>
    <style:style style:name="P59"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178e3f" officeooo:paragraph-rsid="00178e3f" style:font-size-asian="18pt" style:font-size-complex="18pt"/>
    </style:style>
    <style:style style:name="P60"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3cedf5" officeooo:paragraph-rsid="003cedf5" style:font-size-asian="18pt" style:font-size-complex="18pt"/>
    </style:style>
    <style:style style:name="P61"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3d39ab" officeooo:paragraph-rsid="003d39ab" style:font-size-asian="18pt" style:font-size-complex="18pt"/>
    </style:style>
    <style:style style:name="P62"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41adf4" officeooo:paragraph-rsid="0041adf4" style:font-size-asian="18pt" style:font-size-complex="18pt"/>
    </style:style>
    <style:style style:name="P63"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41adf4" officeooo:paragraph-rsid="0041e297" style:font-size-asian="18pt" style:font-size-complex="18pt"/>
    </style:style>
    <style:style style:name="P64"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41e297" officeooo:paragraph-rsid="0041e297" style:font-size-asian="18pt" style:font-size-complex="18pt"/>
    </style:style>
    <style:style style:name="P65"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439169" officeooo:paragraph-rsid="00439169" style:font-size-asian="18pt" style:font-size-complex="18pt"/>
    </style:style>
    <style:style style:name="P66"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44a64e" officeooo:paragraph-rsid="0044a64e" style:font-size-asian="18pt" style:font-size-complex="18pt"/>
    </style:style>
    <style:style style:name="P67"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4a72a3" officeooo:paragraph-rsid="004a72a3" style:font-size-asian="18pt" style:font-size-complex="18pt"/>
    </style:style>
    <style:style style:name="P68"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4ddb79" officeooo:paragraph-rsid="004ddb79" style:font-size-asian="18pt" style:font-size-complex="18pt"/>
    </style:style>
    <style:style style:name="P69"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1809fb" officeooo:paragraph-rsid="001809fb" style:font-size-asian="15.75pt" style:font-size-complex="18pt"/>
    </style:style>
    <style:style style:name="P70"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1b0c1f" officeooo:paragraph-rsid="001b0c1f" style:font-size-asian="15.75pt" style:font-size-complex="18pt"/>
    </style:style>
    <style:style style:name="P71"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1b40e1" officeooo:paragraph-rsid="001b40e1" style:font-size-asian="15.75pt" style:font-size-complex="18pt"/>
    </style:style>
    <style:style style:name="P72"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1b40e1" officeooo:paragraph-rsid="001e9bc9" style:font-size-asian="15.75pt" style:font-size-complex="18pt"/>
    </style:style>
    <style:style style:name="P73"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1e9bc9" officeooo:paragraph-rsid="001e9bc9" style:font-size-asian="15.75pt" style:font-size-complex="18pt"/>
    </style:style>
    <style:style style:name="P74"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1ea632" officeooo:paragraph-rsid="001ea632" style:font-size-asian="15.75pt" style:font-size-complex="18pt"/>
    </style:style>
    <style:style style:name="P75"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20473b" officeooo:paragraph-rsid="0020473b" style:font-size-asian="15.75pt" style:font-size-complex="18pt"/>
    </style:style>
    <style:style style:name="P76"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217707" officeooo:paragraph-rsid="00217707" style:font-size-asian="15.75pt" style:font-size-complex="18pt"/>
    </style:style>
    <style:style style:name="P77"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21c807" officeooo:paragraph-rsid="0021c807" style:font-size-asian="15.75pt" style:font-size-complex="18pt"/>
    </style:style>
    <style:style style:name="P78"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2cf13f" officeooo:paragraph-rsid="002cf13f" style:font-size-asian="15.75pt" style:font-size-complex="18pt"/>
    </style:style>
    <style:style style:name="P79"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2ed673" officeooo:paragraph-rsid="0033ad5c" style:font-size-asian="15.75pt" style:font-size-complex="18pt"/>
    </style:style>
    <style:style style:name="P80"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3575e8" officeooo:paragraph-rsid="003575e8" style:font-size-asian="15.75pt" style:font-size-complex="18pt"/>
    </style:style>
    <style:style style:name="P81"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35d3ac" officeooo:paragraph-rsid="0035d3ac" style:font-size-asian="15.75pt" style:font-size-complex="18pt"/>
    </style:style>
    <style:style style:name="P82"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35d3ac" officeooo:paragraph-rsid="00360f73" style:font-size-asian="15.75pt" style:font-size-complex="18pt"/>
    </style:style>
    <style:style style:name="P83"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35d3ac" officeooo:paragraph-rsid="00372d7e" style:font-size-asian="15.75pt" style:font-size-complex="18pt"/>
    </style:style>
    <style:style style:name="P84"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360f73" officeooo:paragraph-rsid="00372d7e" style:font-size-asian="15.75pt" style:font-size-complex="18pt"/>
    </style:style>
    <style:style style:name="P85"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372d7e" officeooo:paragraph-rsid="00372d7e" style:font-size-asian="15.75pt" style:font-size-complex="18pt"/>
    </style:style>
    <style:style style:name="P86"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383f62" officeooo:paragraph-rsid="00383f62" style:font-size-asian="15.75pt" style:font-size-complex="18pt"/>
    </style:style>
    <style:style style:name="P87"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39ac6d" officeooo:paragraph-rsid="0039ac6d" style:font-size-asian="15.75pt" style:font-size-complex="18pt"/>
    </style:style>
    <style:style style:name="P88"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3b5c58" officeooo:paragraph-rsid="003b5c58" style:font-size-asian="15.75pt" style:font-size-complex="18pt"/>
    </style:style>
    <style:style style:name="P89"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3cedf5" officeooo:paragraph-rsid="003cedf5" style:font-size-asian="15.75pt" style:font-size-complex="18pt"/>
    </style:style>
    <style:style style:name="P90"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39ac6d" officeooo:paragraph-rsid="0039ac6d" style:font-size-asian="16pt" style:font-size-complex="16pt"/>
    </style:style>
    <style:style style:name="P91" style:family="paragraph" style:parent-style-name="Standard">
      <style:paragraph-properties fo:margin-top="0.0398in" fo:margin-bottom="0.0398in" loext:contextual-spacing="false" fo:line-height="100%" fo:text-align="start" style:justify-single-word="false"/>
      <style:text-properties fo:font-size="18pt" fo:language="mk" fo:country="MK" officeooo:rsid="003cedf5" officeooo:paragraph-rsid="003cedf5" style:font-size-asian="16pt" style:font-size-complex="16pt"/>
    </style:style>
    <style:style style:name="P92" style:family="paragraph" style:parent-style-name="Standard">
      <style:paragraph-properties fo:margin-top="0.0398in" fo:margin-bottom="0.0398in" loext:contextual-spacing="false" fo:line-height="100%" fo:text-align="start" style:justify-single-word="false"/>
      <style:text-properties fo:font-size="18pt" fo:language="mk" fo:country="MK" style:text-underline-style="none" officeooo:rsid="003d39ab" officeooo:paragraph-rsid="003d39ab" style:font-size-asian="18pt" style:font-size-complex="18pt"/>
    </style:style>
    <style:style style:name="P93" style:family="paragraph" style:parent-style-name="Standard">
      <style:paragraph-properties fo:margin-top="0.0398in" fo:margin-bottom="0.0398in" loext:contextual-spacing="false" fo:line-height="100%" fo:text-align="start" style:justify-single-word="false"/>
      <style:text-properties fo:font-size="18pt" fo:language="mk" fo:country="MK" style:text-underline-style="none" officeooo:rsid="0041adf4" officeooo:paragraph-rsid="0041adf4" style:font-size-asian="18pt" style:font-size-complex="18pt"/>
    </style:style>
    <style:style style:name="P94" style:family="paragraph" style:parent-style-name="Standard">
      <style:paragraph-properties fo:margin-top="0.0398in" fo:margin-bottom="0.0398in" loext:contextual-spacing="false" fo:line-height="100%" fo:text-align="start" style:justify-single-word="false"/>
      <style:text-properties fo:font-size="18pt" fo:language="mk" fo:country="MK" style:text-underline-style="none" officeooo:rsid="0041e297" officeooo:paragraph-rsid="0041e297" style:font-size-asian="18pt" style:font-size-complex="18pt"/>
    </style:style>
    <style:style style:name="P95" style:family="paragraph" style:parent-style-name="Standard">
      <style:paragraph-properties fo:margin-top="0.0398in" fo:margin-bottom="0.0398in" loext:contextual-spacing="false" fo:line-height="100%" fo:text-align="start" style:justify-single-word="false"/>
      <style:text-properties fo:font-size="18pt" fo:language="mk" fo:country="MK" style:text-underline-style="none" officeooo:rsid="00439169" officeooo:paragraph-rsid="00439169" style:font-size-asian="18pt" style:font-size-complex="18pt"/>
    </style:style>
    <style:style style:name="P96" style:family="paragraph" style:parent-style-name="Standard">
      <style:paragraph-properties fo:margin-top="0.0398in" fo:margin-bottom="0.0398in" loext:contextual-spacing="false" fo:line-height="100%" fo:text-align="start" style:justify-single-word="false"/>
      <style:text-properties fo:font-size="18pt" fo:language="mk" fo:country="MK" style:text-underline-style="none" officeooo:rsid="004a72a3" officeooo:paragraph-rsid="004a72a3" style:font-size-asian="18pt" style:font-size-complex="18pt"/>
    </style:style>
    <style:style style:name="P97" style:family="paragraph" style:parent-style-name="Standard">
      <style:paragraph-properties fo:margin-top="0.0398in" fo:margin-bottom="0.0398in" loext:contextual-spacing="false" fo:line-height="100%" fo:text-align="start" style:justify-single-word="false"/>
      <style:text-properties fo:font-size="18pt" fo:language="mk" fo:country="MK" style:text-underline-style="none" officeooo:rsid="005c9174" officeooo:paragraph-rsid="005c9174" style:font-size-asian="18pt" style:font-size-complex="18pt"/>
    </style:style>
    <style:style style:name="P98" style:family="paragraph" style:parent-style-name="Standard">
      <style:paragraph-properties fo:margin-top="0.0398in" fo:margin-bottom="0.0398in" loext:contextual-spacing="false" fo:line-height="100%" fo:text-align="start" style:justify-single-word="false"/>
      <style:text-properties fo:font-size="18pt" fo:language="mk" fo:country="MK" style:text-underline-style="none" officeooo:rsid="005e0576" officeooo:paragraph-rsid="005e0576" style:font-size-asian="18pt" style:font-size-complex="18pt"/>
    </style:style>
    <style:style style:name="P99" style:family="paragraph" style:parent-style-name="Standard">
      <style:paragraph-properties fo:margin-top="0.0398in" fo:margin-bottom="0.0398in" loext:contextual-spacing="false" fo:line-height="100%" fo:text-align="start" style:justify-single-word="false"/>
      <style:text-properties fo:font-size="18pt" fo:language="mk" fo:country="MK" style:text-underline-style="none" officeooo:rsid="005f611c" officeooo:paragraph-rsid="005f611c" style:font-size-asian="18pt" style:font-size-complex="18pt"/>
    </style:style>
    <style:style style:name="P100" style:family="paragraph" style:parent-style-name="Standard">
      <style:paragraph-properties fo:margin-top="0.0398in" fo:margin-bottom="0.0398in" loext:contextual-spacing="false" fo:line-height="100%" fo:text-align="start" style:justify-single-word="false"/>
      <style:text-properties fo:font-size="18pt" fo:language="mk" fo:country="MK" style:text-underline-style="none" officeooo:rsid="006074e8" officeooo:paragraph-rsid="006074e8" style:font-size-asian="18pt" style:font-size-complex="18pt"/>
    </style:style>
    <style:style style:name="P101" style:family="paragraph" style:parent-style-name="Standard">
      <style:paragraph-properties fo:margin-top="0.0398in" fo:margin-bottom="0.0398in" loext:contextual-spacing="false" fo:line-height="100%" fo:text-align="start" style:justify-single-word="false"/>
      <style:text-properties fo:font-size="18pt" fo:language="mk" fo:country="MK" style:text-underline-style="none" officeooo:rsid="00621524" officeooo:paragraph-rsid="00621524" style:font-size-asian="18pt" style:font-size-complex="18pt"/>
    </style:style>
    <style:style style:name="P102" style:family="paragraph" style:parent-style-name="Standard">
      <style:paragraph-properties fo:margin-top="0.0398in" fo:margin-bottom="0.0398in" loext:contextual-spacing="false" fo:line-height="100%" fo:text-align="start" style:justify-single-word="false"/>
      <style:text-properties fo:font-size="18pt" fo:language="mk" fo:country="MK" style:text-underline-style="none" officeooo:rsid="0062fa35" officeooo:paragraph-rsid="0062fa35" style:font-size-asian="18pt" style:font-size-complex="18pt"/>
    </style:style>
    <style:style style:name="P103" style:family="paragraph" style:parent-style-name="Standard">
      <style:paragraph-properties fo:margin-top="0.0398in" fo:margin-bottom="0.0398in" loext:contextual-spacing="false" fo:line-height="100%" fo:text-align="start" style:justify-single-word="false"/>
      <style:text-properties fo:font-size="18pt" fo:language="mk" fo:country="MK" style:text-underline-style="none" officeooo:rsid="0065a6cf" officeooo:paragraph-rsid="0065a6cf" style:font-size-asian="18pt" style:font-size-complex="18pt"/>
    </style:style>
    <style:style style:name="P104" style:family="paragraph" style:parent-style-name="Standard">
      <style:paragraph-properties fo:margin-top="0.0398in" fo:margin-bottom="0.0398in" loext:contextual-spacing="false" fo:line-height="100%" fo:text-align="start" style:justify-single-word="false"/>
      <style:text-properties fo:font-size="18pt" fo:language="mk" fo:country="MK" style:text-underline-style="none" officeooo:rsid="00677b9e" officeooo:paragraph-rsid="00677b9e" style:font-size-asian="18pt" style:font-size-complex="18pt"/>
    </style:style>
    <style:style style:name="P105" style:family="paragraph" style:parent-style-name="Standard">
      <style:paragraph-properties fo:margin-top="0.0398in" fo:margin-bottom="0.0398in" loext:contextual-spacing="false" fo:line-height="100%" fo:text-align="start" style:justify-single-word="false"/>
      <style:text-properties fo:font-size="18pt" fo:language="mk" fo:country="MK" style:text-underline-style="none" officeooo:rsid="00677b9e" officeooo:paragraph-rsid="00677b9e" style:font-size-asian="15.75pt" style:font-size-complex="18pt"/>
    </style:style>
    <style:style style:name="P106" style:family="paragraph" style:parent-style-name="Standard">
      <style:paragraph-properties fo:margin-top="0.0398in" fo:margin-bottom="0.0398in" loext:contextual-spacing="false" fo:line-height="100%" fo:text-align="center" style:justify-single-word="false"/>
      <style:text-properties fo:font-size="16pt" fo:language="mk" fo:country="MK" officeooo:rsid="001809fb" officeooo:paragraph-rsid="001809fb" style:font-size-asian="16pt" style:font-size-complex="16pt"/>
    </style:style>
    <style:style style:name="P107" style:family="paragraph" style:parent-style-name="Standard">
      <style:paragraph-properties fo:margin-top="0.0398in" fo:margin-bottom="0.0398in" loext:contextual-spacing="false" fo:line-height="100%" fo:text-align="start" style:justify-single-word="false"/>
      <style:text-properties fo:font-size="16pt" fo:language="mk" fo:country="MK" officeooo:rsid="001b40e1" officeooo:paragraph-rsid="001b40e1" style:font-size-asian="14pt" style:font-size-complex="16pt"/>
    </style:style>
    <style:style style:name="P108" style:family="paragraph" style:parent-style-name="Standard">
      <style:paragraph-properties fo:margin-top="0.0398in" fo:margin-bottom="0.0398in" loext:contextual-spacing="false" fo:line-height="100%" fo:text-align="center" style:justify-single-word="false"/>
      <style:text-properties fo:font-size="16pt" fo:language="mk" fo:country="MK" officeooo:rsid="0021c807" officeooo:paragraph-rsid="0021c807" style:font-size-asian="14pt" style:font-size-complex="16pt"/>
    </style:style>
    <style:style style:name="P109" style:family="paragraph" style:parent-style-name="Standard">
      <style:paragraph-properties fo:margin-top="0.0398in" fo:margin-bottom="0.0398in" loext:contextual-spacing="false" fo:line-height="100%" fo:text-align="start" style:justify-single-word="false"/>
      <style:text-properties fo:font-size="16pt" fo:language="mk" fo:country="MK" officeooo:rsid="0033ad5c" officeooo:paragraph-rsid="0033ad5c" style:font-size-asian="14pt" style:font-size-complex="16pt"/>
    </style:style>
    <style:style style:name="P110" style:family="paragraph" style:parent-style-name="Standard">
      <style:paragraph-properties fo:margin-top="0.0398in" fo:margin-bottom="0.0398in" loext:contextual-spacing="false" fo:line-height="100%" fo:text-align="center" style:justify-single-word="false"/>
      <style:text-properties fo:font-size="16pt" fo:language="mk" fo:country="MK" officeooo:rsid="003575e8" officeooo:paragraph-rsid="003575e8" style:font-size-asian="14pt" style:font-size-complex="16pt"/>
    </style:style>
    <style:style style:name="P111" style:family="paragraph" style:parent-style-name="Standard">
      <style:paragraph-properties fo:margin-top="0.0398in" fo:margin-bottom="0.0398in" loext:contextual-spacing="false" fo:line-height="100%" fo:text-align="center" style:justify-single-word="false"/>
      <style:text-properties fo:font-size="16pt" fo:language="mk" fo:country="MK" style:text-underline-style="none" officeooo:rsid="0041adf4" officeooo:paragraph-rsid="0041adf4" style:font-size-asian="18pt" style:font-size-complex="18pt"/>
    </style:style>
    <style:style style:name="P112" style:family="paragraph" style:parent-style-name="Standard">
      <style:paragraph-properties fo:margin-top="0.0398in" fo:margin-bottom="0.0398in" loext:contextual-spacing="false" fo:line-height="100%" fo:text-align="center" style:justify-single-word="false"/>
      <style:text-properties fo:font-size="16pt" fo:language="mk" fo:country="MK" style:text-underline-style="none" officeooo:rsid="00677b9e" officeooo:paragraph-rsid="00677b9e" style:font-size-asian="14pt" style:font-size-complex="16pt"/>
    </style:style>
    <style:style style:name="P113"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798135" officeooo:paragraph-rsid="00798135" style:font-size-asian="18pt" style:font-style-asian="normal" style:font-weight-asian="normal" style:font-size-complex="18pt" style:font-style-complex="normal" style:font-weight-complex="normal"/>
    </style:style>
    <style:style style:name="P114"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5802b" officeooo:paragraph-rsid="0085802b" style:font-size-asian="18pt" style:font-style-asian="normal" style:font-weight-asian="normal" style:font-size-complex="18pt" style:font-style-complex="normal" style:font-weight-complex="normal"/>
    </style:style>
    <style:style style:name="P115"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7dab6" officeooo:paragraph-rsid="0087dab6" style:font-size-asian="18pt" style:font-style-asian="normal" style:font-weight-asian="normal" style:font-size-complex="18pt" style:font-style-complex="normal" style:font-weight-complex="normal"/>
    </style:style>
    <style:style style:name="P116"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7dab6" officeooo:paragraph-rsid="0086a850" style:font-size-asian="18pt" style:font-style-asian="normal" style:font-weight-asian="normal" style:font-size-complex="18pt" style:font-style-complex="normal" style:font-weight-complex="normal"/>
    </style:style>
    <style:style style:name="P117"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e125d" officeooo:paragraph-rsid="008e125d" style:font-size-asian="18pt" style:font-style-asian="normal" style:font-weight-asian="normal" style:font-size-complex="18pt" style:font-style-complex="normal" style:font-weight-complex="normal"/>
    </style:style>
    <style:style style:name="P118"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973312" officeooo:paragraph-rsid="00973312" style:font-size-asian="18pt" style:font-style-asian="normal" style:font-weight-asian="normal" style:font-size-complex="18pt" style:font-style-complex="normal" style:font-weight-complex="normal"/>
    </style:style>
    <style:style style:name="P119"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798135" officeooo:paragraph-rsid="00798135" style:font-size-asian="14pt" style:font-style-asian="normal" style:font-weight-asian="normal" style:font-size-complex="16pt" style:font-style-complex="normal" style:font-weight-complex="normal"/>
    </style:style>
    <style:style style:name="P120"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54f7f" officeooo:paragraph-rsid="00854f7f" style:font-size-asian="14pt" style:font-style-asian="normal" style:font-weight-asian="normal" style:font-size-complex="16pt" style:font-style-complex="normal" style:font-weight-complex="normal"/>
    </style:style>
    <style:style style:name="P121"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9c7f1" officeooo:paragraph-rsid="0089c7f1" style:font-size-asian="14pt" style:font-style-asian="normal" style:font-weight-asian="normal" style:font-size-complex="16pt" style:font-style-complex="normal" style:font-weight-complex="normal"/>
    </style:style>
    <style:style style:name="P122"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abf3f" officeooo:paragraph-rsid="008abf3f" style:font-size-asian="14pt" style:font-style-asian="normal" style:font-weight-asian="normal" style:font-size-complex="16pt" style:font-style-complex="normal" style:font-weight-complex="normal"/>
    </style:style>
    <style:style style:name="P123"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c5698" officeooo:paragraph-rsid="008c5698" style:font-size-asian="14pt" style:font-style-asian="normal" style:font-weight-asian="normal" style:font-size-complex="16pt" style:font-style-complex="normal" style:font-weight-complex="normal"/>
    </style:style>
    <style:style style:name="P124"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903a13" officeooo:paragraph-rsid="00903a13" style:font-size-asian="14pt" style:font-style-asian="normal" style:font-weight-asian="normal" style:font-size-complex="16pt" style:font-style-complex="normal" style:font-weight-complex="normal"/>
    </style:style>
    <style:style style:name="P125"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7a1c10" officeooo:paragraph-rsid="007a1c10" style:font-size-asian="15.75pt" style:font-style-asian="normal" style:font-weight-asian="normal" style:font-size-complex="18pt" style:font-style-complex="normal" style:font-weight-complex="normal"/>
    </style:style>
    <style:style style:name="P126"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7c60b4" officeooo:paragraph-rsid="007c60b4" style:font-size-asian="15.75pt" style:font-style-asian="normal" style:font-weight-asian="normal" style:font-size-complex="18pt" style:font-style-complex="normal" style:font-weight-complex="normal"/>
    </style:style>
    <style:style style:name="P127"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0bccd" officeooo:paragraph-rsid="0080bccd" style:font-size-asian="15.75pt" style:font-style-asian="normal" style:font-weight-asian="normal" style:font-size-complex="18pt" style:font-style-complex="normal" style:font-weight-complex="normal"/>
    </style:style>
    <style:style style:name="P128"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261f4" officeooo:paragraph-rsid="008261f4" style:font-size-asian="15.75pt" style:font-style-asian="normal" style:font-weight-asian="normal" style:font-size-complex="18pt" style:font-style-complex="normal" style:font-weight-complex="normal"/>
    </style:style>
    <style:style style:name="P129"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417ed" officeooo:paragraph-rsid="008417ed" style:font-size-asian="15.75pt" style:font-style-asian="normal" style:font-weight-asian="normal" style:font-size-complex="18pt" style:font-style-complex="normal" style:font-weight-complex="normal"/>
    </style:style>
    <style:style style:name="P130"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417ed" officeooo:paragraph-rsid="00854f7f" style:font-size-asian="15.75pt" style:font-style-asian="normal" style:font-weight-asian="normal" style:font-size-complex="18pt" style:font-style-complex="normal" style:font-weight-complex="normal"/>
    </style:style>
    <style:style style:name="P131"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8pt" fo:language="mk" fo:country="MK" fo:font-style="normal" style:text-underline-style="none" fo:font-weight="normal" officeooo:rsid="008417ed" officeooo:paragraph-rsid="008417ed" style:font-size-asian="15.75pt" style:font-style-asian="normal" style:font-weight-asian="normal" style:font-size-complex="18pt" style:font-style-complex="normal" style:font-weight-complex="normal"/>
    </style:style>
    <style:style style:name="P132"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54f7f" officeooo:paragraph-rsid="00854f7f" style:font-size-asian="15.75pt" style:font-style-asian="normal" style:font-weight-asian="normal" style:font-size-complex="18pt" style:font-style-complex="normal" style:font-weight-complex="normal"/>
    </style:style>
    <style:style style:name="P133"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5802b" officeooo:paragraph-rsid="0085802b" style:font-size-asian="15.75pt" style:font-style-asian="normal" style:font-weight-asian="normal" style:font-size-complex="18pt" style:font-style-complex="normal" style:font-weight-complex="normal"/>
    </style:style>
    <style:style style:name="P134"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6a850" officeooo:paragraph-rsid="0086a850" style:font-size-asian="15.75pt" style:font-style-asian="normal" style:font-weight-asian="normal" style:font-size-complex="18pt" style:font-style-complex="normal" style:font-weight-complex="normal"/>
    </style:style>
    <style:style style:name="P135"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8e125d" officeooo:paragraph-rsid="008e125d" style:font-size-asian="15.75pt" style:font-style-asian="normal" style:font-weight-asian="normal" style:font-size-complex="18pt" style:font-style-complex="normal" style:font-weight-complex="normal"/>
    </style:style>
    <style:style style:name="P136"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903a13" officeooo:paragraph-rsid="00903a13" style:font-size-asian="15.75pt" style:font-style-asian="normal" style:font-weight-asian="normal" style:font-size-complex="18pt" style:font-style-complex="normal" style:font-weight-complex="normal"/>
    </style:style>
    <style:style style:name="P137"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907343" officeooo:paragraph-rsid="00907343" style:font-size-asian="15.75pt" style:font-style-asian="normal" style:font-weight-asian="normal" style:font-size-complex="18pt" style:font-style-complex="normal" style:font-weight-complex="normal"/>
    </style:style>
    <style:style style:name="P138"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912c37" officeooo:paragraph-rsid="00912c37" style:font-size-asian="15.75pt" style:font-style-asian="normal" style:font-weight-asian="normal" style:font-size-complex="18pt" style:font-style-complex="normal" style:font-weight-complex="normal"/>
    </style:style>
    <style:style style:name="P139"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91e938" officeooo:paragraph-rsid="0091e938" style:font-size-asian="15.75pt" style:font-style-asian="normal" style:font-weight-asian="normal" style:font-size-complex="18pt" style:font-style-complex="normal" style:font-weight-complex="normal"/>
    </style:style>
    <style:style style:name="P140"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93d253" officeooo:paragraph-rsid="0093d253" style:font-size-asian="15.75pt" style:font-style-asian="normal" style:font-weight-asian="normal" style:font-size-complex="18pt" style:font-style-complex="normal" style:font-weight-complex="normal"/>
    </style:style>
    <style:style style:name="P141"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ae891f" officeooo:paragraph-rsid="00ae891f" style:font-size-asian="15.75pt" style:font-style-asian="normal" style:font-weight-asian="normal" style:font-size-complex="18pt" style:font-style-complex="normal" style:font-weight-complex="normal"/>
    </style:style>
    <style:style style:name="P142"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b084a1" officeooo:paragraph-rsid="00b084a1" style:font-size-asian="15.75pt" style:font-style-asian="normal" style:font-weight-asian="normal" style:font-size-complex="18pt" style:font-style-complex="normal" style:font-weight-complex="normal"/>
    </style:style>
    <style:style style:name="P143"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b24419" officeooo:paragraph-rsid="00b24419" style:font-size-asian="15.75pt" style:font-style-asian="normal" style:font-weight-asian="normal" style:font-size-complex="18pt" style:font-style-complex="normal" style:font-weight-complex="normal"/>
    </style:style>
    <style:style style:name="P144"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b3d5be" officeooo:paragraph-rsid="00b3d5be" style:font-size-asian="15.75pt" style:font-style-asian="normal" style:font-weight-asian="normal" style:font-size-complex="18pt" style:font-style-complex="normal" style:font-weight-complex="normal"/>
    </style:style>
    <style:style style:name="P145"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b59d89" officeooo:paragraph-rsid="00b59d89" style:font-size-asian="15.75pt" style:font-style-asian="normal" style:font-weight-asian="normal" style:font-size-complex="18pt" style:font-style-complex="normal" style:font-weight-complex="normal"/>
    </style:style>
    <style:style style:name="P146"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b64a26" officeooo:paragraph-rsid="00b64a26" style:font-size-asian="15.75pt" style:font-style-asian="normal" style:font-weight-asian="normal" style:font-size-complex="18pt" style:font-style-complex="normal" style:font-weight-complex="normal"/>
    </style:style>
    <style:style style:name="P147"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b78e4c" officeooo:paragraph-rsid="00b78e4c" style:font-size-asian="15.75pt" style:font-style-asian="normal" style:font-weight-asian="normal" style:font-size-complex="18pt" style:font-style-complex="normal" style:font-weight-complex="normal"/>
    </style:style>
    <style:style style:name="P148"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b7d26b" officeooo:paragraph-rsid="00b7d26b" style:font-size-asian="15.75pt" style:font-style-asian="normal" style:font-weight-asian="normal" style:font-size-complex="18pt" style:font-style-complex="normal" style:font-weight-complex="normal"/>
    </style:style>
    <style:style style:name="P149"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b9a564" officeooo:paragraph-rsid="00b9a564" style:font-size-asian="15.75pt" style:font-style-asian="normal" style:font-weight-asian="normal" style:font-size-complex="18pt" style:font-style-complex="normal" style:font-weight-complex="normal"/>
    </style:style>
    <style:style style:name="P150"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b9a564" officeooo:paragraph-rsid="00b9ad41" style:font-size-asian="15.75pt" style:font-style-asian="normal" style:font-weight-asian="normal" style:font-size-complex="18pt" style:font-style-complex="normal" style:font-weight-complex="normal"/>
    </style:style>
    <style:style style:name="P151"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b9a564" officeooo:paragraph-rsid="00bad010" style:font-size-asian="15.75pt" style:font-style-asian="normal" style:font-weight-asian="normal" style:font-size-complex="18pt" style:font-style-complex="normal" style:font-weight-complex="normal"/>
    </style:style>
    <style:style style:name="P152"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8pt" fo:language="mk" fo:country="MK" fo:font-style="normal" style:text-underline-style="none" fo:font-weight="normal" officeooo:rsid="00b9a564" officeooo:paragraph-rsid="00b9ad41" style:font-size-asian="15.75pt" style:font-style-asian="normal" style:font-weight-asian="normal" style:font-size-complex="18pt" style:font-style-complex="normal" style:font-weight-complex="normal"/>
    </style:style>
    <style:style style:name="P153"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bad010" officeooo:paragraph-rsid="00bad010" style:font-size-asian="15.75pt" style:font-style-asian="normal" style:font-weight-asian="normal" style:font-size-complex="18pt" style:font-style-complex="normal" style:font-weight-complex="normal"/>
    </style:style>
    <style:style style:name="P154"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bb131a" officeooo:paragraph-rsid="00bb131a" style:font-size-asian="15.75pt" style:font-style-asian="normal" style:font-weight-asian="normal" style:font-size-complex="18pt" style:font-style-complex="normal" style:font-weight-complex="normal"/>
    </style:style>
    <style:style style:name="P155"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bd4a62" officeooo:paragraph-rsid="00bd4a62" style:font-size-asian="15.75pt" style:font-style-asian="normal" style:font-weight-asian="normal" style:font-size-complex="18pt" style:font-style-complex="normal" style:font-weight-complex="normal"/>
    </style:style>
    <style:style style:name="P156"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fo:font-style="normal" style:text-underline-style="none" fo:font-weight="normal" officeooo:rsid="00c000c6" officeooo:paragraph-rsid="00c000c6" style:font-size-asian="15.75pt" style:font-style-asian="normal" style:font-weight-asian="normal" style:font-size-complex="18pt" style:font-style-complex="normal" style:font-weight-complex="normal"/>
    </style:style>
    <style:style style:name="P157"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98ff7a" officeooo:paragraph-rsid="0098ff7a" style:font-size-asian="15.75pt" style:font-size-complex="18pt"/>
    </style:style>
    <style:style style:name="P158"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a1ef90" officeooo:paragraph-rsid="00a1ef90" style:font-size-asian="15.75pt" style:font-size-complex="18pt"/>
    </style:style>
    <style:style style:name="P159"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a2f036" officeooo:paragraph-rsid="00a2f036" style:font-size-asian="15.75pt" style:font-size-complex="18pt"/>
    </style:style>
    <style:style style:name="P160"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a3b639" officeooo:paragraph-rsid="00a3b639" style:font-size-asian="15.75pt" style:font-size-complex="18pt"/>
    </style:style>
    <style:style style:name="P161"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a3bfa2" officeooo:paragraph-rsid="00a3bfa2" style:font-size-asian="15.75pt" style:font-size-complex="18pt"/>
    </style:style>
    <style:style style:name="P162"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a4c516" officeooo:paragraph-rsid="00a4c516" style:font-size-asian="15.75pt" style:font-size-complex="18pt"/>
    </style:style>
    <style:style style:name="P163"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a5ee26" officeooo:paragraph-rsid="00a5ee26" style:font-size-asian="15.75pt" style:font-size-complex="18pt"/>
    </style:style>
    <style:style style:name="P164"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a61624" officeooo:paragraph-rsid="00a61624" style:font-size-asian="15.75pt" style:font-size-complex="18pt"/>
    </style:style>
    <style:style style:name="P165"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a894f5" officeooo:paragraph-rsid="00a894f5" style:font-size-asian="15.75pt" style:font-size-complex="18pt"/>
    </style:style>
    <style:style style:name="P166"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aa821e" officeooo:paragraph-rsid="00aa821e" style:font-size-asian="15.75pt" style:font-size-complex="18pt"/>
    </style:style>
    <style:style style:name="P167"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ab39f1" officeooo:paragraph-rsid="00ab39f1" style:font-size-asian="15.75pt" style:font-size-complex="18pt"/>
    </style:style>
    <style:style style:name="P168"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8pt" fo:language="mk" fo:country="MK" style:text-underline-style="none" officeooo:rsid="00acee55" officeooo:paragraph-rsid="00acee55" style:font-size-asian="15.75pt" style:font-size-complex="18pt"/>
    </style:style>
    <style:style style:name="P169"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7a1c10" officeooo:paragraph-rsid="007a1c10" style:font-size-asian="14pt" style:font-style-asian="normal" style:font-weight-asian="normal" style:font-size-complex="16pt" style:font-style-complex="normal" style:font-weight-complex="normal"/>
    </style:style>
    <style:style style:name="P170"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7b2c88" officeooo:paragraph-rsid="007b2c88" style:font-size-asian="14pt" style:font-style-asian="normal" style:font-weight-asian="normal" style:font-size-complex="16pt" style:font-style-complex="normal" style:font-weight-complex="normal"/>
    </style:style>
    <style:style style:name="P171"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8417ed" officeooo:paragraph-rsid="00854f7f" style:font-size-asian="14pt" style:font-style-asian="normal" style:font-weight-asian="normal" style:font-size-complex="16pt" style:font-style-complex="normal" style:font-weight-complex="normal"/>
    </style:style>
    <style:style style:name="P172"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8417ed" officeooo:paragraph-rsid="008417ed" style:font-size-asian="14pt" style:font-style-asian="normal" style:font-weight-asian="normal" style:font-size-complex="16pt" style:font-style-complex="normal" style:font-weight-complex="normal"/>
    </style:style>
    <style:style style:name="P173"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854f7f" officeooo:paragraph-rsid="00854f7f" style:font-size-asian="14pt" style:font-style-asian="normal" style:font-weight-asian="normal" style:font-size-complex="16pt" style:font-style-complex="normal" style:font-weight-complex="normal"/>
    </style:style>
    <style:style style:name="P174"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86a850" officeooo:paragraph-rsid="0086a850" style:font-size-asian="14pt" style:font-style-asian="normal" style:font-weight-asian="normal" style:font-size-complex="16pt" style:font-style-complex="normal" style:font-weight-complex="normal"/>
    </style:style>
    <style:style style:name="P175"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8e125d" officeooo:paragraph-rsid="008e125d" style:font-size-asian="14pt" style:font-style-asian="normal" style:font-weight-asian="normal" style:font-size-complex="16pt" style:font-style-complex="normal" style:font-weight-complex="normal"/>
    </style:style>
    <style:style style:name="P176"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907343" officeooo:paragraph-rsid="00907343" style:font-size-asian="14pt" style:font-style-asian="normal" style:font-weight-asian="normal" style:font-size-complex="16pt" style:font-style-complex="normal" style:font-weight-complex="normal"/>
    </style:style>
    <style:style style:name="P177"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912c37" officeooo:paragraph-rsid="00912c37" style:font-size-asian="14pt" style:font-style-asian="normal" style:font-weight-asian="normal" style:font-size-complex="16pt" style:font-style-complex="normal" style:font-weight-complex="normal"/>
    </style:style>
    <style:style style:name="P178"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91e938" officeooo:paragraph-rsid="0091e938" style:font-size-asian="14pt" style:font-style-asian="normal" style:font-weight-asian="normal" style:font-size-complex="16pt" style:font-style-complex="normal" style:font-weight-complex="normal"/>
    </style:style>
    <style:style style:name="P179"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acee55" officeooo:paragraph-rsid="00acee55" style:font-size-asian="14pt" style:font-style-asian="normal" style:font-weight-asian="normal" style:font-size-complex="16pt" style:font-style-complex="normal" style:font-weight-complex="normal"/>
    </style:style>
    <style:style style:name="P180"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acee55" officeooo:paragraph-rsid="00ae891f" style:font-size-asian="14pt" style:font-style-asian="normal" style:font-weight-asian="normal" style:font-size-complex="16pt" style:font-style-complex="normal" style:font-weight-complex="normal"/>
    </style:style>
    <style:style style:name="P181"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6pt" fo:language="mk" fo:country="MK" fo:font-style="normal" style:text-underline-style="none" fo:font-weight="normal" officeooo:rsid="00acee55" officeooo:paragraph-rsid="00ae891f" style:font-size-asian="14pt" style:font-style-asian="normal" style:font-weight-asian="normal" style:font-size-complex="16pt" style:font-style-complex="normal" style:font-weight-complex="normal"/>
    </style:style>
    <style:style style:name="P182"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6pt" fo:language="mk" fo:country="MK" fo:font-style="normal" style:text-underline-style="none" fo:font-weight="normal" officeooo:rsid="00ae891f" officeooo:paragraph-rsid="00ae891f" style:font-size-asian="14pt" style:font-style-asian="normal" style:font-weight-asian="normal" style:font-size-complex="16pt" style:font-style-complex="normal" style:font-weight-complex="normal"/>
    </style:style>
    <style:style style:name="P183"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ae891f" officeooo:paragraph-rsid="00ae891f" style:font-size-asian="14pt" style:font-style-asian="normal" style:font-weight-asian="normal" style:font-size-complex="16pt" style:font-style-complex="normal" style:font-weight-complex="normal"/>
    </style:style>
    <style:style style:name="P184"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b24419" officeooo:paragraph-rsid="00b24419" style:font-size-asian="14pt" style:font-style-asian="normal" style:font-weight-asian="normal" style:font-size-complex="16pt" style:font-style-complex="normal" style:font-weight-complex="normal"/>
    </style:style>
    <style:style style:name="P185"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b7d26b" officeooo:paragraph-rsid="00b7d26b" style:font-size-asian="14pt" style:font-style-asian="normal" style:font-weight-asian="normal" style:font-size-complex="16pt" style:font-style-complex="normal" style:font-weight-complex="normal"/>
    </style:style>
    <style:style style:name="P186"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bad010" officeooo:paragraph-rsid="00bad010" style:font-size-asian="14pt" style:font-style-asian="normal" style:font-weight-asian="normal" style:font-size-complex="16pt" style:font-style-complex="normal" style:font-weight-complex="normal"/>
    </style:style>
    <style:style style:name="P187"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fo:font-style="normal" style:text-underline-style="none" fo:font-weight="normal" officeooo:rsid="00bd4a62" officeooo:paragraph-rsid="00bd4a62" style:font-size-asian="14pt" style:font-style-asian="normal" style:font-weight-asian="normal" style:font-size-complex="16pt" style:font-style-complex="normal" style:font-weight-complex="normal"/>
    </style:style>
    <style:style style:name="P188"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ize="16pt" fo:language="mk" fo:country="MK" style:text-underline-style="none" officeooo:rsid="00a3bfa2" officeooo:paragraph-rsid="00a3bfa2" style:font-size-asian="14pt" style:font-size-complex="16pt"/>
    </style:style>
    <style:style style:name="P189"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style:text-underline-style="none" officeooo:rsid="00acee55" officeooo:paragraph-rsid="00acee55" style:font-size-asian="14pt" style:font-size-complex="16pt"/>
    </style:style>
    <style:style style:name="P190"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16pt" fo:language="mk" fo:country="MK" style:text-underline-style="none" officeooo:rsid="00acee55" officeooo:paragraph-rsid="00acee55" style:font-size-asian="16pt" style:font-size-complex="16pt"/>
    </style:style>
    <style:style style:name="P191"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36pt" fo:language="mk" fo:country="MK" fo:font-style="normal" style:text-underline-style="none" fo:font-weight="normal" officeooo:rsid="008417ed" officeooo:paragraph-rsid="008417ed" style:font-size-asian="31.5pt" style:font-style-asian="normal" style:font-weight-asian="normal" style:font-size-complex="36pt" style:font-style-complex="normal" style:font-weight-complex="normal"/>
    </style:style>
    <style:style style:name="P192"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ize="32pt" fo:language="mk" fo:country="MK" fo:font-style="normal" style:text-underline-style="none" fo:font-weight="normal" officeooo:rsid="00acee55" officeooo:paragraph-rsid="00acee55" style:font-size-asian="28pt" style:font-style-asian="normal" style:font-weight-asian="normal" style:font-size-complex="32pt" style:font-style-complex="normal" style:font-weight-complex="normal"/>
    </style:style>
    <style:style style:name="T1" style:family="text">
      <style:text-properties fo:font-size="36pt" style:font-size-asian="36pt" style:font-size-complex="36pt"/>
    </style:style>
    <style:style style:name="T2" style:family="text">
      <style:text-properties officeooo:rsid="00149b78"/>
    </style:style>
    <style:style style:name="T3" style:family="text">
      <style:text-properties fo:font-size="22pt" officeooo:rsid="00149b78" style:font-size-asian="22pt" style:font-size-complex="22pt"/>
    </style:style>
    <style:style style:name="T4" style:family="text">
      <style:text-properties fo:font-size="22pt" officeooo:rsid="00251242" style:font-size-asian="19.25pt" style:font-size-complex="22pt"/>
    </style:style>
    <style:style style:name="T5" style:family="text">
      <style:text-properties officeooo:rsid="00154da8"/>
    </style:style>
    <style:style style:name="T6" style:family="text">
      <style:text-properties officeooo:rsid="00166ac5"/>
    </style:style>
    <style:style style:name="T7" style:family="text">
      <style:text-properties officeooo:rsid="0016c028"/>
    </style:style>
    <style:style style:name="T8" style:family="text">
      <style:text-properties officeooo:rsid="00178e3f"/>
    </style:style>
    <style:style style:name="T9" style:family="text">
      <style:text-properties officeooo:rsid="001809fb"/>
    </style:style>
    <style:style style:name="T10" style:family="text">
      <style:text-properties fo:font-size="16pt"/>
    </style:style>
    <style:style style:name="T11" style:family="text">
      <style:text-properties fo:font-size="16pt" style:font-size-asian="16pt" style:font-size-complex="16pt"/>
    </style:style>
    <style:style style:name="T12" style:family="text">
      <style:text-properties fo:font-size="16pt" officeooo:rsid="0033af43" style:font-size-asian="16pt" style:font-size-complex="16pt"/>
    </style:style>
    <style:style style:name="T13" style:family="text">
      <style:text-properties fo:font-size="16pt" officeooo:rsid="00372d7e" style:font-size-asian="16pt" style:font-size-complex="16pt"/>
    </style:style>
    <style:style style:name="T14" style:family="text">
      <style:text-properties fo:font-size="16pt" officeooo:rsid="00383f62" style:font-size-asian="16pt" style:font-size-complex="16pt"/>
    </style:style>
    <style:style style:name="T15" style:family="text">
      <style:text-properties fo:font-size="16pt" officeooo:rsid="003cedf5" style:font-size-asian="16pt" style:font-size-complex="16pt"/>
    </style:style>
    <style:style style:name="T16" style:family="text">
      <style:text-properties fo:font-size="16pt" style:font-size-asian="14pt" style:font-size-complex="16pt"/>
    </style:style>
    <style:style style:name="T17" style:family="text">
      <style:text-properties fo:font-size="16pt" officeooo:rsid="001e9bc9" style:font-size-asian="14pt" style:font-size-complex="16pt"/>
    </style:style>
    <style:style style:name="T18" style:family="text">
      <style:text-properties fo:font-size="16pt" officeooo:rsid="0030e257" style:font-size-asian="14pt" style:font-size-complex="16pt"/>
    </style:style>
    <style:style style:name="T19" style:family="text">
      <style:text-properties fo:font-size="16pt" officeooo:rsid="0032c333" style:font-size-asian="14pt" style:font-size-complex="16pt"/>
    </style:style>
    <style:style style:name="T20" style:family="text">
      <style:text-properties fo:font-size="16pt" officeooo:rsid="003575e8" style:font-size-asian="14pt" style:font-size-complex="16pt"/>
    </style:style>
    <style:style style:name="T21" style:family="text">
      <style:text-properties fo:font-size="16pt" officeooo:rsid="0070bc1b" style:font-size-asian="14pt" style:font-size-complex="16pt"/>
    </style:style>
    <style:style style:name="T22" style:family="text">
      <style:text-properties fo:font-size="16pt" officeooo:rsid="00b24419" style:font-size-asian="14pt" style:font-size-complex="16pt"/>
    </style:style>
    <style:style style:name="T23" style:family="text">
      <style:text-properties fo:font-size="16pt" officeooo:rsid="00b59d89" style:font-size-asian="14pt" style:font-size-complex="16pt"/>
    </style:style>
    <style:style style:name="T24" style:family="text">
      <style:text-properties fo:font-size="16pt" officeooo:rsid="00b78e4c" style:font-size-asian="14pt" style:font-size-complex="16pt"/>
    </style:style>
    <style:style style:name="T25" style:family="text">
      <style:text-properties fo:font-size="16pt" officeooo:rsid="00b9a564" style:font-size-asian="14pt" style:font-size-complex="16pt"/>
    </style:style>
    <style:style style:name="T26" style:family="text">
      <style:text-properties fo:font-size="16pt" officeooo:rsid="00b9ad41" style:font-size-asian="14pt" style:font-size-complex="16pt"/>
    </style:style>
    <style:style style:name="T27" style:family="text">
      <style:text-properties fo:font-size="16pt" officeooo:rsid="00bad010" style:font-size-asian="14pt" style:font-size-complex="16pt"/>
    </style:style>
    <style:style style:name="T28" style:family="text">
      <style:text-properties fo:font-size="16pt" officeooo:rsid="003d39ab"/>
    </style:style>
    <style:style style:name="T29" style:family="text">
      <style:text-properties fo:font-size="16pt" style:text-underline-style="none"/>
    </style:style>
    <style:style style:name="T30" style:family="text">
      <style:text-properties fo:font-size="16pt" style:text-underline-style="none" officeooo:rsid="0041e297"/>
    </style:style>
    <style:style style:name="T31" style:family="text">
      <style:text-properties fo:font-size="16pt" style:text-underline-style="none" officeooo:rsid="00499b3e"/>
    </style:style>
    <style:style style:name="T32" style:family="text">
      <style:text-properties fo:font-size="16pt" style:text-underline-style="none" officeooo:rsid="004c1322"/>
    </style:style>
    <style:style style:name="T33" style:family="text">
      <style:text-properties fo:font-size="16pt" style:font-size-asian="18pt"/>
    </style:style>
    <style:style style:name="T34" style:family="text">
      <style:text-properties fo:font-size="16pt" fo:font-style="normal" fo:font-weight="normal" style:font-size-asian="18pt" style:font-style-asian="normal" style:font-weight-asian="normal" style:font-style-complex="normal" style:font-weight-complex="normal"/>
    </style:style>
    <style:style style:name="T35" style:family="text">
      <style:text-properties fo:font-size="16pt" fo:font-style="normal" fo:font-weight="normal" officeooo:rsid="0077ad8b" style:font-size-asian="18pt" style:font-style-asian="normal" style:font-weight-asian="normal" style:font-style-complex="normal" style:font-weight-complex="normal"/>
    </style:style>
    <style:style style:name="T36" style:family="text">
      <style:text-properties fo:font-size="16pt" fo:font-style="normal" fo:font-weight="normal" officeooo:rsid="00798135" style:font-size-asian="18pt" style:font-style-asian="normal" style:font-weight-asian="normal" style:font-style-complex="normal" style:font-weight-complex="normal"/>
    </style:style>
    <style:style style:name="T37" style:family="text">
      <style:text-properties fo:font-size="16pt" fo:font-style="normal" fo:font-weight="normal" officeooo:rsid="008f9ca1" style:font-size-asian="18pt" style:font-style-asian="normal" style:font-weight-asian="normal" style:font-style-complex="normal" style:font-weight-complex="normal"/>
    </style:style>
    <style:style style:name="T38" style:family="text">
      <style:text-properties fo:font-size="16pt" fo:font-style="normal" fo:font-weight="normal" style:font-size-asian="14pt" style:font-style-asian="normal" style:font-weight-asian="normal" style:font-size-complex="16pt" style:font-style-complex="normal" style:font-weight-complex="normal"/>
    </style:style>
    <style:style style:name="T39" style:family="text">
      <style:text-properties fo:font-size="16pt" fo:font-style="normal" fo:font-weight="normal" officeooo:rsid="007b2c88" style:font-size-asian="14pt" style:font-style-asian="normal" style:font-weight-asian="normal" style:font-size-complex="16pt" style:font-style-complex="normal" style:font-weight-complex="normal"/>
    </style:style>
    <style:style style:name="T40" style:family="text">
      <style:text-properties fo:font-size="16pt" fo:font-style="normal" fo:font-weight="normal" officeooo:rsid="0087dab6" style:font-size-asian="14pt" style:font-style-asian="normal" style:font-weight-asian="normal" style:font-size-complex="16pt" style:font-style-complex="normal" style:font-weight-complex="normal"/>
    </style:style>
    <style:style style:name="T41" style:family="text">
      <style:text-properties fo:font-size="16pt" fo:font-style="normal" fo:font-weight="normal" officeooo:rsid="008d16d0" style:font-size-asian="14pt" style:font-style-asian="normal" style:font-weight-asian="normal" style:font-size-complex="16pt" style:font-style-complex="normal" style:font-weight-complex="normal"/>
    </style:style>
    <style:style style:name="T42" style:family="text">
      <style:text-properties fo:font-size="16pt" fo:font-style="normal" fo:font-weight="normal" officeooo:rsid="008f9ca1" style:font-size-asian="14pt" style:font-style-asian="normal" style:font-weight-asian="normal" style:font-size-complex="16pt" style:font-style-complex="normal" style:font-weight-complex="normal"/>
    </style:style>
    <style:style style:name="T43" style:family="text">
      <style:text-properties fo:font-size="16pt" fo:font-style="normal" fo:font-weight="normal" officeooo:rsid="00903a13" style:font-size-asian="14pt" style:font-style-asian="normal" style:font-weight-asian="normal" style:font-size-complex="16pt" style:font-style-complex="normal" style:font-weight-complex="normal"/>
    </style:style>
    <style:style style:name="T44" style:family="text">
      <style:text-properties fo:font-size="16pt" fo:font-style="normal" fo:font-weight="normal" officeooo:rsid="00912c37" style:font-size-asian="14pt" style:font-style-asian="normal" style:font-weight-asian="normal" style:font-size-complex="16pt" style:font-style-complex="normal" style:font-weight-complex="normal"/>
    </style:style>
    <style:style style:name="T45" style:family="text">
      <style:text-properties fo:font-size="16pt" fo:font-style="normal" fo:font-weight="normal" officeooo:rsid="0091e938" style:font-size-asian="14pt" style:font-style-asian="normal" style:font-weight-asian="normal" style:font-size-complex="16pt" style:font-style-complex="normal" style:font-weight-complex="normal"/>
    </style:style>
    <style:style style:name="T46" style:family="text">
      <style:text-properties fo:font-size="16pt" fo:font-style="normal" fo:font-weight="normal" officeooo:rsid="0095cde8" style:font-size-asian="14pt" style:font-style-asian="normal" style:font-weight-asian="normal" style:font-size-complex="16pt" style:font-style-complex="normal" style:font-weight-complex="normal"/>
    </style:style>
    <style:style style:name="T47" style:family="text">
      <style:text-properties fo:font-size="16pt" fo:font-style="normal" fo:font-weight="normal" officeooo:rsid="00973312" style:font-size-asian="14pt" style:font-style-asian="normal" style:font-weight-asian="normal" style:font-size-complex="16pt" style:font-style-complex="normal" style:font-weight-complex="normal"/>
    </style:style>
    <style:style style:name="T48" style:family="text">
      <style:text-properties fo:font-size="16pt" fo:font-style="normal" fo:font-weight="normal" officeooo:rsid="009a19a4" style:font-size-asian="14pt" style:font-style-asian="normal" style:font-weight-asian="normal" style:font-size-complex="16pt" style:font-style-complex="normal" style:font-weight-complex="normal"/>
    </style:style>
    <style:style style:name="T49" style:family="text">
      <style:text-properties fo:font-size="16pt" fo:font-style="normal" fo:font-weight="normal" officeooo:rsid="009bc185" style:font-size-asian="14pt" style:font-style-asian="normal" style:font-weight-asian="normal" style:font-size-complex="16pt" style:font-style-complex="normal" style:font-weight-complex="normal"/>
    </style:style>
    <style:style style:name="T50" style:family="text">
      <style:text-properties fo:font-size="16pt" fo:font-style="normal" fo:font-weight="normal" officeooo:rsid="00a1ef90" style:font-size-asian="14pt" style:font-style-asian="normal" style:font-weight-asian="normal" style:font-size-complex="16pt" style:font-style-complex="normal" style:font-weight-complex="normal"/>
    </style:style>
    <style:style style:name="T51" style:family="text">
      <style:text-properties fo:font-size="16pt" fo:font-style="normal" fo:font-weight="normal" officeooo:rsid="00a2f036" style:font-size-asian="14pt" style:font-style-asian="normal" style:font-weight-asian="normal" style:font-size-complex="16pt" style:font-style-complex="normal" style:font-weight-complex="normal"/>
    </style:style>
    <style:style style:name="T52" style:family="text">
      <style:text-properties fo:font-size="16pt" fo:font-style="normal" fo:font-weight="normal" officeooo:rsid="00a61624" style:font-size-asian="14pt" style:font-style-asian="normal" style:font-weight-asian="normal" style:font-size-complex="16pt" style:font-style-complex="normal" style:font-weight-complex="normal"/>
    </style:style>
    <style:style style:name="T53" style:family="text">
      <style:text-properties fo:font-size="16pt" fo:font-style="normal" fo:font-weight="normal" officeooo:rsid="00aa821e" style:font-size-asian="14pt" style:font-style-asian="normal" style:font-weight-asian="normal" style:font-size-complex="16pt" style:font-style-complex="normal" style:font-weight-complex="normal"/>
    </style:style>
    <style:style style:name="T54" style:family="text">
      <style:text-properties fo:font-size="16pt" fo:font-style="normal" fo:font-weight="normal" officeooo:rsid="00ab39f1" style:font-size-asian="14pt" style:font-style-asian="normal" style:font-weight-asian="normal" style:font-size-complex="16pt" style:font-style-complex="normal" style:font-weight-complex="normal"/>
    </style:style>
    <style:style style:name="T55" style:family="text">
      <style:text-properties fo:font-size="16pt" fo:font-style="normal" fo:font-weight="normal" style:font-size-asian="16pt" style:font-style-asian="normal" style:font-weight-asian="normal" style:font-size-complex="16pt" style:font-style-complex="normal" style:font-weight-complex="normal"/>
    </style:style>
    <style:style style:name="T56" style:family="text">
      <style:text-properties fo:font-size="16pt" fo:font-style="normal" fo:font-weight="normal" officeooo:rsid="0086a850" style:font-size-asian="16pt" style:font-style-asian="normal" style:font-weight-asian="normal" style:font-size-complex="16pt" style:font-style-complex="normal" style:font-weight-complex="normal"/>
    </style:style>
    <style:style style:name="T57" style:family="text">
      <style:text-properties fo:font-size="16pt" fo:font-style="normal" fo:font-weight="normal" style:font-style-asian="normal" style:font-weight-asian="normal" style:font-style-complex="normal" style:font-weight-complex="normal"/>
    </style:style>
    <style:style style:name="T58" style:family="text">
      <style:text-properties fo:font-size="16pt" fo:font-style="normal" fo:font-weight="normal" officeooo:rsid="00907343" style:font-style-asian="normal" style:font-weight-asian="normal" style:font-style-complex="normal" style:font-weight-complex="normal"/>
    </style:style>
    <style:style style:name="T59" style:family="text">
      <style:text-properties fo:font-size="16pt" fo:font-style="normal" fo:font-weight="normal" style:font-size-asian="15.75pt" style:font-style-asian="normal" style:font-weight-asian="normal" style:font-style-complex="normal" style:font-weight-complex="normal"/>
    </style:style>
    <style:style style:name="T60" style:family="text">
      <style:text-properties fo:font-size="16pt" officeooo:rsid="00b7d26b"/>
    </style:style>
    <style:style style:name="T61" style:family="text">
      <style:text-properties officeooo:rsid="001e9bc9"/>
    </style:style>
    <style:style style:name="T62" style:family="text">
      <style:text-properties officeooo:rsid="0020473b"/>
    </style:style>
    <style:style style:name="T63" style:family="text">
      <style:text-properties officeooo:rsid="00217707"/>
    </style:style>
    <style:style style:name="T64" style:family="text">
      <style:text-properties officeooo:rsid="0021c807"/>
    </style:style>
    <style:style style:name="T65" style:family="text">
      <style:text-properties officeooo:rsid="00223340"/>
    </style:style>
    <style:style style:name="T66" style:family="text">
      <style:text-properties officeooo:rsid="00251242"/>
    </style:style>
    <style:style style:name="T67" style:family="text">
      <style:text-properties officeooo:rsid="002ed673"/>
    </style:style>
    <style:style style:name="T68" style:family="text">
      <style:text-properties style:font-size-asian="18pt"/>
    </style:style>
    <style:style style:name="T69" style:family="text">
      <style:text-properties officeooo:rsid="002ed673" style:font-size-asian="18pt"/>
    </style:style>
    <style:style style:name="T70" style:family="text">
      <style:text-properties officeooo:rsid="00728d05" style:font-size-asian="18pt"/>
    </style:style>
    <style:style style:name="T71" style:family="text">
      <style:text-properties officeooo:rsid="00746e01" style:font-size-asian="18pt"/>
    </style:style>
    <style:style style:name="T72" style:family="text">
      <style:text-properties officeooo:rsid="00b9ad41" style:font-size-asian="18pt"/>
    </style:style>
    <style:style style:name="T73" style:family="text">
      <style:text-properties officeooo:rsid="00bad010" style:font-size-asian="18pt"/>
    </style:style>
    <style:style style:name="T74" style:family="text">
      <style:text-properties officeooo:rsid="0030cc16"/>
    </style:style>
    <style:style style:name="T75" style:family="text">
      <style:text-properties officeooo:rsid="0032c333"/>
    </style:style>
    <style:style style:name="T76" style:family="text">
      <style:text-properties officeooo:rsid="0033af43"/>
    </style:style>
    <style:style style:name="T77" style:family="text">
      <style:text-properties officeooo:rsid="003575e8"/>
    </style:style>
    <style:style style:name="T78" style:family="text">
      <style:text-properties officeooo:rsid="0035d3ac"/>
    </style:style>
    <style:style style:name="T79" style:family="text">
      <style:text-properties officeooo:rsid="00360f73"/>
    </style:style>
    <style:style style:name="T80" style:family="text">
      <style:text-properties officeooo:rsid="00372d7e"/>
    </style:style>
    <style:style style:name="T81" style:family="text">
      <style:text-properties officeooo:rsid="00383f62"/>
    </style:style>
    <style:style style:name="T82" style:family="text">
      <style:text-properties style:font-size-asian="16pt" style:font-size-complex="16pt"/>
    </style:style>
    <style:style style:name="T83" style:family="text">
      <style:text-properties officeooo:rsid="0039ac6d" style:font-size-asian="16pt" style:font-size-complex="16pt"/>
    </style:style>
    <style:style style:name="T84" style:family="text">
      <style:text-properties officeooo:rsid="003b5c58" style:font-size-asian="16pt" style:font-size-complex="16pt"/>
    </style:style>
    <style:style style:name="T85" style:family="text">
      <style:text-properties officeooo:rsid="003cedf5" style:font-size-asian="16pt" style:font-size-complex="16pt"/>
    </style:style>
    <style:style style:name="T86" style:family="text">
      <style:text-properties fo:font-size="14pt" style:font-size-asian="16pt" style:font-size-complex="16pt"/>
    </style:style>
    <style:style style:name="T87" style:family="text">
      <style:text-properties officeooo:rsid="003d39ab"/>
    </style:style>
    <style:style style:name="T88" style:family="text">
      <style:text-properties style:text-underline-style="none"/>
    </style:style>
    <style:style style:name="T89" style:family="text">
      <style:text-properties style:text-underline-style="none" officeooo:rsid="003d39ab"/>
    </style:style>
    <style:style style:name="T90" style:family="text">
      <style:text-properties style:text-underline-style="none" officeooo:rsid="00405d9e"/>
    </style:style>
    <style:style style:name="T91" style:family="text">
      <style:text-properties style:text-underline-style="none" officeooo:rsid="0040c4e4"/>
    </style:style>
    <style:style style:name="T92" style:family="text">
      <style:text-properties style:text-underline-style="none" officeooo:rsid="0041e297"/>
    </style:style>
    <style:style style:name="T93" style:family="text">
      <style:text-properties style:text-underline-style="none" officeooo:rsid="0044a64e"/>
    </style:style>
    <style:style style:name="T94" style:family="text">
      <style:text-properties style:text-underline-style="none" officeooo:rsid="00468126"/>
    </style:style>
    <style:style style:name="T95" style:family="text">
      <style:text-properties style:text-underline-style="none" officeooo:rsid="00499b3e"/>
    </style:style>
    <style:style style:name="T96" style:family="text">
      <style:text-properties style:text-underline-style="none" officeooo:rsid="004a72a3"/>
    </style:style>
    <style:style style:name="T97" style:family="text">
      <style:text-properties style:text-underline-style="none" officeooo:rsid="004c1322"/>
    </style:style>
    <style:style style:name="T98" style:family="text">
      <style:text-properties style:text-underline-style="none" officeooo:rsid="004ddb79"/>
    </style:style>
    <style:style style:name="T99" style:family="text">
      <style:text-properties style:text-underline-style="none" officeooo:rsid="004f2e51"/>
    </style:style>
    <style:style style:name="T100" style:family="text">
      <style:text-properties style:text-underline-style="none" officeooo:rsid="00519aef"/>
    </style:style>
    <style:style style:name="T101" style:family="text">
      <style:text-properties style:text-underline-style="none" officeooo:rsid="00528e7c"/>
    </style:style>
    <style:style style:name="T102" style:family="text">
      <style:text-properties style:text-underline-style="none" officeooo:rsid="005723d4"/>
    </style:style>
    <style:style style:name="T103" style:family="text">
      <style:text-properties style:text-underline-style="none" officeooo:rsid="005a2326"/>
    </style:style>
    <style:style style:name="T104" style:family="text">
      <style:text-properties style:text-underline-style="none" officeooo:rsid="005a719b"/>
    </style:style>
    <style:style style:name="T105" style:family="text">
      <style:text-properties style:text-underline-style="none" officeooo:rsid="005b174f"/>
    </style:style>
    <style:style style:name="T106" style:family="text">
      <style:text-properties style:text-underline-style="none" officeooo:rsid="005c6109"/>
    </style:style>
    <style:style style:name="T107" style:family="text">
      <style:text-properties style:text-underline-style="none" officeooo:rsid="005c9174"/>
    </style:style>
    <style:style style:name="T108" style:family="text">
      <style:text-properties officeooo:rsid="0047db49"/>
    </style:style>
    <style:style style:name="T109" style:family="text">
      <style:text-properties officeooo:rsid="005f611c"/>
    </style:style>
    <style:style style:name="T110" style:family="text">
      <style:text-properties officeooo:rsid="006074e8"/>
    </style:style>
    <style:style style:name="T111" style:family="text">
      <style:text-properties officeooo:rsid="00621524"/>
    </style:style>
    <style:style style:name="T112" style:family="text">
      <style:text-properties officeooo:rsid="0062fa35"/>
    </style:style>
    <style:style style:name="T113" style:family="text">
      <style:text-properties officeooo:rsid="006427fc"/>
    </style:style>
    <style:style style:name="T114" style:family="text">
      <style:text-properties officeooo:rsid="00661ac7"/>
    </style:style>
    <style:style style:name="T115" style:family="text">
      <style:text-properties officeooo:rsid="00681e31"/>
    </style:style>
    <style:style style:name="T116" style:family="text">
      <style:text-properties officeooo:rsid="0069b86e"/>
    </style:style>
    <style:style style:name="T117" style:family="text">
      <style:text-properties officeooo:rsid="006b09e9"/>
    </style:style>
    <style:style style:name="T118" style:family="text">
      <style:text-properties officeooo:rsid="006cd244"/>
    </style:style>
    <style:style style:name="T119" style:family="text">
      <style:text-properties officeooo:rsid="006e81ac"/>
    </style:style>
    <style:style style:name="T120" style:family="text">
      <style:text-properties fo:font-style="italic" fo:font-weight="normal" style:font-size-asian="18pt" style:font-style-asian="italic" style:font-weight-asian="normal" style:font-style-complex="italic" style:font-weight-complex="normal"/>
    </style:style>
    <style:style style:name="T121" style:family="text">
      <style:text-properties fo:font-style="normal" fo:font-weight="normal" style:font-size-asian="18pt" style:font-style-asian="normal" style:font-weight-asian="normal" style:font-style-complex="normal" style:font-weight-complex="normal"/>
    </style:style>
    <style:style style:name="T122" style:family="text">
      <style:text-properties fo:font-style="normal" fo:font-weight="normal" officeooo:rsid="0077ad8b" style:font-size-asian="18pt" style:font-style-asian="normal" style:font-weight-asian="normal" style:font-style-complex="normal" style:font-weight-complex="normal"/>
    </style:style>
    <style:style style:name="T123" style:family="text">
      <style:text-properties fo:font-style="normal" fo:font-weight="normal" officeooo:rsid="00798135" style:font-size-asian="18pt" style:font-style-asian="normal" style:font-weight-asian="normal" style:font-style-complex="normal" style:font-weight-complex="normal"/>
    </style:style>
    <style:style style:name="T124" style:family="text">
      <style:text-properties fo:font-style="normal" fo:font-weight="normal" officeooo:rsid="0087dab6" style:font-size-asian="18pt" style:font-style-asian="normal" style:font-weight-asian="normal" style:font-style-complex="normal" style:font-weight-complex="normal"/>
    </style:style>
    <style:style style:name="T125" style:family="text">
      <style:text-properties fo:font-style="normal" fo:font-weight="normal" officeooo:rsid="008f9ca1" style:font-size-asian="18pt" style:font-style-asian="normal" style:font-weight-asian="normal" style:font-style-complex="normal" style:font-weight-complex="normal"/>
    </style:style>
    <style:style style:name="T126" style:family="text">
      <style:text-properties fo:font-style="normal" fo:font-weight="normal" officeooo:rsid="00903a13" style:font-size-asian="18pt" style:font-style-asian="normal" style:font-weight-asian="normal" style:font-style-complex="normal" style:font-weight-complex="normal"/>
    </style:style>
    <style:style style:name="T127" style:family="text">
      <style:text-properties fo:font-style="normal" fo:font-weight="normal" officeooo:rsid="00973312" style:font-size-asian="18pt" style:font-style-asian="normal" style:font-weight-asian="normal" style:font-style-complex="normal" style:font-weight-complex="normal"/>
    </style:style>
    <style:style style:name="T128" style:family="text">
      <style:text-properties fo:font-style="normal" fo:font-weight="normal" officeooo:rsid="00a1ef90" style:font-size-asian="18pt" style:font-style-asian="normal" style:font-weight-asian="normal" style:font-style-complex="normal" style:font-weight-complex="normal"/>
    </style:style>
    <style:style style:name="T129" style:family="text">
      <style:text-properties fo:font-style="normal" fo:font-weight="normal" officeooo:rsid="00a5ee26" style:font-size-asian="18pt" style:font-style-asian="normal" style:font-weight-asian="normal" style:font-style-complex="normal" style:font-weight-complex="normal"/>
    </style:style>
    <style:style style:name="T130" style:family="text">
      <style:text-properties fo:font-style="normal" fo:font-weight="normal" style:font-size-asian="14pt" style:font-style-asian="normal" style:font-weight-asian="normal" style:font-size-complex="16pt" style:font-style-complex="normal" style:font-weight-complex="normal"/>
    </style:style>
    <style:style style:name="T131" style:family="text">
      <style:text-properties fo:font-style="normal" fo:font-weight="normal" officeooo:rsid="007a1c10" style:font-size-asian="14pt" style:font-style-asian="normal" style:font-weight-asian="normal" style:font-size-complex="16pt" style:font-style-complex="normal" style:font-weight-complex="normal"/>
    </style:style>
    <style:style style:name="T132" style:family="text">
      <style:text-properties fo:font-style="normal" fo:font-weight="normal" officeooo:rsid="007b2c88" style:font-size-asian="14pt" style:font-style-asian="normal" style:font-weight-asian="normal" style:font-size-complex="16pt" style:font-style-complex="normal" style:font-weight-complex="normal"/>
    </style:style>
    <style:style style:name="T133" style:family="text">
      <style:text-properties fo:font-style="normal" fo:font-weight="normal" officeooo:rsid="0089c7f1" style:font-size-asian="14pt" style:font-style-asian="normal" style:font-weight-asian="normal" style:font-size-complex="16pt" style:font-style-complex="normal" style:font-weight-complex="normal"/>
    </style:style>
    <style:style style:name="T134" style:family="text">
      <style:text-properties fo:font-style="normal" fo:font-weight="normal" officeooo:rsid="008c5698" style:font-size-asian="14pt" style:font-style-asian="normal" style:font-weight-asian="normal" style:font-size-complex="16pt" style:font-style-complex="normal" style:font-weight-complex="normal"/>
    </style:style>
    <style:style style:name="T135" style:family="text">
      <style:text-properties fo:font-style="normal" fo:font-weight="normal" officeooo:rsid="008d16d0" style:font-size-asian="14pt" style:font-style-asian="normal" style:font-weight-asian="normal" style:font-size-complex="16pt" style:font-style-complex="normal" style:font-weight-complex="normal"/>
    </style:style>
    <style:style style:name="T136" style:family="text">
      <style:text-properties fo:font-style="normal" fo:font-weight="normal" officeooo:rsid="008e125d" style:font-size-asian="14pt" style:font-style-asian="normal" style:font-weight-asian="normal" style:font-size-complex="16pt" style:font-style-complex="normal" style:font-weight-complex="normal"/>
    </style:style>
    <style:style style:name="T137" style:family="text">
      <style:text-properties fo:font-style="normal" fo:font-weight="normal" officeooo:rsid="00903a13" style:font-size-asian="14pt" style:font-style-asian="normal" style:font-weight-asian="normal" style:font-size-complex="16pt" style:font-style-complex="normal" style:font-weight-complex="normal"/>
    </style:style>
    <style:style style:name="T138" style:family="text">
      <style:text-properties fo:font-style="normal" fo:font-weight="normal" officeooo:rsid="0093d253" style:font-size-asian="14pt" style:font-style-asian="normal" style:font-weight-asian="normal" style:font-size-complex="16pt" style:font-style-complex="normal" style:font-weight-complex="normal"/>
    </style:style>
    <style:style style:name="T139" style:family="text">
      <style:text-properties fo:font-style="normal" fo:font-weight="normal" officeooo:rsid="009d55b8" style:font-size-asian="14pt" style:font-style-asian="normal" style:font-weight-asian="normal" style:font-size-complex="16pt" style:font-style-complex="normal" style:font-weight-complex="normal"/>
    </style:style>
    <style:style style:name="T140" style:family="text">
      <style:text-properties fo:font-style="normal" fo:font-weight="normal" officeooo:rsid="009e494d" style:font-size-asian="14pt" style:font-style-asian="normal" style:font-weight-asian="normal" style:font-size-complex="16pt" style:font-style-complex="normal" style:font-weight-complex="normal"/>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fo:font-style="normal" fo:font-weight="normal" officeooo:rsid="007b2c88" style:font-style-asian="normal" style:font-weight-asian="normal" style:font-style-complex="normal" style:font-weight-complex="normal"/>
    </style:style>
    <style:style style:name="T143" style:family="text">
      <style:text-properties fo:font-style="normal" fo:font-weight="normal" officeooo:rsid="007b5ec7" style:font-style-asian="normal" style:font-weight-asian="normal" style:font-style-complex="normal" style:font-weight-complex="normal"/>
    </style:style>
    <style:style style:name="T144" style:family="text">
      <style:text-properties fo:font-style="normal" fo:font-weight="normal" officeooo:rsid="007c60b4" style:font-style-asian="normal" style:font-weight-asian="normal" style:font-style-complex="normal" style:font-weight-complex="normal"/>
    </style:style>
    <style:style style:name="T145" style:family="text">
      <style:text-properties fo:font-style="normal" fo:font-weight="normal" officeooo:rsid="007d9891" style:font-style-asian="normal" style:font-weight-asian="normal" style:font-style-complex="normal" style:font-weight-complex="normal"/>
    </style:style>
    <style:style style:name="T146" style:family="text">
      <style:text-properties fo:font-style="normal" fo:font-weight="normal" officeooo:rsid="0080bccd" style:font-style-asian="normal" style:font-weight-asian="normal" style:font-style-complex="normal" style:font-weight-complex="normal"/>
    </style:style>
    <style:style style:name="T147" style:family="text">
      <style:text-properties fo:font-style="normal" fo:font-weight="normal" officeooo:rsid="008261f4" style:font-style-asian="normal" style:font-weight-asian="normal" style:font-style-complex="normal" style:font-weight-complex="normal"/>
    </style:style>
    <style:style style:name="T148" style:family="text">
      <style:text-properties fo:font-style="normal" fo:font-weight="normal" officeooo:rsid="008417ed" style:font-style-asian="normal" style:font-weight-asian="normal" style:font-style-complex="normal" style:font-weight-complex="normal"/>
    </style:style>
    <style:style style:name="T149" style:family="text">
      <style:text-properties fo:font-style="normal" fo:font-weight="normal" officeooo:rsid="0085802b" style:font-style-asian="normal" style:font-weight-asian="normal" style:font-style-complex="normal" style:font-weight-complex="normal"/>
    </style:style>
    <style:style style:name="T150" style:family="text">
      <style:text-properties fo:font-style="normal" fo:font-weight="normal" officeooo:rsid="008f9ca1" style:font-style-asian="normal" style:font-weight-asian="normal" style:font-style-complex="normal" style:font-weight-complex="normal"/>
    </style:style>
    <style:style style:name="T151" style:family="text">
      <style:text-properties fo:font-style="normal" fo:font-weight="normal" officeooo:rsid="00903a13" style:font-style-asian="normal" style:font-weight-asian="normal" style:font-style-complex="normal" style:font-weight-complex="normal"/>
    </style:style>
    <style:style style:name="T152" style:family="text">
      <style:text-properties fo:font-style="normal" fo:font-weight="normal" officeooo:rsid="00907343" style:font-style-asian="normal" style:font-weight-asian="normal" style:font-style-complex="normal" style:font-weight-complex="normal"/>
    </style:style>
    <style:style style:name="T153" style:family="text">
      <style:text-properties fo:font-style="normal" fo:font-weight="normal" officeooo:rsid="00912c37" style:font-style-asian="normal" style:font-weight-asian="normal" style:font-style-complex="normal" style:font-weight-complex="normal"/>
    </style:style>
    <style:style style:name="T154" style:family="text">
      <style:text-properties fo:font-style="normal" fo:font-weight="normal" officeooo:rsid="0091e938" style:font-style-asian="normal" style:font-weight-asian="normal" style:font-style-complex="normal" style:font-weight-complex="normal"/>
    </style:style>
    <style:style style:name="T155" style:family="text">
      <style:text-properties fo:font-style="normal" fo:font-weight="normal" officeooo:rsid="0093d253" style:font-style-asian="normal" style:font-weight-asian="normal" style:font-style-complex="normal" style:font-weight-complex="normal"/>
    </style:style>
    <style:style style:name="T156" style:family="text">
      <style:text-properties fo:font-style="normal" fo:font-weight="normal" officeooo:rsid="0095cde8" style:font-style-asian="normal" style:font-weight-asian="normal" style:font-style-complex="normal" style:font-weight-complex="normal"/>
    </style:style>
    <style:style style:name="T157" style:family="text">
      <style:text-properties fo:font-style="normal" fo:font-weight="normal" officeooo:rsid="00a1ef90" style:font-style-asian="normal" style:font-weight-asian="normal" style:font-style-complex="normal" style:font-weight-complex="normal"/>
    </style:style>
    <style:style style:name="T158" style:family="text">
      <style:text-properties fo:font-style="normal" fo:font-weight="normal" officeooo:rsid="00a2f036" style:font-style-asian="normal" style:font-weight-asian="normal" style:font-style-complex="normal" style:font-weight-complex="normal"/>
    </style:style>
    <style:style style:name="T159" style:family="text">
      <style:text-properties fo:font-style="normal" fo:font-weight="normal" officeooo:rsid="00a3bfa2" style:font-style-asian="normal" style:font-weight-asian="normal" style:font-style-complex="normal" style:font-weight-complex="normal"/>
    </style:style>
    <style:style style:name="T160" style:family="text">
      <style:text-properties fo:font-style="normal" fo:font-weight="normal" officeooo:rsid="00a4c516" style:font-style-asian="normal" style:font-weight-asian="normal" style:font-style-complex="normal" style:font-weight-complex="normal"/>
    </style:style>
    <style:style style:name="T161" style:family="text">
      <style:text-properties fo:font-style="normal" fo:font-weight="normal" officeooo:rsid="00a61624" style:font-style-asian="normal" style:font-weight-asian="normal" style:font-style-complex="normal" style:font-weight-complex="normal"/>
    </style:style>
    <style:style style:name="T162" style:family="text">
      <style:text-properties fo:font-style="normal" fo:font-weight="normal" officeooo:rsid="00a7d220" style:font-style-asian="normal" style:font-weight-asian="normal" style:font-style-complex="normal" style:font-weight-complex="normal"/>
    </style:style>
    <style:style style:name="T163" style:family="text">
      <style:text-properties fo:font-style="normal" fo:font-weight="normal" officeooo:rsid="00a80cdf" style:font-style-asian="normal" style:font-weight-asian="normal" style:font-style-complex="normal" style:font-weight-complex="normal"/>
    </style:style>
    <style:style style:name="T164" style:family="text">
      <style:text-properties fo:font-style="normal" fo:font-weight="normal" officeooo:rsid="00a894f5" style:font-style-asian="normal" style:font-weight-asian="normal" style:font-style-complex="normal" style:font-weight-complex="normal"/>
    </style:style>
    <style:style style:name="T165" style:family="text">
      <style:text-properties fo:font-style="normal" fo:font-weight="normal" officeooo:rsid="00aa821e" style:font-style-asian="normal" style:font-weight-asian="normal" style:font-style-complex="normal" style:font-weight-complex="normal"/>
    </style:style>
    <style:style style:name="T166" style:family="text">
      <style:text-properties fo:font-style="normal" fo:font-weight="normal" officeooo:rsid="00ab39f1" style:font-style-asian="normal" style:font-weight-asian="normal" style:font-style-complex="normal" style:font-weight-complex="normal"/>
    </style:style>
    <style:style style:name="T167" style:family="text">
      <style:text-properties fo:font-style="normal" fo:font-weight="normal" officeooo:rsid="00acee55" style:font-style-asian="normal" style:font-weight-asian="normal" style:font-style-complex="normal" style:font-weight-complex="normal"/>
    </style:style>
    <style:style style:name="T168" style:family="text">
      <style:text-properties fo:font-style="normal" fo:font-weight="normal" style:font-size-asian="15.75pt" style:font-style-asian="normal" style:font-weight-asian="normal" style:font-style-complex="normal" style:font-weight-complex="normal"/>
    </style:style>
    <style:style style:name="T169" style:family="text">
      <style:text-properties fo:font-style="normal" fo:font-weight="normal" style:font-size-asian="16pt" style:font-style-asian="normal" style:font-weight-asian="normal" style:font-size-complex="16pt" style:font-style-complex="normal" style:font-weight-complex="normal"/>
    </style:style>
    <style:style style:name="T170" style:family="text">
      <style:text-properties fo:font-style="normal" fo:font-weight="normal" officeooo:rsid="0086a850" style:font-size-asian="16pt" style:font-style-asian="normal" style:font-weight-asian="normal" style:font-size-complex="16pt" style:font-style-complex="normal" style:font-weight-complex="normal"/>
    </style:style>
    <style:style style:name="T171" style:family="text">
      <style:text-properties fo:font-size="18pt" fo:font-style="normal" fo:font-weight="normal" style:font-style-asian="normal" style:font-weight-asian="normal" style:font-style-complex="normal" style:font-weight-complex="normal"/>
    </style:style>
    <style:style style:name="T172" style:family="text">
      <style:text-properties fo:font-size="18pt" fo:font-style="normal" fo:font-weight="normal" style:font-size-asian="18pt" style:font-style-asian="normal" style:font-weight-asian="normal" style:font-size-complex="18pt" style:font-style-complex="normal" style:font-weight-complex="normal"/>
    </style:style>
    <style:style style:name="T173" style:family="text">
      <style:text-properties fo:font-size="18pt" style:font-size-asian="15.75pt" style:font-size-complex="18pt"/>
    </style:style>
    <style:style style:name="T174" style:family="text">
      <style:text-properties fo:font-size="18pt" officeooo:rsid="00ae891f" style:font-size-asian="15.75pt" style:font-size-complex="18pt"/>
    </style:style>
    <style:style style:name="T175" style:family="text">
      <style:text-properties officeooo:rsid="00ae891f"/>
    </style:style>
    <style:style style:name="T176" style:family="text">
      <style:text-properties officeooo:rsid="00b084a1"/>
    </style:style>
    <style:style style:name="T177" style:family="text">
      <style:text-properties officeooo:rsid="00b24419"/>
    </style:style>
    <style:style style:name="T178" style:family="text">
      <style:text-properties officeooo:rsid="00b3d5be"/>
    </style:style>
    <style:style style:name="T179" style:family="text">
      <style:text-properties officeooo:rsid="00b59d89"/>
    </style:style>
    <style:style style:name="T180" style:family="text">
      <style:text-properties officeooo:rsid="00b7d26b"/>
    </style:style>
    <style:style style:name="T181" style:family="text">
      <style:text-properties officeooo:rsid="00b92b1b"/>
    </style:style>
    <style:style style:name="T182" style:family="text">
      <style:text-properties officeooo:rsid="00b9a564"/>
    </style:style>
    <style:style style:name="T183" style:family="text">
      <style:text-properties officeooo:rsid="00b9ad41"/>
    </style:style>
    <style:style style:name="T184" style:family="text">
      <style:text-properties officeooo:rsid="00bad010"/>
    </style:style>
    <style:style style:name="T185" style:family="text">
      <style:text-properties officeooo:rsid="00bb6f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08">-</text:span>Le Malentendu(The Misunderstanding)</text:p>
      <text:p text:style-name="P37"/>
      <text:p text:style-name="P37"/>
      <text:p text:style-name="P39">Недоразбирање</text:p>
      <text:p text:style-name="P40"><text:s text:c="9"/><text:span text:style-name="T1">Драма во 3 чина</text:span></text:p>
      <text:p text:style-name="P41">Алберт Ками</text:p>
      <text:p text:style-name="P45"/>
      <text:p text:style-name="P45">превод</text:p>
      <text:p text:style-name="P46">Ристе Петров</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soft-page-break/>За моите приатели од театарот de lequipe</text:p>
      <text:p text:style-name="P43">Ликови во драмата</text:p>
      <text:p text:style-name="P44"/>
      <text:p text:style-name="P48"/>
      <text:p text:style-name="P49"/>
      <text:p text:style-name="P49">Слугата/Помошникот</text:p>
      <text:p text:style-name="P49"/>
      <text:p text:style-name="P49">Мајката</text:p>
      <text:p text:style-name="P49"/>
      <text:p text:style-name="P49">Марија –<text:span text:style-name="T2"> </text:span><text:span text:style-name="T4">(жена на Јан)</text:span></text:p>
      <text:p text:style-name="P49"/>
      <text:p text:style-name="P50">Марта <text:span text:style-name="T2">- </text:span><text:span text:style-name="T3">(ќерка на мајката)</text:span></text:p>
      <text:p text:style-name="P49"/>
      <text:p text:style-name="P49">Јан –<text:span text:style-name="T66"> </text:span><text:span text:style-name="T4">(случаен гостин)</text:span></text:p>
      <text:p text:style-name="P49"/>
      <text:p text:style-name="P49"/>
      <text:p text:style-name="P49"/>
      <text:p text:style-name="P49"/>
      <text:p text:style-name="P49"/>
      <text:p text:style-name="P49"/>
      <text:p text:style-name="P48">Недоразбирање беше одиграна за прв пат во театарот des <text:s/>mathurins, Парис, во 1944.</text:p>
      <text:p text:style-name="P51"><text:soft-page-break/>Први Чин</text:p>
      <text:p text:style-name="P47"/>
      <text:p text:style-name="P47">Вечер. Чиста, добро осветлено предсобље на еден на еден ан. Се е средено под конец.</text:p>
      <text:p text:style-name="P52"/>
      <text:p text:style-name="P38">Мајката: <text:tab/>Тој ќе се врати.</text:p>
      <text:p text:style-name="P53">Марта:<text:tab/>Тој ти го кажа тоа?</text:p>
      <text:p text:style-name="P53">Мајката: <text:tab/>Да.</text:p>
      <text:p text:style-name="P53">Марта:<text:tab/>Сам?</text:p>
      <text:p text:style-name="P53">Мајката:<text:tab/>Неможам да кажам.</text:p>
      <text:p text:style-name="P53">Марта:<text:tab/>То не изгледаше како сиромав човек.</text:p>
      <text:p text:style-name="P53">Мајката:<text:tab/>Не, и никогаш не не праша за цената за престојот.</text:p>
      <text:p text:style-name="P54">Марта:<text:tab/>Тоа е добар знак. Обично богатите луѓе не патуваат сами. Навистина тоа ги отежнува работите. Треба со години да најдеш човек кој не само е богат туку исто така и самец.</text:p>
      <text:p text:style-name="P54">Мајката:<text:tab/>Да, ние сме имале толку многу шанси .</text:p>
      <text:p text:style-name="P54">Марта:<text:tab/>Тоа значи, навистина, дека <text:s/>ние навистина работиме залудно. Ова место е често пусто. Сиромашните кој доаѓаат тука никогаш не остануваат долго, и е сосем ретко да наминат богаташи.</text:p>
      <text:p text:style-name="P55">Мајката:<text:tab/>Не мрмори за тоа, Марта. Богаташите исто така бараат поголема работа.</text:p>
      <text:p text:style-name="P55">Марта <text:span text:style-name="T11">[гледајќи ја попреку]</text:span> : Но тие плаќаат добро.<text:span text:style-name="T11">[кратка тишина.]</text:span> Кажи ми, мајко. Што е со тебе? Скоро имам приметено како да не си при себе.</text:p>
      <text:p text:style-name="P55">Мајката:<text:tab/>Уморна сум. Само морам долго да одморам.</text:p>
      <text:p text:style-name="P55"><text:soft-page-break/>Марта:<text:tab/>Слушај, мајко. Јас можам да се справам со работата што ја работиш сега. Впрочем ќе можеш да земеш некколку слободни денови.</text:p>
      <text:p text:style-name="P55">Мајката:<text:tab/>Тоа не е одмор на кој посочив. Ох, јас само мислам дека е само фантазија на една старица. Мечтаем само за мир – да можам да потчинам малку. <text:span text:style-name="T11">[се потсмешнува помалку]</text:span> знам дека звучи смешно, Марта, но некои пландевниња се чуствувам ко да <text:span text:style-name="T5">си зборувам сама на себе си.</text:span></text:p>
      <text:p text:style-name="P56">Марта: <text:tab/>Ти не си толку стара, мајко, ти не си стигната до таму. <text:s/>И, <text:s/>како и да е, јас морам да ти кажам дека можеш подобро.</text:p>
      <text:p text:style-name="P56">Мајката:<text:tab/>Секако дека само се шегував, драга моја. Сите сме исти . . . на крајот на нечиј живот, не лоша идеа да се сочиш со тоа. Секој неможе да биде во движење, како што си ти, Марта. И не е природно за жена на твоја возраст. Јас знам многу девојќи кои ти се генерација, и тие мислат само за задоволство и авантури.</text:p>
      <text:p text:style-name="P56">Марта:<text:tab/>Задоволствата и авантурите се ништо во споредба со нашите, нели се согласуваш, мајко?</text:p>
      <text:p text:style-name="P56">Мајката:<text:tab/>Подобро да не зборувам за тоа.</text:p>
      <text:p text:style-name="P56">Марта <text:span text:style-name="T11">[замислено]</text:span>: Навистина некој ќе си помисли во овој век некои зборови ќе го навредат некој.</text:p>
      <text:p text:style-name="P56">Мајката : Што може да те загрижува, се приметува од твоето однесување? Но тоа не е важно. Тоа што мислев да кажам е, сакам да те видам сега па и повторно да се смееш.</text:p>
      <text:p text:style-name="P56">Марта:<text:tab/>Па се смеам понекогаш, ти се колнам.</text:p>
      <text:p text:style-name="P56">Мајката:<text:tab/>Навистина? Јас те немам никогаш видено.</text:p>
      <text:p text:style-name="P56">Марта:<text:tab/>Тоа е дека се смеам во спалната, кога сум сама.</text:p>
      <text:p text:style-name="P56">Мајаката <text:span text:style-name="T11">[гледајќи ја одблизу]</text:span>: Какво грубо лице имаш, Марта!</text:p>
      <text:p text:style-name="P56">Марта <text:span text:style-name="T11">[прибилижувајќи, се пополека]</text:span>: Ах, сега не ти се допаѓа ни како изгледам?</text:p>
      <text:p text:style-name="P56"><text:soft-page-break/>Мајката<text:span text:style-name="T11">[после кратка тишина, уште гледајќи ја]</text:span>: се запрашувам . . . Да, мислам дека имаш</text:p>
      <text:p text:style-name="P56">Марта<text:span text:style-name="T11">[емоционално]</text:span>: Мајко, неможеш ли да разбереш? Некогаш имавме пари, да се спасиме од оваа <text:span text:style-name="T6">запустена</text:span> долина, еднаш можевме да му речеме довидување на овој ан и на овој проклет град <text:span text:style-name="T6">каде што <text:s/>секогаш врне, еднаш засекогаш ќе ја заборавевме оваа земја на сенки. Ах, тогаш, кога моите соништа ќе се оствареа, ќе живеевме покрај море, тогаш ќе ме видиш како се смеам. Занесреќа потребна си многу пари да може да си ја допуштиме да живееме покрај море. Затоа не смееме да се плашиме од зборови, затоа не смееме да се посрамотиме пред човеко кој ќе дојде тука да престојува. Ако е доволно богат, можеби ќе можам да си го допуштам тоа со него.</text:span></text:p>
      <text:p text:style-name="P57">Мајката:<text:tab/>Ако е доволно богат, и ако е самец.</text:p>
      <text:p text:style-name="P57">Марта:<text:tab/>Истотака. Тој мора да биде сам со себе. Дали зборуваше многу, мајко?</text:p>
      <text:p text:style-name="P57">Мајката:<text:tab/>Не, тој проговори малку.</text:p>
      <text:p text:style-name="P57">Марта:<text:tab/>Кога праша за својата соба, дали забележа како изгледаше.</text:p>
      <text:p text:style-name="P57">Мајката:<text:tab/>Не. Мојот вид е за никаде, знаеш, јас не му го погледнав лицето. Јас од искуство научив дека е полошо да се гледа одблизу. Полесно е да се убие тоа што не го знаеш. <text:span text:style-name="T11">[кратка тишина.]</text:span> Таму! Тоа ќе те задоволи. Ти неможеш да кажеш дека се плашиш од зборови.</text:p>
      <text:p text:style-name="P57">Марта:<text:tab/>Да, и <text:span text:style-name="T7">сакам така да биде. Јас немам користено интриги. Криминал си е криминал, и секој треба да знае што прави. И, според тоа што го кажа, се гледа дека ти си имала на ум тоа што го кажа за патникот.</text:span></text:p>
      <text:p text:style-name="P58">Мајката:<text:tab/>Не, јас ниогаш не кажав дека го имам на ум. Тоа од навика си го кажав.</text:p>
      <text:p text:style-name="P58"><text:soft-page-break/>Марта:<text:tab/>Навика? Но ти рече самата дека тие шанси ретко доаѓаат.</text:p>
      <text:p text:style-name="P58">Мајката:<text:tab/>Секако. Но навиката почнува со втор криминал. Со првото нешто почнува, но нешто завршува. Тогаш, исто, додека ние имамавме можности, тие беа распространети со годините, и меморијата помага да се натрупаат тие навики. Да, навиката е посилна од мене и ги отргна очите од тој човек кога разговара со него, од некаде се убедив дека тој го има погледот на жртва.</text:p>
      <text:p text:style-name="P58">Марта:<text:tab/>Мајко, ние мора да го убиеме.</text:p>
      <text:p text:style-name="P58">Мајката <text:span text:style-name="T11">[со потивок глас]</text:span> : Да, изгледа дека треба.</text:p>
      <text:p text:style-name="P58">Марта:<text:tab/>Ти го кажа тоа на интересен начин.</text:p>
      <text:p text:style-name="P58">Мајката: Јас сум уморна, тоа е се. Како и да е, јас сакам овој да биде последниот. Особено е измачувачки да се убива. И, <text:s/>навистина ми е гајле каде ќе умрам – дали покрај море или тука, во средоземието –<text:span text:style-name="T8"> И се надевам исто така дека ќе преминем заедно, моментот заврши.</text:span></text:p>
      <text:p text:style-name="P59">Марта: Навистина ќе биде така – каков славен момент ќе биде тоа! Затоа, расположи се, мајко, нема многу што да се стори. Знаеш добро нема прашања за убиства. Тој ќе си го испие својот чај, и се додека е жив не ќе го пренесеме до реката. Некој ден, многу подоцна ќе го најдат набиен во вирот, покрај другите кој ја немаа неговата среќа и се фрлија со отворени очи внатре. Се сеќаваш претходната година кога ние гледавме како ги поправаа браните, и како ти рече дека нашето страдање е најмало, и дека ти ќе се успокоиш скоро и ќе видиш што јас нема да видам никогаш.</text:p>
      <text:p text:style-name="P59">Мајката: Да, Марта. И тоа беше вистина, што кажа за “нашата”. Јас сум среќна што мислиш дека тие не страдаа. Навистина, тоа е едвај злочин, само еден начин на интервенција, отпукнување на прстите дадено на непознати животи. И тоа е сосем вистина, <text:soft-page-break/>според сликата, животот е доста посуров од нас. Навистина затоа и јас неможам да се чуствувам виновно. <text:span text:style-name="T9">Ја</text:span>с само можам да се чуствувам <text:span text:style-name="T9">уморно.</text:span></text:p>
      <text:p text:style-name="P106">[Стариот слуга влегува. Седнува позади шанкот и останува таму, не се ни мрда, ни па зборува, се додека не влезе Јан]</text:p>
      <text:p text:style-name="P69">Марта:<text:tab/>Во која соба ќе го сместиме?</text:p>
      <text:p text:style-name="P69">Мајката:<text:tab/>Во било која, само да е на првиот спрат.</text:p>
      <text:p text:style-name="P70">Марта:<text:tab/>Да, минатиот пат се помачивме кога имавме прелетување од две скалила <text:span text:style-name="T11">[за првпат седнува]</text:span> Кажи ми, мајко, дали е вистина дека на брегот песокот е толку жежок што ти ги гори нозете?</text:p>
      <text:p text:style-name="P70">Мајката:<text:tab/>Как што знаеш, Марта. Јас никогаш не сум била таму. Но ми имаат кажано дека сонцето гори се таму.</text:p>
      <text:p text:style-name="P70">Марта:<text:tab/>Имам прочитано во книга дека дури ги гори и душите на луѓето и им дава отсјај на телата како злато но всушност се шупливи, нема ништо останато внатре.</text:p>
      <text:p text:style-name="P70">Мајката:<text:tab/>Тоа ли те тера да одиш таму?</text:p>
      <text:p text:style-name="P70">Марта:<text:tab/>Да, мојата душа е мојот чувар, а мене ми е веќе смачено. Јас сакам да бидам во државата во која сонцето го убица секое прашање. Јас тука не припаѓам.</text:p>
      <text:p text:style-name="P70">Мајката:<text:tab/>За жал ние имаме многу пред тоа да се случи. Секако, кога ќе заврши, јас ќе дојдам таму со тебе. Но јас не сум како тебе, јас го неам то чуство да одам таму каде што припаѓам. После одредена возраст секој знае дека нема место за криење никаде. Всушност има нешто да се кажи за оваа грда куќа од цигли која ја направив дом и ја наполнив со мемори, има моменти кога може да се заспие во неа. Но, природно тоа не значи ништо, исто, и да можам јас да спијам и заборавајќи на се.</text:p>
      <text:p text:style-name="P70"><text:span text:style-name="T11">[таа станува и се движи кон врата.]</text:span> Епа, Марта, се е спремно <text:span text:style-name="T11">[застанува.]</text:span> Ако навистина вреди трудот.</text:p>
      <text:p text:style-name="P107"><text:soft-page-break/>[Марта ја гледа како таа излегува. Тогаш таа, исто, така излегува од друга врат. За неколку моменти слугата е на сцената. Јан влегува, застанува, гледа наоколу во собата, и гледа како стариот човек седи позади шанкот.]</text:p>
      <text:p text:style-name="P71">Јан:<text:tab/>Има ли некој? <text:span text:style-name="T11">[Старецот се ѕвери во него, станувајќи,поминувајќи преку сцената, и излегува надвор. Марија влегува. Јан се вртка околу неа.] </text:span>Знали ти ме следеше!</text:p>
      <text:p text:style-name="P72">Марија:<text:tab/>Прости ми, <text:span text:style-name="T61">неможев да се воздржам. Јас можеби нема да останам долго. Те мола самоо погледни го местото каде што ќе те оставам.</text:span></text:p>
      <text:p text:style-name="P73">Јан:<text:tab/>Некој може ќе дојде, ти ако си тука ќе ги наруши моите планови.</text:p>
      <text:p text:style-name="P72"><text:span text:style-name="T61">Марија:<text:tab/>Те молам дозволи ми да кажам кој си ако дојде некој. Знам дека несакаш, но </text:span><text:span text:style-name="T17">[Тој се врти исплашено настрана. Кратка типина. Марија ја разгледува собата.] </text:span><text:span text:style-name="T61">Значи ова е местото?</text:span></text:p>
      <text:p text:style-name="P73">Јан:<text:tab/>Да. Таа врата е онаа од која излегов, пред дваесет години. Мојата сестра беше мало девојче. Таа си играше во тоа ќоше. Мајка ми не дојде ни да ме бакне. Тогаш си помислив дека не ни и беше важно.</text:p>
      <text:p text:style-name="P73">Марија:<text:tab/>Јан, Јас неможам да поверувам дека тие неможеа да те препознаат, барем таа можеше.</text:p>
      <text:p text:style-name="P73">Јан:<text:tab/>Можеби. Сепак, дваесет години оделување прави разлика. Животот продолжил откако си отидов. Мојата мајка остарела, нејзиниот вид ослабнал. Јас тешко ја препознав самиот.</text:p>
      <text:p text:style-name="P72"><text:span text:style-name="T61">Марија </text:span><text:span text:style-name="T17">[со нетрпение]</text:span><text:span text:style-name="T61">:<text:tab/>Јас знам. Ти кога влезе, и рече “Добар ден”, ти седна. Оваа соба не беше како таа што ја паметиш.</text:span></text:p>
      <text:p text:style-name="P73">Јан:<text:tab/>Да, мојата меморија си поиграла со мене. Тие ме примија без да речат збор. Јас ја добив криглата пиво која ја побарав. Јас бев погледнат, но не и виден. Се беше потешко одколку што очекував.</text:p>
      <text:p text:style-name="P73"><text:soft-page-break/>Марија:<text:tab/>Ти добро знаеш дека не требаше да биде тешко, ти требаше само да зборуваш. На вакви настани секој вика “Јас сум” и тогаш си тече како вода.</text:p>
      <text:p text:style-name="P74">Јан:<text:tab/>Вистина. Но јас замислував – секакви нешта. Исто така очекував пречекување како син бегалец. Всушност мене ми беше дадена кригла пиво, во замена за наплата. Тоа ме онеме, и мислата дека треба да ги оставам нештата сами да се средат.</text:p>
      <text:p text:style-name="P74">Марија:<text:tab/>Немаше ништо да се случи. Тоа беше уште една од твоите идеи – и збор ќе беше доволен.</text:p>
      <text:p text:style-name="P74">Јан:<text:tab/>Тоа не беше моја идеа, Марија, тоа беше силата на ситуацијата. Има уште, мене не ми се брза. Јас дојдов тука да им ги донесам моите пари и ако можам, некоја среќа. Кога дознав за смрта на таткоми јас разбрав дека моте должности е насочена кон овие две жени, и како произво на тоа. Јас ќе го направам тоа што е правилно да го направам. Но <text:span text:style-name="T62">тоа не е толку лесно како што мислат луѓето, и е потребно време да се промени еден станец во син.</text:span></text:p>
      <text:p text:style-name="P75">Марија: Но зошто не дозволиш да а знаат вистината еднаш? Има ситуации во кои нормалниот начин на дејствување е најдобар. <text:span text:style-name="T63">Ако некој сака да го препознаат, тој почннува кажувајќи си го неговото име, тоа го знае секој со здрав разум. Како ќе очекуваш да не се однесуваат со тебе како со странец ако се претставуваш како странец? Не, драг, има нешто . . . нешто убинствено за ова што го правиш.</text:span></text:p>
      <text:p text:style-name="P76">Јан: Ајде, Марија! Не е толку сериозно. И, пречејќи ти тебе, <text:span text:style-name="T64">се оди по планот. Јас че ја зграбам оваа можност и ќе погледнам каква е состојбата како странец. Тогаш јас ќе имам подобра слика како да ги усреќам. Покрај то, јас ќе најдам некој начин з да ме препознаат. Само зависи од еден збор.</text:span></text:p>
      <text:p text:style-name="P77">Марија:<text:tab/>Не, ова е единствениот начин, и секој обичен смртник ќе рече “Јас сум” и ќе го остави срцето да зборува.</text:p>
      <text:p text:style-name="P77"><text:soft-page-break/>Јан:<text:tab/><text:tab/>Срцето не е толку едноставно.</text:p>
      <text:p text:style-name="P77">Марија:<text:tab/>Но користи едноставни зборови. Сигурно ти е тешко да кажеш “јас сум син ти. Ова е мојата жена. Ние живееме со неа во земја која и двајцата ја сакаме, земја со бескрајни зори покрај морето. Но нешто фали за да биде целосно, а тоа сте вие.</text:p>
      <text:p text:style-name="P77">Јан: Небиди неправедна, Марија. Мене не ми требаат, но сватив дека можеби на нив сум им потребен јас, и мажот не живее сам.</text:p>
      <text:p text:style-name="P108">[Кратка тишина. Марија поледнува на страна]</text:p>
      <text:p text:style-name="P77">Марија:<text:tab/>Можеби си во <text:span text:style-name="T65">право. Извини за тоа што го реков. Но јас се посомневав бидејќи одкако сме додјдени во оваа земја не видов ниту една насмевка на твоето лице. Оваа Европа твоја е толку тажна. Откако сме во твојата Европа ти си толку тажен. Откако сме тука, јас те немам видено да се смееш, и, за мене, јас можам да ги почуствувам моите нерви како се на прагот на кинење.Зошто ме натера да ја напуштиме мојата држава? Ајде да си одиме Јан, ние не можеме да најдеме среќа тука.</text:span></text:p>
      <text:p text:style-name="P78">Јан:<text:tab/>Ние не дојдовме за среќа ту<text:span text:style-name="T67">к</text:span>а. <text:span text:style-name="T67">Ние имавме</text:span> веќе среќа.</text:p>
      <text:p text:style-name="P78">Марија <text:span text:style-name="T16">[страсно]: <text:s/></text:span><text:span text:style-name="T69">Тогаш зошто не си задоволен со тоа?</text:span></text:p>
      <text:p text:style-name="P79">Јан:<text:tab/>Среќата не значи се, постои и должност, исто. Мојата беше да се вратам кај мојата мајка и во мо<text:span text:style-name="T74">јата земја. </text:span><text:span text:style-name="T18">[ </text:span><text:span text:style-name="T19">Марија прави гримаса на негодување и е пред давање одговор. Јан ја погледнува. Се слушаат чекори ]. </text:span><text:span text:style-name="T75">Некој доаѓа. Те молам оди, Марија.</text:span></text:p>
      <text:p text:style-name="P109">Марија:<text:tab/>Не, неможам, неможам ! Не сега, никако!</text:p>
      <text:p text:style-name="P79"><text:span text:style-name="T76">Јан </text:span><text:span text:style-name="T12">[додека се доближуваат чекорите]: </text:span><text:span text:style-name="T77">Оди таму. </text:span><text:span text:style-name="T20">[Тој полека ја бутка кон задната врата. Стариот слуга поминува низ собата без да ја забележи Марија, и излегува од другата врата.]</text:span><text:span text:style-name="T77"> Сега, оди си еднаш. Ќе видиш, среќата е на моја страна.</text:span></text:p>
      <text:p text:style-name="P80">Марија: Те молам пушти ме да седам. Ти ветувам нема да кажам ни збор, само ќе седам додека да те препознаат.</text:p>
      <text:p text:style-name="P80">Јан: Не.Ти ќе ме издадеш</text:p>
      <text:p text:style-name="P110"><text:soft-page-break/>[Таа се трга на страна, потоа се враќа назад и го гледа во очите]</text:p>
      <text:p text:style-name="P80">Марија: Јан, ние сме во брак веќе 5 години.</text:p>
      <text:p text:style-name="P80">Јан: Да, скоро 5 години.</text:p>
      <text:p text:style-name="P80">Марија<text:span text:style-name="T11">[спуштајќи го погледот]:</text:span> И ова ќе биде прва ноќ оделени. [<text:span text:style-name="T16">тој не кажува ништо и таа го подигнува погледот, ѕверејќи се во него.]</text:span> Јас секогаш сакав се тоа што претставуваше ти, дури и она што не го разбирав, и јас сега навистана не сакам да бидеш друг освен ти себе си. Јас не сум <text:span text:style-name="T78">проблематична сопруга, нели? Но тука јас сум исплашена од празниот кревет во кој ти ме испраќаш, и се плашам да, исто, да не ме заборавиш.</text:span></text:p>
      <text:p text:style-name="P81">Јан: Сигурна си дека можеш да и веруваш повеќе на мојата љубов повеќе од тоа?</text:p>
      <text:p text:style-name="P81">Марија: Јас не и верувам. Покрај твојата љубов тука се и твоите соништа – или твоите должности. Тие се едното исто. Тие Тие ме одземаат толку често од мене, и во овие моменти исто е како да си на одмор од мене. Но јас неможам да го прифатам овој одмор од тебе. <text:span text:style-name="T11">[таа го притиска он себе си, липајќи]</text:span>, оваа ноќ без тебе – оу, јас никогаш нема да можам да ја издржам!</text:p>
      <text:p text:style-name="P81">Јан<text:span text:style-name="T16"> [притискајќи ја силно]: </text:span>Но ова е детско, моја драга!</text:p>
      <text:p text:style-name="P81">Марија: Секако дека е детско. Но . . . но ние бевме толку среќни таму, не е моја вина ако овие ноќи во оваа држава ме преплашуваат. Јас не сакам да сум сама ноќва.</text:p>
      <text:p text:style-name="P81">Јан: Но ти потруди се да ме разбереш, моја драга, јас ветив, и тоа е најважно</text:p>
      <text:p text:style-name="P81">Марија: Што вети?</text:p>
      <text:p text:style-name="P81">Јан: Ветувањето кое си го ветив себеси дека еден ден ќе разберам дека сум и потребен на мајка ми.</text:p>
      <text:p text:style-name="P81">Марија: Ти имаш друго ветување да го исполниш.</text:p>
      <text:p text:style-name="P81">Јан: Имам?</text:p>
      <text:p text:style-name="P82"><text:soft-page-break/>Марија: <text:span text:style-name="T79">Ветувањето кое го вети кога го спој мојот живот со твојот.</text:span></text:p>
      <text:p text:style-name="P84">Јан: Но сигурно ќе можам да ги одржам двете ветрувања. Тоа што јас прашувам од тебе не е ништо ужасно. Ни пак ништо повеќе од мал каприц. Само една вечер и една ноќ само да ја запознаам ситуацијата тука, да ги запознаам подобро овие две жени кој се драги кон мене, и да а осигурам нивната среќа.</text:p>
      <text:p text:style-name="P83"><text:span text:style-name="T80">Марија </text:span><text:span text:style-name="T13">[климајќи ја главата]: </text:span><text:span text:style-name="T80">Оделувањето секогаш им значи на многу луѓе кој се сакаат – со правиот начин на сакање.</text:span></text:p>
      <text:p text:style-name="P85">Јан: Но, ти романтично мало суштество, ти добро знаеш колку добро те сакам со правиот начин на сакање.</text:p>
      <text:p text:style-name="P85">Марија: Не, јан. Мажите не знаат правата љубов каква е. Нема ништо што ги задоволува. Тие секогаш сонуваат соништа, создаваат нови должности, нови држави и нови домови. Жените се различни, тие знаат дека животот е краток и дека мораат да сакаат една личност и стравува од разделба. Кога еден сака нема време за соништа.</text:p>
      <text:p text:style-name="P85">Јан: Но, навистина, драга, да не прувеличуваш? Тоа е само едноставно нешто што го правам, се обидувам да воспоставам контак со мајка ми, на и помогнам и да ја усреќам. И за моите соништа и должности, ти ќе мораш да ги проголташ такви какви што се. Без нив јас сум само сенка од себе си, секако дека ти ќе ме сакаше помалку без нив.</text:p>
      <text:p text:style-name="P85">Марија <text:span text:style-name="T11">[вртејќи му грб </text:span><text:span text:style-name="T14">нагло</text:span><text:span text:style-name="T11">]</text:span><text:span text:style-name="T14">: </text:span><text:span text:style-name="T81">Оу, јас знам дека можеш да ме надмудриш, ти секогаш наоѓаш добра причина за се што сакаш да направиш. Но јас одбивам да те слушам, јас ги исклучувам ушите кога зборуваш со твојот специјален глас кој јас добро го познавам. Тоа е гласот на твојата самотија, не твојата љубов.</text:span></text:p>
      <text:p text:style-name="P86">Јан <text:span text:style-name="T11">[стоејќи покрај неа]:</text:span><text:span text:style-name="T82"> Ајде да не зборуваме за ова сега, Марија. Се што барам од тебе е да ме оставиш сам, за да можам да </text:span><text:soft-page-break/><text:span text:style-name="T82">расчистам неколку работи во мојата глава. Навистина не е толку ужасно, или претерано, јас да спијам под ист кров со мојата мајка. Господ ќе го пресуди другото и тој знае исто, со оваа постапка нема да те заборавам. Едноставно – никој неможе да биде среќен во прогонство или </text:span><text:span text:style-name="T83">отуѓен. Никој неможе да остане странец целиот свој живот. Тоа е навистина вистина дека човек бара среќа, но исто тој мора да го најде вистинското место во свеетот. И јас верувам дека вракајќи со во мојата држава, јас ги правам среќни оние кој ги сакам, че ми помогне да го постигнам ова. Јас не го гледам поразлично</text:span></text:p>
      <text:p text:style-name="P90">Марија: Сигурен си дега без овие . . . овие компликации? Не, Јан. Јас се плашам ти се движиш во погрешната насока во врска со ова. </text:p>
      <text:p text:style-name="P90">Јан:<text:tab/>Ова е правиата насока, бидејќи ова е еднинствениот начин со кој ќе донзаам дали тие соништа беа добри или не.</text:p>
      <text:p text:style-name="P90">Марија: Се надевам дека ќе си сторил добро. Но јас имам еден сон – од таа држава во оја ние бевме среќни заедно и само една должност - кон тебе.</text:p>
      <text:p text:style-name="P90">Јан [прегрнувајќи ја]: Дозволи ми да биде по мое, драга. Јас ќе најдам начин да го вклопа сето ова во ред.</text:p>
      <text:p text:style-name="P87"><text:span text:style-name="T82">Марија </text:span><text:span text:style-name="T11">[со наплив од емоции]:</text:span><text:span text:style-name="T82"> Тогаш следи си ги соништата, драги. Ништо не е важно, ако јас продолжам да те сакам. Често јас ќе бидам несреќна додека ме држиш во твоите прегратки. </text:span><text:span text:style-name="T84">Јас ќе го чекам моментот, јас ќе чекам кога ќе се симнеш на земја, и тој час. Што ме прави несреќна денес е тоа, што иако јас сум доста сигурна во твојата љубов, јас сум помалку сигурна дека нема да ми дозволиш да седам со тебе. Затоа љубовта на мажите е толку сурова, толку трогателна. Они немжат да се спречат себе си во оставањето на тоа што го вреднуваат најмногу.</text:span></text:p>
      <text:p text:style-name="P88"><text:span text:style-name="T82">Јан </text:span><text:span text:style-name="T11">[држејќи и го лицето помеѓу рацете, и смејќи се]: </text:span><text:span text:style-name="T68">Доста вистинито, драга. Но те молам! Погледни ме! Јас не сум во </text:span><text:soft-page-break/><text:span text:style-name="T68">опасност, како што ти се плашиш, Јас го изведувам мојот план, и знам дека се ќе биде во ред. Ти не ми веруваш само една моќ со мојата мајка и мојата сестра, тука нема ништо за загрижување, или има?</text:span></text:p>
      <text:p text:style-name="P88"><text:span text:style-name="T11">Марија [ослободувајќи се]</text:span><text:span text:style-name="T86">: </text:span><text:span text:style-name="T82">Тогаш </text:span><text:span text:style-name="T85">довидување! И нека мојата љубов те штити од лошо. </text:span><text:span text:style-name="T15">[Таа оди кон врата, со рацете во клопче пред неа] </text:span><text:span text:style-name="T85">Гледаш колку сум сиромава, тие се празни! Ти – ти продолжуваш со авантура. Јас можам само да чекам. </text:span><text:span text:style-name="T15">[После момент од двоумење таа излегува. Јан седнува. Марта влегува]</text:span><text:span text:style-name="T85"> </text:span></text:p>
      <text:p text:style-name="P91">Јан: Јас морам да кажам, твојот слуга е многу горд човек.</text:p>
      <text:p text:style-name="P91">Марта: Ова е првиот пат кога слушам жалба за него. Тој секогаш ги исполнува своите должности доста задоволително</text:p>
      <text:p text:style-name="P91">Јан: Оу, јас не се жалев. Јас си помислив дека не се однесува прикладно. Да не е глупав?</text:p>
      <text:p text:style-name="P91">Марта: Не е тоа.</text:p>
      <text:p text:style-name="P91">Јан:<text:tab/>Ах! Тогаш тој не зборува.</text:p>
      <text:p text:style-name="P91">Марта: Колку може најмалку и само тогаш кога е потребно.</text:p>
      <text:p text:style-name="P91">Јан: Како и да е, тој не изгледа не ни слуша.</text:p>
      <text:p text:style-name="P91">Марта: Не до толку дека не слуша, тој слуша лошо. Сега морам да ве прашам за вашето име и крстеното име.</text:p>
      <text:p text:style-name="P91">Јан:<text:tab/>Хасек, Карл.</text:p>
      <text:p text:style-name="P91">Марта: Само Карл?</text:p>
      <text:p text:style-name="P91">Јан: Да.</text:p>
      <text:p text:style-name="P91">Марта: Дата на раѓање и место?</text:p>
      <text:p text:style-name="P91">Јан: Јас имам триесет и осум.</text:p>
      <text:p text:style-name="P91">Марта: Да, но каде сте?</text:p>
      <text:p text:style-name="P89"><text:span text:style-name="T82">Јан </text:span><text:span text:style-name="T11">[после мало двоуемење]</text:span><text:span text:style-name="T82">: Оу, во . . . во Бохемија.</text:span></text:p>
      <text:p text:style-name="P91">Марта: Професија?</text:p>
      <text:p text:style-name="P91"><text:soft-page-break/>Јан: Немам.</text:p>
      <text:p text:style-name="P91">Марта: Некој мора да е многу богат или многу сиромав <text:s/>за да патува и да не работи.</text:p>
      <text:p text:style-name="P89"><text:span text:style-name="T82">Јан </text:span><text:span text:style-name="T11">[смешкајќи се]</text:span><text:span text:style-name="T82">: Јас не сум многу сиромав, поради повеќе причани, јас само сум задоволен.</text:span></text:p>
      <text:p text:style-name="P89"><text:span text:style-name="T82">Марта </text:span><text:span text:style-name="T11">[со различен тон]</text:span><text:span text:style-name="T82">: Ти си чех, претпоставувам?</text:span></text:p>
      <text:p text:style-name="P91">Јан: секако.</text:p>
      <text:p text:style-name="P91">Марта: Сегашно живеалиште?</text:p>
      <text:p text:style-name="P91">Јан: Во Бохемија.</text:p>
      <text:p text:style-name="P91">Марта: Дојде од таму тука?</text:p>
      <text:p text:style-name="P89"><text:span text:style-name="T82">Јан: Не, јас додјов од југ </text:span><text:span text:style-name="T11">[Таа го гледа зачудено.] </text:span><text:span text:style-name="T68">Преку морето.</text:span></text:p>
      <text:p text:style-name="P60">Марта: <text:span text:style-name="T87">А, да </text:span><text:span text:style-name="T28">[после долга тишина] </text:span><text:span text:style-name="T89">Дали одиш таму често?</text:span></text:p>
      <text:p text:style-name="P92">Јан: Доста често.</text:p>
      <text:p text:style-name="P61"><text:span text:style-name="T88">Марта </text:span><text:span text:style-name="T29">[Таа изгледа изгубена во мисли за некој момент додека да продолжи]:</text:span><text:span text:style-name="T88"> И каде ќе одиш следно?</text:span></text:p>
      <text:p text:style-name="P92">Јан: Сеуште немам одлучено. Ќе зависи од многу работи.</text:p>
      <text:p text:style-name="P92">Марта: Тогаш претпоставувам ќе останете тука?</text:p>
      <text:p text:style-name="P92">Јан: Незнам. Зависи од тоа што ќе најдам тука.</text:p>
      <text:p text:style-name="P92">Марта: Тоа не е важно. Те очекува ли некој?</text:p>
      <text:p text:style-name="P92">Јан: Не, никој не ме очекува?</text:p>
      <text:p text:style-name="P61"><text:span text:style-name="T88">Марта: </text:span><text:span text:style-name="T90">Имате ли документи за идентификација, </text:span><text:span text:style-name="T91">се надевам дека имате?</text:span></text:p>
      <text:p text:style-name="P62"><text:span text:style-name="T91">Ј</text:span><text:span text:style-name="T88">ан: Да, можам да ви ги покажам.</text:span></text:p>
      <text:p text:style-name="P93">Марта: Не е проблем. Само треба да заведам дали имате идентификација или пасош.</text:p>
      <text:p text:style-name="P62"><text:span text:style-name="T88">Јан </text:span><text:span text:style-name="T29">[го вади пасошот од својо џеб]</text:span><text:span text:style-name="T88">: Имам пасош. Еве го. Ќе го погледнете? </text:span></text:p>
      <text:p text:style-name="P111"><text:soft-page-break/>[Таа го зема, но бидејќи нејзините мисли лутаа на друго место, таа го држи во раката и го враќа назад.]</text:p>
      <text:p text:style-name="P93">Марта: Не, задржи го. Кога сте таму, дали живеете блиску до морето?</text:p>
      <text:p text:style-name="P93">Јан: Да.</text:p>
      <text:p text:style-name="P111">[Таа станува, се мисли да ги тргне книгите на страна, тогап се премислува и ги држи отворени пред неа.]</text:p>
      <text:p text:style-name="P63"><text:span text:style-name="T88">Марта </text:span><text:span text:style-name="T30">[со ненадејна суровост]</text:span><text:span text:style-name="T92"> : Ах, јас заборавив. Имате фамилија?</text:span></text:p>
      <text:p text:style-name="P94">Јан: добро, имав еднаш. Но ги оставив пред многу години.</text:p>
      <text:p text:style-name="P94">Марта: Не, мислев, женети сте?</text:p>
      <text:p text:style-name="P94">Јан: Зошто го прашувате тоа? Во друг хотел ме немаат прашано вавко прашање.</text:p>
      <text:p text:style-name="P94">Марта: Едно од прашањата дадено од полиција.</text:p>
      <text:p text:style-name="P94">Јан: Вие ме изненадивте . . . . Да, оженет сум. Не го приметивте мојата бурма?</text:p>
      <text:p text:style-name="P94">Марта: Не, неприметив. Не е моја работа да гледам во вашите прсти. Јас сум тука да го потпишам формуларот за сместување. Адреса на вашата жена, ве мола.</text:p>
      <text:p text:style-name="P94">Јан: Доборо, таа . . . фактички, остана, во нејзината земја.</text:p>
      <text:p text:style-name="P64"><text:span text:style-name="T88">Марта: Ах! Многу добро. </text:span><text:span text:style-name="T29">[ја затвора книгата/дневникот] </text:span><text:span text:style-name="T88">Да ви донесам нешто да се напиете, додека ви ја подготвуваме собата?Јан: Не, ви благодарам. Не, ако не ви пречи, јас ќе бидам тука. Се надевам нема да ви пречи.</text:span></text:p>
      <text:p text:style-name="P95">Марта: Зошто би ми пречело? Ова е предсобљето, само за муштерии е.</text:p>
      <text:p text:style-name="P65"><text:span text:style-name="T88">Јан: Да, само </text:span><text:span text:style-name="T93">понекогаш човек сам себе си смета и може да биде поголемо сметално него група од луѓе.</text:span></text:p>
      <text:p text:style-name="P66"><text:soft-page-break/><text:span text:style-name="T88">Марта</text:span><text:span text:style-name="T94"> </text:span><text:span text:style-name="T31">[грижејќи се за собата]: </text:span><text:span text:style-name="T95">Зошто? Јас не планирам да си го трошам времето со муабетење. Јас немам време за оние луѓе кои доаѓаат тука да се прават глупави – тоа требаше да го погодите. </text:span><text:span text:style-name="T96">Тукашните го знаат тоа, како и да е, и вие ќе видите скоро дека ова е многу тивок ан, и ќе ја имате таа тишина на располаѓање. Скоро никој не доаѓа.</text:span></text:p>
      <text:p text:style-name="P96">Јан: То сигурно не е добро за бизнисот.</text:p>
      <text:p text:style-name="P96">Марта: Ние може немаме многу муштерии, но во мирувањето надополнување, и мирот е нешто што неможе да се плати превисока цена. И не заборавај еден добар муштерија е подобар него кружечки муштерии, така да ние го чекаме – правиот муштерија.</text:p>
      <text:p text:style-name="P67"><text:span text:style-name="T88">Јан: Но . . . . . </text:span><text:span text:style-name="T32">[Тој се двоуми] </text:span><text:span text:style-name="T97">Не е вашиот живот тука малку </text:span><text:span text:style-name="T98">едноличен повремено? Дали вие и вашата мајка се осеќате малку осамени?</text:span></text:p>
      <text:p text:style-name="P68"><text:span text:style-name="T88">Марта </text:span><text:span text:style-name="T29">[движејќи се гневно низ собата]</text:span><text:span text:style-name="T88">: Јас о</text:span><text:span text:style-name="T100">д</text:span><text:span text:style-name="T88">бивам да одговорам на овие прашања. </text:span><text:span text:style-name="T99">Вас тие не ве засегаат </text:span><text:span text:style-name="T100">и тоа требаше да ви биде јасно. Јас за сега можам само да ве преупредам за да ви покажам како стојат работите. Како гостин на овој ан ги имате правата и превилегиите на гостин, ништо повеќе. Сепак, не се плаѓете, вие ќе го добиете целосното внимание кое ви прилега. За вас ќе се погрижиме сосем коректно и ќе бидете позитивно изненадени </text:span><text:span text:style-name="T101">и во случај да се пожалите од вашата рецепција тука. Но јас неможам да разберам зошто вие имате причина да сте загрижени за причините за задоволство. Затоа вашето прашање не е на место. </text:span><text:span text:style-name="T102">Тоа нема никаква </text:span><text:span text:style-name="T103">поврзаност </text:span><text:span text:style-name="T104">со вас </text:span><text:span text:style-name="T105">или со вашата осаменост, само вие не треба да бидете проблематичини и да не ни предизвикувате преголем неред. </text:span><text:span text:style-name="T106">И покрај тоа вие сте само гостин. </text:span><text:span text:style-name="T107">Ти можеш да ги искористиш твоите права. Но несмееш да ги пречекоруваш.</text:span></text:p>
      <text:p text:style-name="P97"><text:soft-page-break/>Јан: Ви се извинувам. Немав намера да ве навредам, напротив само сакв да ви ја покажам мојата добра намера, се чуствував дека не сте толку одалечени едни од други колку што вие мислите, ништо повеќе од тоа.</text:p>
      <text:p text:style-name="P98">Марта: Јас гледам дека морам да се повторам себе си во врска тоа што го реков. <text:span text:style-name="T109">Неможе да има прашање кое би ме навредило или не би ме навредило. Бидејќи вие изгледате посветени на својот став дека немате право на тоа, јас да ви ги појаснам работите. Јас можам да ве осигурам дека асн не сум фрустрирана. Само што вашиот интерес, вашиот и мојот, треба ние <text:s/>да иамаме одредена дистанца. Ако вие настојувате да зборувате со такви намери да станете нешто повеќе од гостин, нема друго решение, ние ќе мораме да ве одбиеме и вас и вашиот престој. Но ако вас ова вие јасно, јас сум сигурна дека ќе ви биде, дела овое две жени кои вие даваат соба за престој во нивниот хотел немаат никаква должност да се однесуваат со вас како со пријател во замена за зделка, воедно сето ова да биде изведено во потполен ред.</text:span></text:p>
      <text:p text:style-name="P99">Јан: Јас <text:span text:style-name="T110">се согласува во целост, ова беше неопростливо, јас сакав да ви оставам само добар впечаток, но јас неуспеав навремено да го сватам тоа.</text:span></text:p>
      <text:p text:style-name="P100">Марта: <text:span text:style-name="T111">Оу, нема поголемо зло кое може да се стори. Вие не сте првите кои сте пробале да ја пречекорите линијата. Но јас секогаш сум го нагласувала тоа многу јасно како ние се чуствуваме на такви теми, и тие останале.</text:span></text:p>
      <text:p text:style-name="P101">Јан: Да, вие бевте јасни и јас подобро да не говорам ништо повеќе, сега за сега.</text:p>
      <text:p text:style-name="P101">Марта: Ништо повеќе. Нема ништо да ве спречува да говорите како гостин.</text:p>
      <text:p text:style-name="P101">Јан: И како треба да зборувам како гостин?</text:p>
      <text:p text:style-name="P101"><text:soft-page-break/>Марта: Повеќето од нашите гости зборуваат за многу работи: политика, нивните патувања и за други теми. Никогаш не зборуваат за мајка ми или за мене – и не треба да зборуваат за мене или за мајка ми. Некој дури зборуваат за сопствениот живот или за нивната работа. И тоа е во нивните права. Сепак после се, тоа е една од услугите за кои ние сме платени да ги слушаме нашите гости. Но тоа не вклучува во ценовникот дека ние како угостители имаме должност да одговараме на лични прашања. Мојата мајка понекогаш можеби одговара, индеферентно, но јас едноставно не одговарам на такви прашања. Еднаш <text:span text:style-name="T112">кога ќе го разберете ова, ние не само што ќе бидеме во одлични односи, но вие ќе откриете дека вие имате многу работи да ни кажете и дека некогаш е многу пријатно да ве слуша некој кога зборувате за себе.</text:span></text:p>
      <text:p text:style-name="P102">Јан: Јас се плашам дека вие нема да <text:span text:style-name="T113">имате никаква корист од моето дрдорење за себе. Но, навистина, тоа не би било потребно. Ако јас тука седам кратко време, тогаш нема смисла да ме запознаете. И ако јас седам подолго, тогаш има поголема можност да ме запознаете кој сум, без моето зборување.</text:span></text:p>
      <text:p text:style-name="P103">Марта: Јас <text:span text:style-name="T114">се надевам дека немате никакви лоши намери во тоа што го рековте. Нема да има причина за тоа, како и да е. Јас секогаш сметам дека многу подобро да бидам јасна, и јас да ве сопрам со таков тон отколку да навлезам во непотребна врска. Навистина јас не прашувам ништо. До денеска немло ништо посебно помеѓу нас и поради некоја причина не би требало да има интимност. Вие мора да заборавите ако јас не успеав да забележам, барем за сега, нешто што барем потсетува на причина за нешто од таков вид.</text:span></text:p>
      <text:p text:style-name="P104">Јан: Јас веќе заборавив. Секако, јас се согласувам дека интимноста не се појавува во момент, еден треба да ја заслужи. <text:soft-page-break/>Значи така, ако вие мислите дека се е заборавено помеѓу нас, јас само можам да кажам дека ми е мило.</text:p>
      <text:p text:style-name="P112">[Мајката влегува]</text:p>
      <text:p text:style-name="P105">Мајката: Добар ден, господине. Вашата соба е спремна сега.</text:p>
      <text:p text:style-name="P105">Јан: Ви блгаодарам, госпоѓо/мадам.</text:p>
      <text:p text:style-name="P112">[Мајката седнува.]</text:p>
      <text:p text:style-name="P36">Мајката <text:span text:style-name="T16">[кон Марта]</text:span>: Дали го пополни формуларот за прием?</text:p>
      <text:p text:style-name="P2">Марта: Да го пополнив.</text:p>
      <text:p text:style-name="P2">Мајката: Може да го погледна? Мора да ме извините, господине, но полицијата е многу строга . . . . Да, јас гледам дека ќерка ми не потполнила дали вие сте <text:span text:style-name="T115">трговски патник, патувате поради медицински причини или сте турист.</text:span></text:p>
      <text:p text:style-name="P3">Јан: Па, може да се каже дека сум турист.</text:p>
      <text:p text:style-name="P3">Мајката: Да го видите манастирот? Преценет и префален е, ми кажуваат.</text:p>
      <text:p text:style-name="P3">Јан: Да, имам доста слушнато за него. Исто јас сакав да го видам местово повторно. Имам добри спомени од тука.</text:p>
      <text:p text:style-name="P3">Мајката: Дали сте живееле тука?</text:p>
      <text:p text:style-name="P3">Јан: Не, но прет многу години имам поминувано навака и од тогаш го немам заборавено местово.</text:p>
      <text:p text:style-name="P3">Мајката: Сепак, ова е само мало обично градтче.</text:p>
      <text:p text:style-name="P3">Јан: Така е. Но јас сум поврзан со него. Фактички, од кога дојдов тука се осеќам како да сум дома.</text:p>
      <text:p text:style-name="P3">Мајката: Ќе седите долго?</text:p>
      <text:p text:style-name="P3">Јан: Навистина, не знам, јас претпоставувам тоа ве зачудува, но тоа е вистината. Јас незнам, <text:span text:style-name="T116">д</text:span>али да седам на место каде што немам причини – пријатели <text:span text:style-name="T116">или</text:span> присуството на луѓе кои <text:span text:style-name="T116">ми</text:span> се познати. Освен тоа нема поента да седам тука отколку на <text:span text:style-name="T116">било </text:span><text:soft-page-break/><text:span text:style-name="T116">кое</text:span> друго место. Сепак тешко е да се знае дали сум добредојден, дали е природно да бидам нерешителен во моите планови.</text:p>
      <text:p text:style-name="P3">Мајката: Тоа звучи <text:span text:style-name="T116">малку оскудно, ако смеам да кажам.</text:span></text:p>
      <text:p text:style-name="P4">Јан: Знам, но јас неможам да се изразам подобро.</text:p>
      <text:p text:style-name="P4">Мајката: Како и да е, јас очекувам дека ќе ви се здосади од местово.</text:p>
      <text:p text:style-name="P5">Јан: <text:span text:style-name="T117">Не, јас имам надежно срце и скоро ќе создадам мемории и поврзувања, ако ми е дадена шанса.</text:span></text:p>
      <text:p text:style-name="P6">Марта <text:span text:style-name="T10">[нестрпливо]</text:span>: Надежно срце, секако! Срцата тука не се важни ни малку!</text:p>
      <text:p text:style-name="P6">Јан <text:span text:style-name="T10">[правеќи се дека не ја слушна, кон мајката]: </text:span>Вие изгледате доста <text:span text:style-name="T118">незадоволни. Колку долго живеете во овој хотел?</text:span></text:p>
      <text:p text:style-name="P7">Мајката: Со години и години. Многу години поминаа дури заборавив се кога почна и кога бев жена. Ова девојка е моја ќерка. Таа е се што ме одржа сите овие години, и можеби и затоа знам дека ми е ќерка. Инаку ќе ја заборавев и неа.</text:p>
      <text:p text:style-name="P7">Марта: <text:span text:style-name="T119">Навистина, мајко! Немаше никаква причина да му го кажеш тоа.</text:span></text:p>
      <text:p text:style-name="P8">Мајката: Во право си, Марта!</text:p>
      <text:p text:style-name="P8">Јан <text:span text:style-name="T21">[набрзина]: </text:span><text:span text:style-name="T70">Те молам не зборувај повеќе. Но колку што ви ги разбрав емоциите, гопоѓо, тие се јавуваат кај еден <text:s/>долг измачен-аргатски живот. Сепак можеби не би било многу по различно ако ви помогнам, секоја жена им потреба од помош, да добие подршка од машка рака.</text:span></text:p>
      <text:p text:style-name="P9"><text:span text:style-name="T68">Мајката: О, еднаш ја имав помошта, но </text:span><text:span text:style-name="T71">им</text:span><text:span text:style-name="T68">аше толку многу работа. </text:span><text:span text:style-name="T71">Мојот маж и <text:s/>јас, заедно, едвај се справувавме. Тогаш немавме толку време за нас, јас <text:s/>верувам дека го заборавив откако умре.</text:span></text:p>
      <text:p text:style-name="P10"><text:soft-page-break/><text:span text:style-name="T68">Јан: Тоа, исто. Јас разбирам, но </text:span><text:span text:style-name="T33">[се двоуми за момент]</text:span><text:span text:style-name="T68"> можеби син ви ви помагал со работата, да не го заборавивте </text:span><text:span text:style-name="T120">него</text:span><text:span text:style-name="T121">?</text:span></text:p>
      <text:p text:style-name="P32">Марта: Мајко, знаеш дека имаме многу работа.</text:p>
      <text:p text:style-name="P32">Мајката: Син? Ох, јас сум пре стара, пре стара! Стара жена заборава да ги сака синовите. Срцата избледуваат, господине.</text:p>
      <text:p text:style-name="P33">Јан: тоа е така. Но тој, сигурен сум, не заборава.</text:p>
      <text:p text:style-name="P11"><text:span text:style-name="T121">Марта </text:span><text:span text:style-name="T34">[стоејќи помеѓу нив, </text:span><text:span text:style-name="T35">диктаторски</text:span><text:span text:style-name="T34">]: </text:span><text:span text:style-name="T122">Ако син и дојде тука, тој ќе биде третиран како секој обичен гостин –</text:span><text:span text:style-name="T123"> пријателска индеферентност, ништо повеќе ништо помалку. Сите мажи кој биле сместени тука биле задоволни, тие плаќаат за нивните соби и им се дава клуч. Тие не зборуваат за нивните срца. </text:span><text:span text:style-name="T36">[кратка пауза.]</text:span><text:span text:style-name="T123"> Накратко тоа е се.</text:span></text:p>
      <text:p text:style-name="P113">Мајката: Не зборувај за тоа.</text:p>
      <text:p text:style-name="P12"><text:span text:style-name="T121">Јан </text:span><text:span text:style-name="T38">[рефлексно]</text:span><text:span text:style-name="T130">: Дали тие седеа долго?</text:span></text:p>
      <text:p text:style-name="P119">Марта: Некој од нив, многу долго. Ние направивме се за да останат. Тие на кој не им се допадна си заминуваа после првата ноќ. Ние не направивме ништо во врска со тоа.</text:p>
      <text:p text:style-name="P119">Јан: Јас имам доста работи и јас веројатно ќе седам мал период во хотелово – ако сакате да ме примите. Исто да не заборавам можам да платам однапред.</text:p>
      <text:p text:style-name="P12"><text:span text:style-name="T130">Мајката: </text:span><text:span text:style-name="T131">Ох, ние никогаш не го бараме тоа од гостите.</text:span></text:p>
      <text:p text:style-name="P1"><text:span text:style-name="T130">Марта: <text:s/>Ако си богат, тоа е добро. Само не зборувај за срцето, те молам. Ние неможеме ништо во врска за тоа. </text:span><text:span text:style-name="T138">Всушност </text:span><text:span text:style-name="T130">твоето зборување ми оди на нерви. Земи си го клучот и раскомоти се во твојата соба. Многу бледи години поминаа во ова место во Централна Европа, ја испразнија топлината од оваа куќа. Тие ја убија мојата желба за пријателски однос и повторувам, нема да најдеш ништо слично на интимност тука. Ти че го добиеш од малкуте патници кои <text:s/>наиделе на нас, ништо повеќе, ништо поврзано со сентимент. Затоа земи го клучот и нека ти се вреже </text:span><text:soft-page-break/><text:span text:style-name="T130">во главата ова, ние те прифаќаме како гостин, на мирен начин, со интересни мотиви и задржи ги твоите интересни мотиви за себе. </text:span></text:p>
      <text:p text:style-name="P169">[Јан го зема клучот и ја гледа како таа излегува.]</text:p>
      <text:p text:style-name="P1"><text:span text:style-name="T141">Мајката: Не и обрнувај внимание, на тоа што го кажа. Иако вистина е дека таа неможе да поднесува да зборува за такви работи.</text:span><text:span text:style-name="T38"> [Таа станува. Тој се приближува да и помогне.] </text:span><text:span text:style-name="T141">Не се измачувај, мој сине, Јас сеуште не сум саката. Погледни ми ги рацете, тие се доста силни. Силини колку да ги задржат нозете на еден маж. </text:span><text:span text:style-name="T55">[Кратка пауза. Тој се ѕвери во клучот.]</text:span><text:span text:style-name="T141"> Дали размислуваш за тоа што го реков?</text:span></text:p>
      <text:p text:style-name="P125">Јан: Не. Извинете. Јас едвај ве сослушав. Но, кажете ми, дали вие ме рековте “мој сине” сега?</text:p>
      <text:p text:style-name="P125">Мајката: Ох, не требаше да го сторам тоа, господине. Јас не мислев да се ослободам. Тоа беше . . . . во текот на говорењето.</text:p>
      <text:p text:style-name="P125">Јан: Јас разбирам. Сега ќе ја погледнам мојата соба.</text:p>
      <text:p text:style-name="P1"><text:span text:style-name="T141">Мајката: Секако, господине. Нашиот стар помошник/слуга ќе ви помогне со вашиот </text:span><text:span text:style-name="T142">багаж. </text:span><text:span text:style-name="T39">[Toj се ѕвери во неа, додека таа зборува] </text:span><text:span text:style-name="T132">Да не ви треба нешто?</text:span></text:p>
      <text:p text:style-name="P13"><text:span text:style-name="T130">Јан </text:span><text:span text:style-name="T38">[одеднаш]: </text:span><text:span text:style-name="T130">Па . . . . не, гопоѓо. Освен тоа што ви благодарам за вашето добредојде. </text:span></text:p>
      <text:p text:style-name="P170">[Тој излегува. Мајката сама, седунува пак, ги испружа рацете на масата и ги склопчува рацете.]</text:p>
      <text:p text:style-name="P13"><text:span text:style-name="T141">Мајката: Тоа беше многу гордо нешто што го направив, зборувам за моите раце. Сепак, ако тој ги погледна рацете, можеби ќе разбереше што всушност неможеше да разбере во зборовите на Марта.</text:span><text:span text:style-name="T143"> Но зошто мора овој човек да биде отпорен на смрта, а јас толку малце на убиство? Ако само си заминеше, тогаш ќе можевме да имаме уште една спокојна ноќ! Престара сум. Пре стара да ги кревам нозете на човек и да го чуствувам </text:span><text:soft-page-break/><text:span text:style-name="T143">неговото тело како се лула, се до реката. Пре стара сум за последниот напор да го исфрлиме во реката. Тоа ќе го остави да се бори за воздух со секој негов мускул, </text:span><text:span text:style-name="T144">со моето куцање, без снага да ги избрашам капките кои отскокнуваат додеко телото пропаѓа. Пре стара, пре стара! Тој е совршена жртва и моја должност да му го дадам сонот кој јас го сакв во мојата ноќ. И така . . . .</text:span></text:p>
      <text:p text:style-name="P34"><text:span text:style-name="T141">[Марта влегува </text:span><text:span text:style-name="T145">нагло</text:span><text:span text:style-name="T141">]</text:span></text:p>
      <text:p text:style-name="P126">Марта: Тука си, дремеш пак! А ние имаме толку многу да сработиме.</text:p>
      <text:p text:style-name="P14"><text:span text:style-name="T141">Мајката: Јас размислував за човекот. Не, </text:span><text:span text:style-name="T145">навистина мислев за себе.</text:span></text:p>
      <text:p text:style-name="P14"><text:span text:style-name="T145">Марта: Ти подобро да мислиш за </text:span><text:span text:style-name="T155">утре</text:span><text:span text:style-name="T145"> сабајле. Колку добар беше, не го погледна човекот, </text:span><text:span text:style-name="T146">ако не ги отр</text:span><text:span text:style-name="T155">г</text:span><text:span text:style-name="T146">неш мислите од него? Ти рече самата, полесно е да се убие човек кој не го знаеш. Затоа биди претпазлива.</text:span></text:p>
      <text:p text:style-name="P15"><text:span text:style-name="T141">Мајката: Тоа беа едни од омилените зборови на тато ти, јас памтам. Но сакам да се осигурам дека ова ќе биде последниот пат што ќе треба да го правам ова и ние треба да . . . . бидеме претпазлив</text:span><text:span text:style-name="T155">и</text:span><text:span text:style-name="T141">. Тоа е чудно. Кога татко ти ги кажуваше тие зборови мене ми беше страв да не не фатат, но сега ти кога ми кажуваш да бидам претпазлива таа мисла е само мала искра на добрина што се шета во моето срце. </text:span></text:p>
      <text:p text:style-name="P127">Марта: Тоа што го кажуваш како искра на добрина е само мала поспаност. Но, тој сон ќе се одложи до утре, кога ќе можеме лесно да ги поминеме деновите на одмор.</text:p>
      <text:p text:style-name="P127">Мајката: Во право си, знам. Но зошто да дојде оваа жртва случајно тука . . . . толку неодржлива и проста.</text:p>
      <text:p text:style-name="P15"><text:span text:style-name="T141">Марта: Случајноста нема врска со ова. Но јас морам да признаам овој <text:s/>патник е премногу </text:span><text:span text:style-name="T147">збуне, неговата невиност е </text:span><text:soft-page-break/><text:span text:style-name="T147">предобро нешто. Што ќе се случи со светот ако сите <text:s/>збунети мажи ако си ги кажуваат своите проблеми на бесилка? Необјасниво е во практика. Но ме загрижува, исто и кога се справувам со него, ми предизвикува гнев и можам секогаш да ја почуствувам глупавоста во мажите.</text:span></text:p>
      <text:p text:style-name="P128">Мајката: И тоа исто, тоа е непочуено. Во минатото ние немавме ни гнев ни па милост за нашата дејност, само индеферентност. Но вечерва јас сум изморена и <text:s/>ти исто така. Ти си гневна. Дали ние сме дожни да поминуваме низ овие услови и да го сториме ова само во возврат за мало купче пари?</text:p>
      <text:p text:style-name="P128">Марта: Не е за парите, но за домот покрај морето и заборавеноста на оваа омразена земја. Тебе може ти е смачено од животот, но и јас, исот, изморена сум, изморена од смрт во тие мали хоризонти. Јас се чуствувам како да неможам да издржам уште еден месец тука. На двете ни е смачено од овој ан и се што има во него. Ти, која си стара, не сакаш ништо освен да ги затвориш очите и да заборавиш. Но јас можам да го чуствувам срцето и неговите апсурдни потреби кои ги имам уште од кога наполнив 20години. Јас сакам да ги исполнам сите засекогаш – и ако, за нив, е потребно да преминам некој граници за да го исполнам животот кој сакам да го живеам. И твоја должност е да ми помогнеш, ти ме донесе на овој свет во оваа земја на облаци и прашина, место во земја на сонце.</text:p>
      <text:p text:style-name="P16"><text:span text:style-name="T141">Мајката: Марта, јас скоро, се зачудувам дали ќе биде подобро да ме заборавата, јас бев заборавена од твоот брат, кога те слушнав како говориш во тој тон, тонот на </text:span><text:span text:style-name="T148">овинител.</text:span></text:p>
      <text:p text:style-name="P17"><text:span text:style-name="T141">Марта: Па ти добро знаеш, јас не сакав да те повредам </text:span><text:span text:style-name="T57">[кратка пауза, и тогаш со пасија]</text:span><text:span text:style-name="T141"> Што ќе правам јас без тебе? Што ќе се случи со мене ако „ти си некаде далеку“? Јас, како и да е, нема никогаш да те заборавам и ако ова повремено те прогонува </text:span><text:soft-page-break/><text:span text:style-name="T141">тогаш јас доволно те немам почитувано, те молам мајко, прости ми.</text:span></text:p>
      <text:p text:style-name="P129">Мајката: ти си добра ќерка, Марта и ти ако можеш да поверуваш дека една жена е тешка да се разбере. Но, јас се чуствувам дека ова е вистинскиот момент да ти го кажам ова кое ме копкаше да ти го кажам цело време „не вечерва“.</text:p>
      <text:p text:style-name="P129">Марта: Што! Дали ние ќе чекаме до сабајле? Ти знаеш добро дека таква идеа си немала до сега и дека тоа нема никогаш да имаме време да запознаеме луѓе. Не, ние мора да дејствуваме додека го имаме ние самите во наши раце.</text:p>
      <text:p text:style-name="P129">Мајката: Можеби. Јас незнам.Но не вечерва. Нека остане барем една ноќ. Тоа само ќе ни наштети. Нели преку него ние ќе се спаси ме себеси.</text:p>
      <text:p text:style-name="P129">Марта: Да се спасиме? Зошто да сакаме да го направи ме тоа, каква апсурдност? Се што можеш да сториш веќерва е да го добиеш правото за сон, но отакако ќе заврши.</text:p>
      <text:p text:style-name="P129">Мајката: Тоа и го мислев со тоа „да се спасиме“. Да ја вратиме надежта за сон.</text:p>
      <text:p text:style-name="P130">Марта: Добро! Тогаш се колна во нашите раце дека ќе работам на нашиот спас. Мајко, ние се одлучив ме, Вечерва или никогаш. <text:s/></text:p>
      <text:p text:style-name="P171"/>
      <text:p text:style-name="P171"/>
      <text:p text:style-name="P171">**ЗАВЕСА**</text:p>
      <text:p text:style-name="P172"/>
      <text:p text:style-name="P172"/>
      <text:p text:style-name="P191"/>
      <text:p text:style-name="P191"><text:soft-page-break/>Втор Чин</text:p>
      <text:p text:style-name="P172"/>
      <text:p text:style-name="P173">Спална во анот. Квичерина. Јан се ѕвери низ прозорот.</text:p>
      <text:p text:style-name="P173"/>
      <text:p text:style-name="P18"><text:span text:style-name="T141">Јан: Марија беше во право. Оваа вечер ми оди на нерви </text:span><text:span text:style-name="T38">[мала пауза] </text:span><text:span text:style-name="T130">Се прашува што мисли сега, што прави, во друга хотелска соба. Ја замислувам склопчена на столица, таа не плаче, но нејзиното срце е како мраз. Таму е веќе ноќ кој ќе ми ветеше среќа. Но тука. <text:s/>. . . [</text:span><text:span text:style-name="T38">ја разгледува собата] Ништо! Јас немам причина да се чуствувам вака. Кога човек почнува нешто, тој несмее да се премислува. Во оваа соба се ќе биде решено.</text:span></text:p>
      <text:p text:style-name="P173">[Чукање на вратата. Марта влегува.]</text:p>
      <text:p text:style-name="P132">Марта: Се надевам дека не ви пречам. Само сакав да ви ги сменам крпите и да ви ја наполнам чашата.</text:p>
      <text:p text:style-name="P132">Јан: Ох, јас мислев дека тоа е веќе сторено.</text:p>
      <text:p text:style-name="P132">Марта: Не. Старецот кој работи некогаш заборава да ги изврши ти работи.</text:p>
      <text:p text:style-name="P132">Јан: Тоа се само детали, како и да е . . . . Но јас едвај се осудувам да ви кажам дека вие не ми пречите.</text:p>
      <text:p text:style-name="P132">Марта: Зошто?</text:p>
      <text:p text:style-name="P132">Јан: Па јас не сум сигурен дека ова е дозволено во нашиот . . . . нашиот договор.</text:p>
      <text:p text:style-name="P132">Марта: Гледаш. Ти неможеш да одговориш ко секој нормален, дури и кога се обидуваш да ги едноставиш работите.</text:p>
      <text:p text:style-name="P18"><text:span text:style-name="T141">Јан </text:span><text:span text:style-name="T57">[смејќи се]: </text:span><text:span text:style-name="T141">Извини. Јас треба да се приспособам. Треба да ми дадете време.</text:span></text:p>
      <text:p text:style-name="P18"><text:span text:style-name="T141">Марта </text:span><text:span text:style-name="T38">[зафатена околу собата]: </text:span><text:span text:style-name="T130">Да, тоа е целата поента </text:span><text:span text:style-name="T38">[ Тој се врти и гледа преку прозорот. Таа го гледа и проучува. Тој и е свртен со грб. </text:span><text:soft-page-break/><text:span text:style-name="T38">Таа продолжува да зборува додека работи] </text:span><text:span text:style-name="T130">Извинете, господине, за тоа што оваа соба не е толку удобна колку што вие сакате.</text:span></text:p>
      <text:p text:style-name="P120">Јан: Таа е чиста и нема дамки и тоа е што секој почитува. Освен ако не грешам, вие го имате сторено тоа скоро.</text:p>
      <text:p text:style-name="P120">Марта: Вистина е. Но како дознавте?</text:p>
      <text:p text:style-name="P120">Јан: Ох, само некој детали.</text:p>
      <text:p text:style-name="P120">Марта: Како и да е, некој од нашите гости им пречи дека немаме инсталација за вода, и не им замерувам. Исто, таму треба да има лампа над креветот, но ние се справуваме со инсталирањето. Можеби ќе ви биде тешко, поготово ако сте навикнати да читате во кревет за да станете да ги исклучите светлата.</text:p>
      <text:p text:style-name="P18"><text:span text:style-name="T130">Јан </text:span><text:span text:style-name="T38">[вртејќи се кон неа]</text:span><text:span text:style-name="T130">: Тоа да. Не забележав. Тоа не е толку голема потешкотија.</text:span></text:p>
      <text:p text:style-name="P120">Марта: На некој начин е тоа се условите, доколку сакаш земи ги, доколку не остави. Јас сум среќна што нашите дефекти во хотелот не ви пречат, всушност вас ви пречат помалку, отколку на нас. Јас знам луѓе кои поради ова би си отишле во друг хотел.</text:p>
      <text:p text:style-name="P120">Јан: Јас се надевам дека ќе ми дозволите да дадам една забелешка за нашиот пакт и со тоа да кажам дека вие сте многу изненадна личност. Секој не очекува угостителите да ги кажуваат своите дефекти во сместувањето. Навистина тоа ми дава доем ко да сакате да ме избркате.</text:p>
      <text:p text:style-name="P18"><text:span text:style-name="T130">Марта: Не ми беше тоа на ум </text:span><text:span text:style-name="T38">[Одеднаш со моментална одлука.] </text:span><text:span text:style-name="T121">Но, всушност ние се двоумевме дали да ве смести ме.</text:span></text:p>
      <text:p text:style-name="P30"><text:span text:style-name="T141">Јан: Морам да кажам, </text:span><text:span text:style-name="T149">јас забележав дека се двоумевте дали да ме сместите. Сепак, незнам зошто би се довумеле. Вие немате ниту една причина да се двоумите за мојата платежна моќ и не ми давате доем како да имам извршено криминал во вашата свест.</text:span></text:p>
      <text:p text:style-name="P114"><text:soft-page-break/>Марта: Секако дека не. <text:s/>Ако морате да знаете, не смао што не личите на криминалец, туку сосем спротивното – потполна невиност. Нашите причини беа сосем различни од тоа што мислите. Ние моравме да го напуштиме овој хотел за кратко и ние мислевме да го затвориме хотелово деновиве и да се припремиме да се селиме. Тоа не беше потешкотија, ние имавме малку посетители. Но ние неможевме баш да се одлучиме. Вашето доаѓање ни ја донесе помислата да ве одбиеме како наш гостин.</text:p>
      <text:p text:style-name="P114">Јан: Дали ова треба да значи дека дефинитивно дека вие сакате јас да заминам?</text:p>
      <text:p text:style-name="P114">Марта: Како што реков, ние неможеме да се одлучиме, особено јас. Всушност се зависи до мене и јас се немам одлучено, едното или другото.</text:p>
      <text:p text:style-name="P114">Јан: Те молам потсети ме, јас не сакам да ви бидам товар на вас и јас ќе се однесува како што вие сакате. Како и да е, <text:s/>мене не би ми пречело <text:s/>и само да можам тука да останам за ден, два. Јас имав проблеми, сакав да ги исфрлам, и сметав дека тука ќе најдам мир и тишина.</text:p>
      <text:p text:style-name="P31"><text:span text:style-name="T141">Марта: Ви ја разбирам желбата, јас ве уверува, и ако сакате ќе подразмислам на темата </text:span><text:span text:style-name="T57">[Кратка пауза. Таа се движи кон вратата.]</text:span><text:span text:style-name="T168"> Дали сум во право ако претпоставам дека вие ќе се вратите од каде што дојдовте?</text:span></text:p>
      <text:p text:style-name="P133">Јан: Да – ако ви е потребно.</text:p>
      <text:p text:style-name="P133">Марта: Дали е убава држава?</text:p>
      <text:p text:style-name="P31"><text:span text:style-name="T168">Јан </text:span><text:span text:style-name="T59">[гледајќи низ прозорот]</text:span><text:span text:style-name="T168">: Да, многу убава земја.</text:span></text:p>
      <text:p text:style-name="P133">Марта: Дали е вистина дека има долги брегови каде што никој не среќава жива душа?</text:p>
      <text:p text:style-name="P31"><text:span text:style-name="T168">Јан: Навистина. Нема Нема ништо што ќе ве потсети дека луѓето постојат. Некогаш приквечер се наоѓаат трагите на </text:span><text:soft-page-break/><text:span text:style-name="T168">птиците во песокот. Тоа се единствените значи на живот . И навечер . . . .</text:span></text:p>
      <text:p text:style-name="P31"><text:span text:style-name="T168">Марта </text:span><text:span text:style-name="T59">[нежно]: </text:span><text:span text:style-name="T141">Да? Какви се вечерите?</text:span></text:p>
      <text:p text:style-name="P114">Јан: Изневеоредни, необјасниви! Да тоа е убава земја.</text:p>
      <text:p text:style-name="P31"><text:span text:style-name="T141">Марта </text:span><text:span text:style-name="T55">[со тон кој го нема искористено претходно]</text:span><text:span text:style-name="T169">: Јас имам размислувано за тоа, често, често. Патниците ми имаат кажувано и имам читано. И често, во суровата, бледа пролет која ја имаме тука. Јас сонувам за морето и цвеќињата кои ги има таму </text:span><text:span text:style-name="T55">[после кратка пауза, си низо</text:span><text:span text:style-name="T56">к, замислен глас</text:span><text:span text:style-name="T55">]</text:span><text:span text:style-name="T56"> <text:s/>и ш</text:span><text:span text:style-name="T170">то си имам замислено ми заслепува се околу мене.</text:span></text:p>
      <text:p text:style-name="P174">[Откако се ѕвери во нејзината замисленост по неколку моменти, Јан седнува спроти неа.]</text:p>
      <text:p text:style-name="P134">Јан: Јас разбирам. Пролета таму те дави и цвеќињата се јауват во илјадници, над белите ѕидови. Ако имате шетано на ридовите и го имате погледнато мојот град само за еден час или помалку, вие ќе бидете облиени со сладок мирис на жолти рози по целата облека.</text:p>
      <text:p text:style-name="P174">[Марта, исто така, седнува]</text:p>
      <text:p text:style-name="P19"><text:span text:style-name="T141">Марта: Колку волшебно мора да е! Тоа ние тука што го нарекуваме проелт е една роза и неколку пупки пробувајќи да се спасат во манистирската градина. </text:span><text:span text:style-name="T38">[</text:span><text:span text:style-name="T40">презирно</text:span><text:span text:style-name="T38">] </text:span><text:span text:style-name="T124">И тоа е доволно да ги <text:s/>разведри срцата на луѓето од оваа страна на светот. Нивните срца се толку скржави како таа роза. Здив од посвеж воздух ќе ги расположи, тие ја добиваат пролета која ја заслужуваат.</text:span></text:p>
      <text:p text:style-name="P115">Јан: Вие не сте фер, вие имате исто така есен.</text:p>
      <text:p text:style-name="P115">Марта: Што е есен?</text:p>
      <text:p text:style-name="P20"><text:span text:style-name="T121">Јан: Втора пролет кога секој лист е цвет. </text:span><text:span text:style-name="T34">[Тој ја гледа со почит.] </text:span><text:span text:style-name="T121">Можеби тоа е истото нешто кај некој срца, можеби тие цветаат ако некој им помогне со вашата стрпливост.</text:span></text:p>
      <text:p text:style-name="P20"><text:soft-page-break/><text:span text:style-name="T121">Марта: Јас немам стрпливост за оваа ужасна Европа, каде есента е како проелта и пролета мириса на сиромаштија. Не, јас се обидувам да ги замислувам другите земји во кои летото е во плавен, каде зиме ги поплавува градовите, и каде . . . . работите се такви како што се. </text:span><text:span text:style-name="T34">[Кратка пауза. Јан се ѕвери во нејзениот зголемен интерес. Таа забележува и одеднаш станува од столицата.]</text:span><text:span text:style-name="T121"> Зошто ме гледате така?</text:span></text:p>
      <text:p text:style-name="P115">Јан: Извини. Но бидејќи ми се чини дека го поништивме нашиот договор за сега, јас не гледам зошто не смеам да ви кажам. Тоа ме погодува, за прв пат, вие зборувавте со мене, смеам да кажам? Некое човечко чуство.</text:p>
      <text:p text:style-name="P20"><text:span text:style-name="T121">Марта </text:span><text:span text:style-name="T38">[насилно]: </text:span><text:span text:style-name="T130">Не биди толку сигурен во тоа. И да се случило, тоа не </text:span><text:span text:style-name="T133">треба да ве расположи. Тоа што го кажувате вие човечко чуство не е најдобриот дел од мен. Тоа што човек во мене е тоа што јас посакувам и то што јас посакувам, јас останувам со ништо. Јас ја отргам секоја пречка на мојот пат.</text:span></text:p>
      <text:p text:style-name="P121">Јан: Јас разбирам такво насилство. И јас немам приччина тоа да ме заплаши, јас не сум пречка на вашиот пат. Јас немам никој мотив да ви се противречам на вашите копнежи.</text:p>
      <text:p text:style-name="P121">Марта: Секако дека немате причина вие да се противите на нив. Но исто така вистина е дека немате причина да ги продлабочите и во многу случаи тоа ќе ве доведе до избор.</text:p>
      <text:p text:style-name="P122">Јан: Зошто сте толку сигурни дека немам причина да ги продлабочам?</text:p>
      <text:p text:style-name="P21"><text:span text:style-name="T130">Марта: Простата логика ми го кажува тоа, исто така </text:span><text:span text:style-name="T134">јас сакам да ве држам подалеку од моите планови.</text:span></text:p>
      <text:p text:style-name="P123">Јан: Ах! Тоа значи, јас ќе се соочам со тоа, значи се вративме на нашиот договор?</text:p>
      <text:p text:style-name="P22"><text:span text:style-name="T130">Марта: Да и ние лошо сторивме што не го почитувавме, гледаш и самиот. </text:span><text:span text:style-name="T135">Сега тој стои за да ме потсетува на државата во која </text:span><text:soft-page-break/><text:span text:style-name="T135">живееш, јас морам да се извинам себе си, можеби, ви го потрошив времето.</text:span><text:span text:style-name="T41"> [таа се доближува кон вратата.]</text:span><text:span text:style-name="T135"> Сепка, да ви кажам, времето не беше потрошено за добро. Нашиот разговор разгори мечти кои во мене кои почнуваа да загаснуваат. Кога влегов во оваа соба јас скоро одлучив да ве прашам да си одите, но , како што гледате, вие си поигравте со моите човечки чуства, сега се надевам ќе останете. Исто така моето м</text:span><text:span text:style-name="T136">ечтање за морето и сонцето ќе биде поголемо.</text:span></text:p>
      <text:p text:style-name="P175">[Тој се ѕвери во неа без да каже ништо за момент.]</text:p>
      <text:p text:style-name="P35"><text:span text:style-name="T171">Јан</text:span><text:span text:style-name="T141"> [замислено]: </text:span><text:span text:style-name="T172">Вие имате чуден начин на зборување. Сепак, ако смеам, и ако вашата мајка, не се противи. Јас ќе останам.</text:span></text:p>
      <text:p text:style-name="P117">Марта: Мојата мајка има послаби копнежи од мене, тоа е природно. Таа не размислува за морето и тие осамени плажи и сака вие да останете тука. Така да таа ги нема истите мотиви вие тука да останете. Но, истовремено, таа нема вистински мотив за да ме спречи мене и така да одлучено е.</text:p>
      <text:p text:style-name="P117">Јан: Така, ако не разбрав погрешно, еден од вас ќе ми дозволи да останам тука поради пари, а другиот поради инддиферентност.</text:p>
      <text:p text:style-name="P117">Марта: Што може повеќе да се очекува од патник? Но вие ја кажавте вистината.</text:p>
      <text:p text:style-name="P175">[Таа ја отвара вратата.]</text:p>
      <text:p text:style-name="P135">Јан: Значи, јас би требало да сум задоволен од тоа. Сепак можеби вие ќе ми дозволите да кажам што ми е многу чудном луѓето и нивниот начин на зборување. Ова е многу горда куќа.</text:p>
      <text:p text:style-name="P135">Марта: Можеби бидејќи вие се однесувате гордо во неа.</text:p>
      <text:p text:style-name="P175">[Таа излегува надвор]</text:p>
      <text:p text:style-name="P23"><text:span text:style-name="T141">Јан </text:span><text:span text:style-name="T38">[гледајќи низ вратата]: </text:span><text:span text:style-name="T141">Можеби е во право. Јас не си помислив.</text:span><text:span text:style-name="T38">[Оди кон креветот и седнува.]</text:span><text:span text:style-name="T141"> Навистина единствена желба која ми ја даде девојкава е да си заминам засекогаш, да и се вратам на Марија и нашата среќа заедно. Јас се однесувам глупаво. Каква </text:span><text:soft-page-break/><text:span text:style-name="T141">работа имам тука? . . . . . Не, јас имам причина, добра причина. Јас ја имам должноста на мојата мајка и сестра.Јас долго олдовлекував. До мене зависи да направам нешто за нив, да се спротиставам на моето олдовлекување. Не е доволно на таков начин да се прогласам себе си „тоа сум јас“. Јас треба да направам нешто да ме засакаат, и тоа добро. </text:span><text:span text:style-name="T38">[Тој станува] </text:span><text:span text:style-name="T121">Да, оваа е собата во која ќе се одлучи. </text:span><text:span text:style-name="T125">Во оваа бедна ладна соба, исто така. Јас неможам ништо да препознаам. Се е променето и сега можеби спална е една од собите за сместување каде мажи сами ги поминуваат ноќите. Јас помеѓу нив се чуствував како да имаа да кажат нешто, како да имаа некој одговор или порака. Можеби ќе го добијам одговорот, вечерва. </text:span><text:span text:style-name="T37">[Гледа преку прозорот.]</text:span><text:span text:style-name="T150"> Се облачува. Секогаш беше вака во оваа хотелска соба, вечерите се депресивни за осамен човек. Јас можам да го чуствувам тоа, недојаснетата неугодност која ја чуствувам со денови тука, како да ми е шуплив градниот кош, како некое место со најмалото движење да ме иритира . . . . . И сега знам што е. Тоа е стравот, стравот од внатрешна осаменост, стравот дека нема одговор. И како може да нема никаков одговор во оваа хотелска соба? </text:span><text:span text:style-name="T42">[</text:span><text:span text:style-name="T43">Т</text:span><text:span text:style-name="T42">ој се доближува кон ѕвончето, после некое двоумење </text:span><text:span text:style-name="T43">го става прстот на <text:s/>прикидачот на ѕвончето. По одреден период има пауза, после се слушаат чекори како се доближуваат, послем тропање на вратата. Вратата се отвара. Стариот слуга/помошник стои на прагот. Ни се движи, ни зборува]</text:span><text:span text:style-name="T137">Ништо. Извинете што ве вознемирив. Само сакав да проверам дали работи ѕвончето и дали некој ќе одговори.</text:span><text:span text:style-name="T43">[Стариот слуга/помошник се ѕвери во него,после ја затвара вратата. Се слушаат чекорите како се одалечуваат.] </text:span><text:span text:style-name="T126">Ѕвоното работи, но тој сепак не зборува. Нема одговор.</text:span><text:span text:style-name="T43"> [Тој гледа во небото.]</text:span><text:span text:style-name="T151"> Облаците се намуртуваат. Голема маса на ќе се истури на земјата. Што да правам? Што е правилно: Марија или моите соништа? </text:span><text:span text:style-name="T43">[Две чукања, се отвара вратата. Марта влегува со послужавник.] </text:span><text:span text:style-name="T151">Што е тоа?</text:span></text:p>
      <text:p text:style-name="P136">Марта: Чајот кој го нарачавте.</text:p>
      <text:p text:style-name="P136"><text:soft-page-break/>Јан: Но, јас не нарачав ништо.</text:p>
      <text:p text:style-name="P24"><text:span text:style-name="T141">Марта Ох? Стариот можеби слушнал погрешно. Тој често неразбира како што треба. Сепак, додека е чајот тука, се надевам дека ќе го пиете? </text:span><text:span text:style-name="T57">[Таа го остава послужавникот на масата. Јан прави </text:span><text:span text:style-name="T58">неодредена гестура.</text:span><text:span text:style-name="T57">] </text:span><text:span text:style-name="T152">На наша сметка е.</text:span></text:p>
      <text:p text:style-name="P137">Јан: Не, не е до тоа. Но ви благодарам што ми донесовте чај. Многу културно од вас.</text:p>
      <text:p text:style-name="P137">Марта: Ве молам не го спомнувајте. Тоа што го правиме е во наш интерес.</text:p>
      <text:p text:style-name="P137">Јан: Гледам вие сте достојни да не ме внесете во илузија! Но јас не гледам какви интереси имате, во овој случај.</text:p>
      <text:p text:style-name="P137">Марта: Имаме, можам да ве уверам. Некогаш чаша чај е доволно да ги задржи гостите тука.</text:p>
      <text:p text:style-name="P176">[Таа излегува надвор. Јан ја поткрева чашата, ја погледнува, и ја става назад.]</text:p>
      <text:p text:style-name="P25"><text:span text:style-name="T141">Јан: Значи продолжува гозбата на синот бегалец. Прво, чаша пиво беспари, сега и чаша чај која ги мотивира гостите да останат. Но и јас сум крив. Јас неможам да се одлучам. Кога бев соочен со девојката и нејзината брутална искреност, јас барав </text:span><text:span text:style-name="T153">дигнатост во зборовите помеѓу нас. Секако, нејзиното е поедностано, полесно да се најдат зборови за да се отфрли и помири моментот. </text:span><text:span text:style-name="T44">[Тој ја поткрева чашата, тивок е некој момент, и продолжува со тивок, напнат глас.]</text:span><text:span text:style-name="T153"> О боже, дај ми ја моќта да ги најдам правите зборови, или барем натерај ме да го напуштам овој безуспешен обид и да се вратам на љубовта на Марија. И после дај ми сила, еднаш засекогаш да си останам на таа одлука. </text:span><text:span text:style-name="T44">[Ја подига чашата до неговите усни.]</text:span><text:span text:style-name="T153"> Гозбата на повратениот блудник. Најмалку што можам да направам е да го почестам, барем го направив моето се додека не си одам од тука </text:span><text:span text:style-name="T44">[Тој пие. Гласно чукање на вратата.] Кој е таму?</text:span></text:p>
      <text:p text:style-name="P177">[Вратата се отвара. Мајката влегува.]</text:p>
      <text:p text:style-name="P138"><text:soft-page-break/>Мајката: Се извинувам што ви пречам, господине, мојата ќерка ми кажа дека таа ви донела чај.</text:p>
      <text:p text:style-name="P138">Јан: Да ми донесе.</text:p>
      <text:p text:style-name="P138">Мајката: Се напивте од него?</text:p>
      <text:p text:style-name="P138">Јан: Да. Зошто прашувате?</text:p>
      <text:p text:style-name="P138">Мајката: Извинете, дојдов да го земам послужавникот.</text:p>
      <text:p text:style-name="P26"><text:span text:style-name="T141">Јан</text:span><text:span text:style-name="T38"> [смејќи се]</text:span><text:span text:style-name="T141">: Се извинувам ако оваа чаша чај ви прави проблеми.</text:span></text:p>
      <text:p text:style-name="P138">Мајката: Па не баш. Но, <text:s/>да бидам искрена, тој чај не беше за вас.</text:p>
      <text:p text:style-name="P138">Јан: Ах, значи има објаснување. Беше донесен без да го нарачам.</text:p>
      <text:p text:style-name="P26"><text:span text:style-name="T141">Мајката </text:span><text:span text:style-name="T38">[загрижено]</text:span><text:span text:style-name="T141">: Да, така е. Ќе беше подобро ако . . . . <text:s/>Како и да е, не е важно дали се имате напиено или се немате напиено.</text:span></text:p>
      <text:p text:style-name="P26"><text:span text:style-name="T141">Јан </text:span><text:span text:style-name="T38">[</text:span><text:span text:style-name="T45">со збунет глас</text:span><text:span text:style-name="T38">]: </text:span><text:span text:style-name="T154">Бескрајно се извинувам, ве уверувам. Но вашата ќерка настојуваше да го остави, не претпоставив . . .</text:span></text:p>
      <text:p text:style-name="P139">Мајката: Се извинувам, исто. Но ве молам не се извинувајте. Само е грешка</text:p>
      <text:p text:style-name="P178">[Таа ја става чашата и подметачот на послужавникот и се движи кон вратата. ]</text:p>
      <text:p text:style-name="P139">Јан: Госпоѓо/Мадам.</text:p>
      <text:p text:style-name="P139">Мајката: Да?</text:p>
      <text:p text:style-name="P27"><text:span text:style-name="T141">Јан: Морам да се извинам. Јас се одлучив. Јас ќе си одам вечерва, после вечера. Секако ќе платам за собата, за една вечер </text:span><text:span text:style-name="T38">[Таа се ѕвери немо во него]</text:span><text:span text:style-name="T141"> Ве разбирам дека сте зачудени. Но ве молам не помислувајте дека сте виновни за наглата промена на планот. Јас само се грижам за вас, еден голема грижа. Но, да бидам искрен, јас не се чуствувам тука добро и подобро да не преноќам тука.</text:span></text:p>
      <text:p text:style-name="P139"><text:soft-page-break/>Мајката: Тоа е во ред,господине. Секако дека ќе ви ја исполниме желбата. Сепак можеби ќе си го смените мислењето до вечерата. Некој можеби ви дава таква импресиа, но подоцна ќе се средат работите кога ќе добите нови услови.</text:p>
      <text:p text:style-name="P139">Јан: Се сомневам, госпоѓо/мадам. Како и да е, Не сакам вие да помислите дека јас си одам дека не сум задоволен од вас. Напротив, јас сум многу задоволен за добредојдето што ми го дадовте. Затоа, морам а кажам. Вие ми се увидовте како да имавте некој . . . . приателски однос со мене.</text:p>
      <text:p text:style-name="P139">Мајката: Тоа е природно, господине и се надевам ќе разберете јас немав никакви лични причини за да ви покажам лош доем.</text:p>
      <text:p text:style-name="P27"><text:span text:style-name="T141">Јан </text:span><text:span text:style-name="T38">[со потиснати емоции] </text:span><text:span text:style-name="T141">: Тоа треба да е се, се надевам. Но, што ако ви кажам, дека тоа е бидејќи сакам да има добри односи помеѓу нас. Подоцна, можеби, ќе се вратам. Всушност и ќе се вратам. Тогаш работите сигурно ќе бидат подори, и не се двоумам дека ќе имам големо задоволство да се сретна со вас. Но сега се чуствувам, дека направив грешка, јас немам никаква работа тука. Во еден збор, може ова ќе ве погоди на чуден начин, но имам чуство дека оваа куќа не е за мене.</text:span></text:p>
      <text:p text:style-name="P139">Мајката: Ве разбирам што мислите, господине. Но често никој не се чуствува така веднаш, вие бевте спори, барем според мене, да го откриете тоа.</text:p>
      <text:p text:style-name="P139">Јан: Се согласувам. Но сега мене ми е пдобро на море. Јас дојдов во Европа поради итен состанок, и секогаш бев загрижен, дали моето враќање во мојата земја по отсуство од години и години. Се надевам дека ме разбирате што мислам.</text:p>
      <text:p text:style-name="P139">Мајката: Да, ве разбирам. Јас би сакала да бидат работите како вие сакате. Но според мене, и колку мене ме засега, неможе ништо да се направи за тоа.</text:p>
      <text:p text:style-name="P139"><text:soft-page-break/>Јан: Изгледа така е, признавам. Сепак, навистиан никој неможе да биде сигурен.</text:p>
      <text:p text:style-name="P139">Мајката: Како и да е, јас направив се што беше можно да останете тука.</text:p>
      <text:p text:style-name="P27"><text:span text:style-name="T141">Јан: Секако дека е така, немам на што да се пожалам. Вистината е дека вие сте првите луѓе кои ги сретнав од кога се вратив, така да природно е да имам потешкотии со вас. Јасно мојата самотија <text:s/>го предизвикува тоа, не </text:span><text:span text:style-name="T155">се имам уште прилагодено.</text:span></text:p>
      <text:p text:style-name="P140">Мајката: Често тука е животот таков, некој прави лош почеток, и никој неможе да стори нешто за тоа. На некој начин вистина е дека тоа ме прогонува и мене исто така. Но јас си велам на себе, покрај се, јас немам причина да се грижам за тоа.</text:p>
      <text:p text:style-name="P28"><text:span text:style-name="T141">Јан: Значи, тоа е нешто што вие може да се пронајдете во заедничкото незадоволство и може да ме разберете. Јас <text:s/>можам да ви кажам колку сум </text:span><text:span text:style-name="T156">погоден од вашето однесување и колку тоа ми значи. </text:span><text:span text:style-name="T46">[</text:span><text:span text:style-name="T47">ја испружа раката да ја прегрне.</text:span><text:span text:style-name="T46">] </text:span><text:span text:style-name="T127">Навистина јас . . . .</text:span></text:p>
      <text:p text:style-name="P118">Мајката: Ох, тоа што го опишувате е сосем нормално, навистина. Тоа е наша должност да сме согласни со нашите гости.</text:p>
      <text:p text:style-name="P29"><text:span text:style-name="T121">Јан </text:span><text:span text:style-name="T38">[со разочаран глас]: </text:span><text:span text:style-name="T121">Исто.</text:span><text:span text:style-name="T38"> [после кратка пауза.] </text:span><text:span text:style-name="T141">Значи дојде се до ова: се што сум ви должен е извинување и, ако вас ви одговара, некоја компензација. </text:span><text:span text:style-name="T38">[Тој ја става раката врз челото. Тој изгледа изморено и зборувајќи помалку.] </text:span><text:span text:style-name="T121">Можеби имате подготовки, имате некој трошоци, само така е фер . . . . .</text:span></text:p>
      <text:p text:style-name="P118">Мајката: Единствени подготовки кои ги имаме направено се оние кои ги правиме во секој случај. И јас можам да ве осигурам дека вие не ми должите никаква компензација. Не е тоа наше дека јас се сомневав во <text:s/>вашата неодлучност, туку вие.</text:p>
      <text:p text:style-name="P157"><text:span text:style-name="T141">Јан </text:span><text:span text:style-name="T48">[</text:span><text:span text:style-name="T49">се потпира на масата</text:span><text:span text:style-name="T48">]: </text:span><text:span text:style-name="T139">Ох, тоа не е важно. Добрата работа е што се разбираме меѓусебно и дека јас нема да оставам лоша </text:span><text:soft-page-break/><text:span text:style-name="T139">импресија кај вас. Лично јас нема да ја заборавам оваа куќа, бидете </text:span><text:span text:style-name="T140">сигурни во тоа, се надевам дека ќе се вратам во подобра состојба за да уживам во тоа. </text:span><text:span text:style-name="T50">[Таа излезе низ вратата без да каже ништо.] </text:span><text:span text:style-name="T128">Гопоѓо/Мадам </text:span><text:span text:style-name="T50">[Таа се завртува. Тој зборува со потешкотија, но завршува со поголема леснотија откога почна да зборува.]</text:span><text:span text:style-name="T157"> Јас сакам . . . . Извинете ме, моето патување ме измори. </text:span><text:span text:style-name="T50">[Тој седнува на креветот.]</text:span><text:span text:style-name="T157"> Како и да е, сакам да знаете дека сум благодарен за чајот, вашето добредојде кое ми го дадовте. И јас сакам вие да знаете јас во оваа куќа нема да се чуствувам како странец.</text:span></text:p>
      <text:p text:style-name="P158"><text:span text:style-name="T141">Мајката: Навистина, господине, некој да се заблагадорува за грешка е секогаш засрамувачки.</text:span><text:span text:style-name="T38"> </text:span></text:p>
      <text:p text:style-name="P158"><text:span text:style-name="T38">[Таа излегува. Јан ја гледа, пробува да се придвижи, но се осеќа немоќно. Тогаш, го става лактот на перницата, и се причинува дека тој повеќе не му е гајле за неговата апатија.]</text:span></text:p>
      <text:p text:style-name="P158"><text:span text:style-name="T141">Јан: Да, јас морам да се справам со ова едноставно, право. Сабајле ќе дојдам со Марија и ќе речам „тоа сум јас“. Нема ништо што ќе ме спречи да ги усреќам. Марија беше во право. Сега можам да го видам тоа. </text:span><text:span text:style-name="T38">[Тој се </text:span><text:span text:style-name="T51">протега целосно во неговиот кревет, мромерејчи скоро бесзвучно.</text:span><text:span text:style-name="T38">] </text:span><text:span text:style-name="T158">Да, или не? </text:span><text:span text:style-name="T51">[После мало префрлање на креветот, Јан заспива. Собата ја обладува потполен марк. После долга тишина. Вратата се отвара. Две жени влегуваат во собата со ламба.]</text:span></text:p>
      <text:p text:style-name="P159"><text:span text:style-name="T141">Марта[</text:span><text:span text:style-name="T38">откако ја држи ламбата на човекот што спие, со шепкање]:</text:span><text:span text:style-name="T130"> Во ред.</text:span></text:p>
      <text:p text:style-name="P160"><text:span text:style-name="T130">Мајката </text:span><text:span text:style-name="T38">[во со тивок глас, напочеток најтивок, подоцна полека се повишува.]:</text:span><text:span text:style-name="T141"> Не, Марта! Јас не сакам со сила да бидам довлечена. Јас сум натерана во овој акт, ти го почна така што нема шанса како да се повлечанм од него. Јас не сакам како ме надвалдуваш со твојот напор над моето негодување. </text:span></text:p>
      <text:p text:style-name="P160"><text:soft-page-break/><text:span text:style-name="T141">Марта: Вака се поедноставни работите. Ако ми дадеше и јас да негодувам. Можеби ќе се подразмислев. Но сега неможеш да се премислиш, беше во право да ми помогнеш со првите чекори.</text:span></text:p>
      <text:p text:style-name="P160"><text:span text:style-name="T141">Мајката: Знам, секако, </text:span><text:span text:style-name="T159">сега тоа не е важно, дали овој човек или друг, дали денеска или некој друг ден, вечерва или сабајле – сепак требаше да дојде до тоа. Покрај тоа, воопшто не сум задоволна во врска со тоа.</text:span></text:p>
      <text:p text:style-name="P161"><text:span text:style-name="T141">Марта: Ајде мајко! Размислувај за сабајле, и замисли се. Нашата слобода почнува кога оваа вечер ќе заврши.</text:span></text:p>
      <text:p text:style-name="P188"><text:span text:style-name="T141">[Таа го отпетлува капутот на Јан, го вади новчаникот и ги брои парите.]</text:span></text:p>
      <text:p text:style-name="P161"><text:span text:style-name="T141">Мајката: Колку звучно спие!</text:span></text:p>
      <text:p text:style-name="P161"><text:span text:style-name="T141">Марта: Тој спие како што спиеа сите . . . . <text:s/>Сега почнувај.</text:span></text:p>
      <text:p text:style-name="P161"><text:span text:style-name="T141">Мајката: <text:s/>Чекај малце, те молам. Не е чудно и беспомошно како овие мажи изгледаат кога спијат?</text:span></text:p>
      <text:p text:style-name="P161"><text:span text:style-name="T141">Марта: Можеби. Но ти секогаш се разбудуваат на некој начин . . . . . </text:span></text:p>
      <text:p text:style-name="P161"><text:span text:style-name="T141">Мајката</text:span><text:span text:style-name="T38"> [ со мумлање како да медитира]</text:span><text:span text:style-name="T141"> : Не, мажите не се толку значајни како што мислиш ти. Но секако ти, Марта, не ме сфаќаш што мислам.</text:span></text:p>
      <text:p text:style-name="P161"><text:span text:style-name="T141">Марта: Не, мајко, јас не разбирам. Но јас знам дека трошиш време.</text:span></text:p>
      <text:p text:style-name="P161"><text:span text:style-name="T141">Мајката </text:span><text:span text:style-name="T38">[на некој начин избледена иронија] : </text:span><text:span text:style-name="T141">Ох, па нас не ни се брза. Напротив, ова е моментот во кој може да се одмориме, откако ќе се заврши главните работи. Зошто да се измачуваш? Дали навистина вреди сето ова?</text:span></text:p>
      <text:p text:style-name="P161"><text:span text:style-name="T141">Марта: Никој не вреди, еден моментално само зборува за него. Нема ништо подобро да се зафатиш за работа и да не си поставуваш прашања.</text:span></text:p>
      <text:p text:style-name="P161"><text:span text:style-name="T141">Мајката </text:span><text:span text:style-name="T38">[смирено]</text:span><text:span text:style-name="T141">: Ајде да седнеме, Марта.</text:span></text:p>
      <text:p text:style-name="P161"><text:soft-page-break/><text:span text:style-name="T141">Марта: Тука? Покрај него?</text:span></text:p>
      <text:p text:style-name="P161"><text:span text:style-name="T141">Мајката: Секако. Зошто да не? Тој е во длабок сон кој ќе потрае долго </text:span><text:span text:style-name="T160">и нема да открие што ќе правиме. Како остатокот од светот – кој застанува на затворена врата. Зошто да не уживаме во овој мал момент за дишење во мир?</text:span></text:p>
      <text:p text:style-name="P162"><text:span text:style-name="T141">Марта: Ти се шегуваш и до мене е останато да ти кажам дека не ми се допаѓа овој начин на зборување.</text:span></text:p>
      <text:p text:style-name="P162"><text:span text:style-name="T141">Мајката: Грешиш. Јас не се чуствувам шеговито. Јас сум смирена, додека ти си на работ на твоите нерви. Не, Марта, седни </text:span><text:span text:style-name="T38">[ Таа се смее на љубопитен начин]</text:span><text:span text:style-name="T121"> и погледни го човекот кој е уште поневин откога тој зборува. Тој, некако, како да не му е ѓајле за светот. Се од сега, ќе му биде лесно. То ќе помине од исполенто спиење со соништа во сонување без сонови. И колку и да сурово за него нема да биде ништо друго освен продолжен одмор.</text:span></text:p>
      <text:p text:style-name="P162"><text:span text:style-name="T121">Марта: </text:span><text:span text:style-name="T129">Невиноста е од сонот која се заслужува од сонување. И овој маж, како и да е, јас немам никаква причина да го мразам. Затоа сум благодарна дека ќе биде поштеден од било каква болка. Но, јас немам причина, ни па ти, да го гледаме, или ти да помислиш дека ова е лоша идеа, да го гледаш човекот кој ќе треба да го носиш.</text:span></text:p>
      <text:p text:style-name="P163"><text:span text:style-name="T121">Мајката</text:span><text:span text:style-name="T38"> [тресејќи ја главата, со тивок глас]</text:span><text:span text:style-name="T141"> : Кога ќе дојде часот ние ќе го носиме. Но сега имаме време и можеби не е толку лоша идеата за него во било кој случај, ако само го погледнеш внимателно. Уште не е прекасно, сонот не ист со смрта. Да, Марта, погледни го. Тој живее во моментот <text:s/>кога тој нема верба, кога невоиот живот е во индеферентни раце. Дај дозволи ми овие раце да останата склопчени во мојот скут, и без негово знаење, тој ќе завлезе во нов живот. <text:s/>Но ако тие бидат скепчени за неговите нозе, тој вечно заборавен ќе се одмара во гробница.</text:span></text:p>
      <text:p text:style-name="P163"><text:soft-page-break/><text:span text:style-name="T141">Марта </text:span><text:span text:style-name="T52">[станувајќи нагло]: </text:span><text:span text:style-name="T161">Мајко, не заборава дека сите ноќи завршуваат исто, и ние имаме многу да сработиме.Прво, ние мораме да ги погленеме неговите документи во неговите џебови и да го однесеме на долниот кат. Тогаш да ги изгасиме сите светла и да гледаме дали има некој пред влезот.</text:span></text:p>
      <text:p text:style-name="P164"><text:span text:style-name="T141">Мајката: Да, имаме многу да сработиме и <text:s/>ова е моментот кога се наоѓаме во друг сличај, тој, барем, е словоден од неговите грижи во животот. Тој поминал низ нервозите на одлучување во неговиот живот, со помислите дека мора да заврши некоја работа, со стрес и потешкотија. Крстот се подига од неговите рамења, крстот од неговиот внатрешен живот кој не дозволува да се има </text:span><text:span text:style-name="T164">спокој</text:span><text:span text:style-name="T141">, слабост, одмарање. Во овој момент то не се разликува од мене, стар и изморен како мене и јас мислам дека всушност таму е среќата.</text:span></text:p>
      <text:p text:style-name="P164"><text:span text:style-name="T141">Мар</text:span><text:span text:style-name="T162">та</text:span><text:span text:style-name="T141">: </text:span><text:span text:style-name="T162">Ние немаме време да откриваме каде е среќата. Јас лутав доволно и за двете, има доста да се стори и за двајцата. Ние треба да одиме долу кај реката и да се осигураме некој пијан да не спие покрај брегот. </text:span><text:span text:style-name="T163">После ние ќе треба најбрзо што можеме да го одвлечкаме до таму, а ти знаеш колку труд треба за тоа. </text:span><text:span text:style-name="T164">Треба да се справиме со тоа во неколку фази и кога ќе стигнеме на брегот, треба да го одлуламе и исфрлиме колку можеме поблиску до брзакот. Исто да те потсетам дека ноќите не траат вечно тука.</text:span></text:p>
      <text:p text:style-name="P165"><text:span text:style-name="T141">Мајката: Да, сето тоа стои пред нас и самата помисла на тоа ме изморува, таа измореност која трае толку долго што мислам дека мојата крв неможе да ја истрпи. И, меѓувремено, човеков нема никакво сомневање, тој ужива во својот спокој. Ако го оставиме тој ќе се разбуди и ќе почне да живее повторно, и од тоа што го забелезав за него, тој не се разликува од другите и нема да може да живее во мир. Можеби и затоа треба да го однесеме таму и да го предадеме во милоста на темната вода. </text:span><text:soft-page-break/><text:span text:style-name="T53">[Таа воздушнува.]</text:span><text:span text:style-name="T165"> Но тажно е колку труд е потребен за да се отарасиш од неговите глупости и да го успокоиш во таков мир на тој начин.</text:span></text:p>
      <text:p text:style-name="P165"><text:span text:style-name="T165">Марта: Јас можам само да замислувам, мајко, твојата духовитост и талкања ме загрижуваат. Јас повторувам, ние имаме многу да сработиме. Еднаш кога ќе го фрлиме, ние ќе мора да ги избришеме стапките од брегот, да ги заматиме стапките <text:s/>по патот, да ги уништиме неговата облека и багаж, да направиме да исчезне од планетата земја. Времето поминува и скоро ќе биде предоцна за да го однесеме поради големата процедура која е потребна. Навистина неможам да разберам што ти е, да седиш до човекот и да го набљудуваш, ти едвај го гледаш, и наставуваш на сета оваа апсурдност, бош муабет.</text:span></text:p>
      <text:p text:style-name="P166"><text:span text:style-name="T141">Мајката: Кажи ми, Марта. Дали ти знаеш дека сакаше да си оди вечерва?</text:span></text:p>
      <text:p text:style-name="P166"><text:span text:style-name="T141">Марта: Не, незнаев. Но и да знаев, немаше да промени ништо, еднаш кога ќе намислам тоа е.</text:span></text:p>
      <text:p text:style-name="P166"><text:span text:style-name="T141">Мајката: Тој ми го кажа тоа пред малце, јас не знаев како да му одговорам.</text:span></text:p>
      <text:p text:style-name="P166"><text:span text:style-name="T141">Марта: Ах! Значи сакаш да си позборувате?</text:span></text:p>
      <text:p text:style-name="P166"><text:span text:style-name="T141">Мајката: Да, кога ти кажа дека му донесе чај, јас дојдов тука. Јас ќе го спречев да го испие, ако дојдев на време. Како да знаев, уште од почетокот, <text:s/>подобро ќе беше да оставевме сами да се одиграат нештата, немаше голема важност.</text:span></text:p>
      <text:p text:style-name="P166"><text:span text:style-name="T141">Марта: ако сеуште ти се допаѓа тоа, нема причина за дрдорење. Затоа стани од столчето и помогниме да го завршиме ова, бидејќи целава работа ми оди на нерви.</text:span></text:p>
      <text:p text:style-name="P166"><text:span text:style-name="T141">Мајката </text:span><text:span text:style-name="T54">[поткревајќи се]</text:span><text:span text:style-name="T166">: Да, јас се надевам на крајот јас ти помагам. Може само да дозволиш неколку минути, бидејќи на стара жена не и зовриена крвта како на тебе. Ти брзаш уште од </text:span><text:soft-page-break/><text:span text:style-name="T166">утрово, а ти очекуваш со ист ритам да те следам. Дури ни мажот неможеше да си замислеше, пред <text:s/>да се премисли и да си замине, тој го испи чајот ти кој му го даде.</text:span></text:p>
      <text:p text:style-name="P167"><text:span text:style-name="T141">Марта: ако мораш да знаеш, <text:s/>тој ме премисли. Ти разубеди </text:span><text:span text:style-name="T167">со твојата неодлучност. Но кога почна тој да ми кажува за неговите држави во кои јас отсекогаш сакав да одам и откако размислував за нив, тие ми створија омраза кон него. Всушност невиноста се наградува.</text:span></text:p>
      <text:p text:style-name="P168"><text:span text:style-name="T141">Мајката: И тој дојде да разбере. Тој рече дека не се чуствува во оваа куќа како да е дома.</text:span></text:p>
      <text:p text:style-name="P168"><text:span text:style-name="T141">Марта </text:span><text:span text:style-name="T38">[насилно и безтрпение]: </text:span><text:span text:style-name="T121">Секако дека ова не е негов дом. Всушност ова е ничив дом. Никој неможе да чуствувам топлина или удобност или задоволство во куќава. Тој тоа да го разбереше побрзо, можеби ќе се спасеше, можеби и нас. Тој ќе не спасеше нас да мораме да го научиме дека оваа соба е само за спиење, и дека овој свет е за умирање. Дојди, мајко, и во име на господ , да го завршив ме ова еднаш за секогаш.</text:span></text:p>
      <text:p text:style-name="P189"><text:span text:style-name="T141">[Мајката зачекорува накај креветот.]</text:span></text:p>
      <text:p text:style-name="P168"><text:span text:style-name="T141">Мајката: Многу добро, Марта, ние ќе почнеме. Но никогаш се чуствувам како да утре да нема да зазори.</text:span></text:p>
      <text:p text:style-name="P168"><text:span text:style-name="T141"/></text:p>
      <text:p text:style-name="P168"><text:span text:style-name="T141"/></text:p>
      <text:p text:style-name="P190"><text:span text:style-name="T141"/></text:p>
      <text:p text:style-name="P190"><text:span text:style-name="T141"/></text:p>
      <text:p text:style-name="P190"><text:span text:style-name="T141"/></text:p>
      <text:p text:style-name="P190"><text:span text:style-name="T141">**ЗАВЕСА**</text:span></text:p>
      <text:p text:style-name="P168"><text:span text:style-name="T38"/></text:p>
      <text:p text:style-name="P164"><text:span text:style-name="T141"/></text:p>
      <text:p text:style-name="P162"><text:span text:style-name="T129"/></text:p>
      <text:p text:style-name="P192"><text:soft-page-break/>Трети Чин</text:p>
      <text:p text:style-name="P179"/>
      <text:p text:style-name="P180">Предсобљето. Мајката, Марта и старито Слуга се на сцената. Старецот мете и ја средува собата, Марта <text:span text:style-name="T175">стои</text:span> позади <text:span text:style-name="T178">шанкот</text:span> ја фаќа <text:span text:style-name="T175">косата во репче. Мајката оди кон вратата.</text:span></text:p>
      <text:p text:style-name="P180"/>
      <text:p text:style-name="P181"><text:span text:style-name="T174">Марта: Добро, виде дека ќе зазори и дека сето го завршив ме <text:s/>ноќва без никакви незгоди.</text:span></text:p>
      <text:p text:style-name="P181"><text:span text:style-name="T174">Мајката: Да. И утре ќе размислуваме дека ова што го сторивме е добро нешто. Но, само сега, јас се чуствувам скапана од умор и моето срце е исушено како мене. Ах, ова беше мачна ноќ!</text:span></text:p>
      <text:p text:style-name="P182"><text:span text:style-name="T173">Марта: Но ова утро ќе бид прво со години во кое ќе може слободно да се дише. Нитуеднаш до сега убиството не ме награди волку. Јас уште од сега ги слушам брановите и се чуствувам како да плачам од среќа.</text:span></text:p>
      <text:p text:style-name="P182"><text:span text:style-name="T173">Мајката: Колку побрзо толку подобро, Марта. Толку подобро. Мене ако ме прашаш, јас се чуствувам старо сабајлево затоа неможам да се сочуствувам со тебе. Но можеби утре ќе се чуствувам подобро.</text:span></text:p>
      <text:p text:style-name="P182"><text:span text:style-name="T173">Марта: Да, и се ќе биде, се надевам, подобро. Но те молам престани да се жалиш и дај и шанса на мојата ново најдена среќа, јас ја чуствувам крвта како ми зоврива и сакам да трчам наоколу и да пеам! . . . . . <text:s/>Ох, мајко, може да кажам нешто . . . </text:span></text:p>
      <text:p text:style-name="P183">[Пауза]</text:p>
      <text:p text:style-name="P182"><text:span text:style-name="T173">Мајката: Што ти е тебе, Марта? Ко да си друга личност.<text:line-break/>Марта: Мајко . . . . </text:span><text:s/>[Се двоуми, но во брзање]</text:p>
      <text:p text:style-name="P141">Кажи ми, уште сум убава?</text:p>
      <text:p text:style-name="P141">Мајката: Да, јас мислам дека ти си убава утрово. Некој настани направија добри промени на тебе.</text:p>
      <text:p text:style-name="P141"><text:soft-page-break/>Марта: Ох,не! Тие <text:span text:style-name="T176">настани ти колку ме лажеш само. Но ова утро се осќам како преродена, како да почнав нов живот, барем ќе одам во државата во која ќе бидам секогаш среќна.</text:span></text:p>
      <text:p text:style-name="P142">Мајката: Не се сомневам, не се сомнева. И, еднаш кога ќе се одморам и јас ќе можам да дишам слободно. Дури сега, надокнадува за сите тие наши не преспани ноќи, да знам дека тие ти донеле среќа. Но ова утро морам да се одморам, јас сум свесна дека оваа ноќ беше мачна.</text:p>
      <text:p text:style-name="P142">Марта: Што е со тебе и вчера? Денеска е убав ден. <text:span text:style-name="T16">[Кон слугата]</text:span> Отвори си ги очите кога метеш, ние испуштивме некој од неговите документи одејќи накај реката и не дозволувај да ги најде некој. Тие се на подот тука некаде. <text:span text:style-name="T16">[Мајката си оди од предсоблјето . Метејќи под масата старецот го зема пасошот на Јан, го отвара, и го разгледува и и го дава отворен на Марта]</text:span> <text:span text:style-name="T177">Јас не треба да го видам. Остави го со другите работи, ќе ги запалиме заедно. </text:span><text:span text:style-name="T22">[старецот продолжува да го држи пасошот до марта. Таа го зема]</text:span><text:span text:style-name="T177"> Што е? </text:span><text:span text:style-name="T22">[Старецот си оди. Марта го чита пасошот полека, без никакви емоции, тогаш со смирен глас]</text:span></text:p>
      <text:p text:style-name="P143">Mајко!</text:p>
      <text:p text:style-name="P143">Maјката <text:span text:style-name="T10">[од другата соба]</text:span>: Кажи, што ти треба?</text:p>
      <text:p text:style-name="P143">Марта: Дојди ваму <text:span text:style-name="T16">[Мајката доаѓа. Марта и го дава пасошот.] </text:span>Прочитај!</text:p>
      <text:p text:style-name="P143">Мајката: Знаеш дека видот не ми е толку добар и изморена сум.</text:p>
      <text:p text:style-name="P143">Марта: Читај!</text:p>
      <text:p text:style-name="P184">[Мајката го зема пасошот, седнува на маста, ко отвара и чита. После долго таа се ѕвери во првата страна.]</text:p>
      <text:p text:style-name="P144">Мајката <text:span text:style-name="T16">[со беззвучен глас]: </text:span><text:span text:style-name="T68">Да, отсекогаш знаев дека еден ден ќе се случи ова и дека ваков ќе биде крајот. Тоа е се!</text:span></text:p>
      <text:p text:style-name="P144">Марта <text:span text:style-name="T16">[доагајќи од позади шанкот и стоејќи пред него]: </text:span>Мајко!</text:p>
      <text:p text:style-name="P144"><text:soft-page-break/>Мајката: Не, Марта, дозволи ми да биде по мое. Јас живеев доволно долго. Јас живеев многу повеќе години од мојот син. И тоа не треба да биде така. Сега ќе можам даму се придружам на дното на реката, каде алгите му го имаат покриено лицето.</text:p>
      <text:p text:style-name="P144">Марта: Мајко! Сигурна си дека ќе ме оставиш сама?</text:p>
      <text:p text:style-name="P144">Мајката: Ти ми беше подобра помош него јас тебе, Марта и извини што те напуштам. Ако во тие зборави остана некое значење, јас искрено сметам дека ти беше добра ќерка, на твој начин. Ти секогаш ме почитуваше како што требаше. Но, сега јас сум истрошена, моето старо срце, кое беше индеферентно на се, научи повторно што значи грев и не сум довлоно млада да се согласам со тебе. Како и да е, мајката не веќе способна да си го препознае синот, јасно е како ден дека нејзината улога на земјата и има завршено.</text:p>
      <text:p text:style-name="P144">Марта: Не. Освен ако среќата на нејзината ќерка остане. И, ништо повеќе од моето срце, моите надежи се скршени кога те слушам како зборуваш на овој нов, совршен начин, на кој ти ме научи да не почитува ништо.</text:p>
      <text:p text:style-name="P144">Мајката <text:span text:style-name="T11">[во ист апатичен тон]</text:span>: Тоа само ми докажува дека се околу нас може да се отфрли, но има сили кои се не отфрливи, и на оваа ништо не е сигурно дека ние имаме свои <text:span text:style-name="T179">вистини. </text:span><text:span text:style-name="T23">[Огорчено]</text:span><text:span text:style-name="T179"> И мајчината љубов кон сина си е вистинска.</text:span></text:p>
      <text:p text:style-name="P145">Марта: Но ти не си сигурна дека мајката може да ја сака мајката?</text:p>
      <text:p text:style-name="P146">Мајката: Не е сега момент кога би сакала да те повредам, Марта, но љубовта кон ќерката неможе да биде иста. Те погодува поплитко. Како ќе живеам без љубовта кон синот?</text:p>
      <text:p text:style-name="P146">Марта: Прекрасна љубов, ти скоро го заборави дваесет години!</text:p>
      <text:p text:style-name="P146">Мајката: Да, тоа е убава љубов која беше тивка дваесет години. Кажи што ќе кажеш, таа љубов е доволно волшебна за мене, <text:soft-page-break/>бидејќи јас неможам да живеам без неа.<text:span text:style-name="T16"> [Таа </text:span><text:span text:style-name="T24">станува од нејзеното столче.</text:span><text:span text:style-name="T16">]</text:span></text:p>
      <text:p text:style-name="P147">Марта: Не е возможно да зборуваш така, без никаква помисла за ќерка ти, без да имаш ни мал бунт!</text:p>
      <text:p text:style-name="P147">Мајката: Тешко ти е да го свариш ти тоа, но возможно е. Јас не размислувам за ништо повеќе, ни па на мал бунт. Не се сомневам дека мојата казна, за сите овие убиста дојде, на овој начин, тие се исушени, набутани, стерилни, немаат за што да живеат. Затоа и општеството ги отфрла, тие не се добри за ништо.</text:p>
      <text:p text:style-name="P147">Марта: Јас неможам да те слушам ваква, да зборуваш за злочин и казна, тоа е . . . . необјасниво!</text:p>
      <text:p text:style-name="P147">Мајката: Јас можам да се објаснам, јас преќинав да завземам страна. Но вистината е дека со едно дело упоропастив се. Ја изгубив слободата и мојот пекол дојде.</text:p>
      <text:p text:style-name="P147">Марта <text:span text:style-name="T16">[одејќи кон мајка си, гневно]: </text:span>Ти никогаш немаш вака зборувано со мене. Сите овие години ти незастана позади мене, твоите раце никогаш не ги држеа нозете како што треба на сите тие што умреа. Ти премногу размислуваш за пекол и слобода деновиве! Никоаш ти се немаше пројавено тоа дека ти немаш право на живот и ти полна, како што сега зборуваш. Која промена може син ти да ти ја принесе?</text:p>
      <text:p text:style-name="P147">Мајката: Јас си продолжив, тоа виситина. Но јас живее преку све, јас живеев по навика, што не е многу поразличн од смрта. Самата експресија на жал беше доволна, мојот син дојде и ми направи промена. <text:span text:style-name="T16">[</text:span>Марта прави гест како да зборува<text:span text:style-name="T16">]</text:span> Ох, јас знам, Марта, тоа не е логично. Каква жал има криминалецот? Но јас приметив дека мојот жал беше мајчински, јас си го немам сеуште повишено тонот. Нема <text:span text:style-name="T180">повеќе болка од љубовта која се јавува во моето срце, ова е премногу за мене . Знам дека ова е болка, но тоа не е логично. </text:span><text:span text:style-name="T60">[Со променет тон.]</text:span><text:span text:style-name="T180"> Но овој свет повеќе </text:span><text:soft-page-break/><text:span text:style-name="T180">нема логика, јас имам право да го осудам, бидејќи јас испробав се што тој ми пружи, од создавање па до уништување.</text:span></text:p>
      <text:p text:style-name="P185">[Таа оди кон вратата. Марта се протнува пред неа.]</text:p>
      <text:p text:style-name="P148">Марта: Не, мајко, ти не смееш да ме остави. Не заборавај кој остана покрај тебе, то си замина. Скоро цел живот останав со тебе, а тој те остави во тишина. Ваљда на тоа се сеќаваш. Тоа е ценатаа. И твоја должност е да се вратиш со мене.</text:p>
      <text:p text:style-name="P148">Мајката<text:span text:style-name="T16"> [нежно]</text:span>: Тоа е вистина, Марта. Но тој е мој син, кој беше убиен од мене.</text:p>
      <text:p text:style-name="P185">[Марта полу потргната се ѕвери во вратата.]</text:p>
      <text:p text:style-name="P148">Марта<text:span text:style-name="T16"> [после кратка пауза, со зголемени емоции] </text:span>: Се што можеше да даде мажот го даде. Тој ја напушти државата. Тој запозна нови хоризонти, морето, слободата почна. Но ти остана тука, јадејќи ми го срцето во сенките, мала и неважна, закопана жива во заборавена долина во срцето на Европа. Жива закопана! <text:span text:style-name="T181">Никој не ме бакнал во уста и никој, ниту ти, не ме видел гола. Мајко, јас се колнам во тебе, за ова мора да се плати. Како што сега, јас го сторив последното нешто што морав да го сторам, ти несмееш да ме напуштиш(дезертираш) бидејќи еден празен маж е мртиов. Дали разбираш за некој кој го има проживеано животот дека смрта не е ништо. Може ме да го заборовиме мојот врат и твојот син. Што се случи не е важно за него, тој немаше ништо да добие во својот живот. Но за мене е различно, и ти ми одземаш се, ме обесправуваш од задоволствата во кој тој уживал. Зошто мора тој да ја обесправи мајчината љубов така и да ти да пропаднеш во реката со него во таа мрачна заледена река? </text:span><text:span text:style-name="T25">[Тие се ѕверат една во друга, Марта го трга погледот, и продолжува да зборува со многу тивок глас.]</text:span><text:span text:style-name="T182"> Само барам нешто мало, многу мало од животот. Мајко, има зборови кои неможам да ги изговорам, но, нема да биде најдобро ако продолжиме да го живееме животот, како што го живеевме, јас и ти заедно?</text:span></text:p>
      <text:p text:style-name="P149"><text:soft-page-break/>Мајката: Дали го преопзна?</text:p>
      <text:p text:style-name="P149">Марта: Не, не го препознав. Немав никаква претпоставка како ќе изгледа, се се случи наеднаш. Ти рече самата, овој свет не е логичен. Но ти не беше во право во врска со прашањето кое ми го постави. Колку што знам и да го препознаев, немаше да направи разлика.</text:p>
      <text:p text:style-name="P150">Мајката: Сакам да верувам дека тоа не е вистина. <text:span text:style-name="T183">Никоја душа не е свет криминалце дури и најлошите убијци имаат моменти на сочуство.</text:span></text:p>
      <text:p text:style-name="P150"><text:span text:style-name="T183">Марта: И јас имам такви моменти, исто. Но јас не ја наведнав главата поради братот кој не го познавам и не ми значи ништо.</text:span></text:p>
      <text:p text:style-name="P150"><text:span text:style-name="T183">Мајката: Тогаш на кој ќе ја наведнеш главата?</text:span></text:p>
      <text:p text:style-name="P152"><text:span text:style-name="T26">[Марта ја наведнува главата]</text:span></text:p>
      <text:p text:style-name="P150"><text:span text:style-name="T183">Марта: На тебе.</text:span></text:p>
      <text:p text:style-name="P152"><text:span text:style-name="T26">[Кратка пауза.]</text:span></text:p>
      <text:p text:style-name="P150"><text:span text:style-name="T183">Мајката </text:span><text:span text:style-name="T26">[тивко]: </text:span><text:span text:style-name="T72">Пре доцна е, Марта. Јас неможам да вида во тебе. </text:span><text:span text:style-name="T26">[половично го трга погледот.] </text:span><text:span text:style-name="T183">Ох, зошто си тивка? Тишината е убиствена. Но зборувањето е опасно, колку малку зборуваше тоа не нанесе да го сториме тоа што го сторивме </text:span><text:span text:style-name="T26">[се врти кон ќерка си.]</text:span><text:span text:style-name="T183"> Дали плачеш, Марта? Не, ти нема да знаеш како да плачеш. Ти памтиш последниот пат кога те бакнав?</text:span></text:p>
      <text:p text:style-name="P150"><text:span text:style-name="T72">Марта: Не, мајко.</text:span></text:p>
      <text:p text:style-name="P151"><text:span text:style-name="T72">Мајката: Разбирам. Тоа беше одамна и ти заборави што ти реков во моите прегратки. Но јас никогаш не престанав да те сакам</text:span><text:span text:style-name="T26">. </text:span><text:span text:style-name="T27">[Таа полека ја повлекува и прегрнува, Марта дава нежен отпор]</text:span><text:span text:style-name="T184"> Јас знам сега, сега кога животот на брат ти заврши, мора и мојот да заврши. </text:span><text:span text:style-name="T27">[Прагот е слободен за да помине преку него]</text:span></text:p>
      <text:p text:style-name="P151"><text:span text:style-name="T73">Марта</text:span><text:span text:style-name="T27"> [покривај си го ликот со рацете]: </text:span><text:span text:style-name="T184">Но што, ох, што е поважно од жалта на твојата ќерка?</text:span></text:p>
      <text:p text:style-name="P153"><text:soft-page-break/>Мајката: Изнемоштеност, можеби . . . . мојот копнеж за одмор.</text:p>
      <text:p text:style-name="P186">[Таа излегува. Марта не се потрудува да ја спречи. Откако мајката ја напушта, Марта трча кон вратата и ја лупа со сета сила, и се склопчува на касата. Паѓа на земјата и плаче гласно и немилосрдно.]</text:p>
      <text:p text:style-name="P154">Марта: Не,не! Зошто да ме засега мене за брат ми? Не треба! И сега јас сум натрапник во мојот дом, тука нема место каде што можам да се потпрам на некој. Не, не е моја дочжност да се грижам за него, ох, не е фер воопшто, цела неправдина ја направи невиниот! За се тој, тој сега тој сакаше, додек јас сум тука сама, тој од кај морето за кое јас копнеев. Ох, колку го мразам! Целиот мој живот помина за овој бран да ме поткрене и одфрли некаде далеку, а сега јас знам дека нема никогаш да се врати. Сега сум проколната тука да седам, со другите земји, другите нации, оставена со мојата лева и десна рака, пред мене и позади, сите тие рамнини и планини тие се бариери за солените ветрови кои дуваат од морето, за тој жубор од морето, за сите незавршувачки зајдисонца. <text:span text:style-name="T16">[Со потивок тон.]</text:span> Тука има места, каде се толку далеку од морето, што некој вечерини го носат ветерот на алги. Тоа ме потсеќа на плажи, на гласни гулаби, на златни песоци кои се бањаат во бескрајното зајдисонце. <text:span text:style-name="T185">Но морските ветрови не достигнуваат до тука. Јас можам да го притиснам увото до земјата и тогаш нема да ги слушнам кршачите на мраз, или звукот на среќно езеро. Јас сум предалеку од се што сакам, мојот излес е предалеку од лекот. Јас го мразам, да, јас го мразам дека тој доби тоа што го сакаше! Мојот единствен дом е несигурен, за мојата глад јас немам ништо освен кисели моравски трнки, за мојата жед за крв во оваа колиба. Има цена која мора да се плати за љубовта на мајката! Нема љубов за мене, затоа нека умре. Нека се затвори на мене, јас сакам да бидам оставена во мојот гнев, во мојот рамноправен гнев. Бидејќи јас немам намера да одам накај рајот или пак да ми биде простено пред да умрам. Во таа јужна земја, </text:span><text:soft-page-break/><text:span text:style-name="T185">заштитена со море, во која ќе пребегнам, во која ќе можам да дишам слободно, во која ќе можам да се гушнам со друго тело, да се валкам во брановите, во таа морско заградена земја каде боговите немаат пристап. Но таму секој се ѕвери на секоја страна, се е планирано да личи како скромна молитва. Го мразам овој тесен живот во кој сите се ѕверат во Господ/Бог.</text:span></text:p>
      <text:p text:style-name="P155">Но јас немам свои права јас сум прогонета од неправдата која ми беше нанесена, јас нема да потклкнам. Јас бев измамена од земјата, отфрлена од мајка ми, оставена сам со моите злочини и ќе бидам оставена на овој свет без излекување. <text:span text:style-name="T16">[ Се слуша тропање на врата] </text:span>Koj e?</text:p>
      <text:p text:style-name="P155">Марија: Патник.</text:p>
      <text:p text:style-name="P155">Марта: Ние не примаме гости повеќе.</text:p>
      <text:p text:style-name="P155">Марија: Но тука е мојот маж. Јас дојдов да го видам.</text:p>
      <text:p text:style-name="P187">[Марија влегува]</text:p>
      <text:p text:style-name="P156">Марта <text:span text:style-name="T16">[гледајќи ја]: </text:span>Твојот маж. Кој е тоа?</text:p>
      <text:p text:style-name="P156">Марија: Тој дојде вчера вечерта и вети дека ќе ми се јави утрово. Јас не разбирам зошто не дојде.</text:p>
      <text:p text:style-name="P156">Марта: Тој рече дека жена му е во странство.</text:p>
      <text:p text:style-name="P156">Марија: Имаше специјална причина да го каже тоа. Но ние се договоривме да се сретнеме.</text:p>
      <text:p text:style-name="P156">Марта <text:span text:style-name="T16">[нетргајќи го погледот од Марија]: </text:span>Тоа мора да е тешко. Вашиот маж си замина.</text:p>
      <text:p text:style-name="P156">Марија: Заминал? Не ве разбирам. Не зема тој соба тука?</text:p>
      <text:p text:style-name="P156">Марта: Да, но си замина во текот на ноќта.</text:p>
      <text:p text:style-name="P156">Марија: Навистина, не верувам во тоа. Јас ги знам причините зошто сакаше да остане во оваа куќа. Но начинот на кој зборувате ме плаши. Каже те ми директно што има да се каже.</text:p>
      <text:p text:style-name="P156"><text:soft-page-break/>Марта: Немам ништо што да ви кажам, освен тоа дека мажот ви не е <text:s/>тука.</text:p>
      <text:p text:style-name="P156">Марија: Јас неможам да разберам, немаше да замине без мене. Дали кажа зошто доаѓа и дали ќе се врати?</text:p>
      <text:p text:style-name="P156">Марта: Тој не напушти за добро.</text:p>
      <text:p text:style-name="P156">Марија</text:p>
      <text:p text:style-name="P155"/>
      <text:p text:style-name="P136"/>
      <text:p text:style-name="P124"/>
      <text:p text:style-name="P124"/>
      <text:p text:style-name="P116"/>
      <text:p text:style-name="P13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0:58:46.473973690</meta:creation-date>
    <dc:date>2020-04-07T16:29:08.048825318</dc:date>
    <meta:editing-duration>P1DT5H34M23S</meta:editing-duration>
    <meta:editing-cycles>14</meta:editing-cycles>
    <meta:generator>LibreOffice/5.2.7.2$Linux_X86_64 LibreOffice_project/20m0$Build-2</meta:generator>
    <meta:document-statistic meta:table-count="0" meta:image-count="0" meta:object-count="0" meta:page-count="52" meta:paragraph-count="479" meta:word-count="13697" meta:character-count="74869" meta:non-whitespace-character-count="61557"/>
  </office:meta>
</office:document-meta>
</file>